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F00002E4D00003B882C854A20.wmf"/>
  <manifest:file-entry manifest:media-type="" manifest:full-path="Pictures/2000001400004F60000055FDDC0554D1.wmf"/>
  <manifest:file-entry manifest:media-type="" manifest:full-path="Pictures/2000000F00003ED700003ED785829EE5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382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382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382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382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382in" fo:border="none"/>
    </style:style>
    <style:style style:name="tml0" style:family="table">
      <style:table-properties style:width="6.6931in" table:align="margins"/>
    </style:style>
    <style:style style:name="tml0.A" style:family="table-column">
      <style:table-column-properties style:column-width="6.6931in" style:rel-column-width="65535*"/>
    </style:style>
    <style:style style:name="tml0.A1" style:family="table-cell">
      <style:table-cell-properties fo:padding="0.0382in" fo:border="none"/>
    </style:style>
    <style:style style:name="tml1" style:family="table">
      <style:table-properties style:width="6.6931in" table:align="margins"/>
    </style:style>
    <style:style style:name="tml1.A" style:family="table-column">
      <style:table-column-properties style:column-width="6.6931in" style:rel-column-width="65535*"/>
    </style:style>
    <style:style style:name="tml1.A1" style:family="table-cell">
      <style:table-cell-properties fo:padding="0.0382in" fo:border="none"/>
    </style:style>
    <style:style style:name="tml2" style:family="table">
      <style:table-properties style:width="6.6931in" table:align="margins"/>
    </style:style>
    <style:style style:name="tml2.A" style:family="table-column">
      <style:table-column-properties style:column-width="6.6931in" style:rel-column-width="65535*"/>
    </style:style>
    <style:style style:name="tml2.A1" style:family="table-cell">
      <style:table-cell-properties fo:padding="0.0382in" fo:border="none"/>
    </style:style>
    <style:style style:name="tml3" style:family="table">
      <style:table-properties style:width="6.6931in" table:align="margins"/>
    </style:style>
    <style:style style:name="tml3.A" style:family="table-column">
      <style:table-column-properties style:column-width="6.6931in" style:rel-column-width="65535*"/>
    </style:style>
    <style:style style:name="tml3.A1" style:family="table-cell">
      <style:table-cell-properties fo:padding="0.0382in" fo:border="none"/>
    </style:style>
    <style:style style:name="tml4" style:family="table">
      <style:table-properties style:width="6.6931in" table:align="margins"/>
    </style:style>
    <style:style style:name="tml4.A" style:family="table-column">
      <style:table-column-properties style:column-width="6.6931in" style:rel-column-width="65535*"/>
    </style:style>
    <style:style style:name="tml4.A1" style:family="table-cell">
      <style:table-cell-properties fo:padding="0.0382in" fo:border="none"/>
    </style:style>
    <style:style style:name="t0" style:family="table">
      <style:table-properties style:width="6.6931in" table:align="margins" style:may-break-between-rows="false" style:writing-mode="lr-tb"/>
    </style:style>
    <style:style style:name="t0.A" style:family="table-column">
      <style:table-column-properties style:column-width="1.3389in" style:rel-column-width="13107*"/>
    </style:style>
    <style:style style:name="t0.A1" style:family="table-cell">
      <style:table-cell-properties fo:background-color="transparent" fo:padding="0.0382in" fo:border="none">
        <style:background-image/>
      </style:table-cell-properties>
    </style:style>
    <style:style style:name="t0.2" style:family="table-row">
      <style:table-row-properties style:min-row-height="1.6931in"/>
    </style:style>
    <style:style style:name="t0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0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0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0.3" style:family="table-row">
      <style:table-row-properties style:min-row-height="0.3028in"/>
    </style:style>
    <style:style style:name="t0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0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0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0.A10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0.B10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" style:family="table">
      <style:table-properties style:width="6.6931in" table:align="margins" style:may-break-between-rows="false" style:writing-mode="lr-tb"/>
    </style:style>
    <style:style style:name="t1.A" style:family="table-column">
      <style:table-column-properties style:column-width="1.3389in" style:rel-column-width="13107*"/>
    </style:style>
    <style:style style:name="t1.A1" style:family="table-cell">
      <style:table-cell-properties fo:background-color="transparent" fo:padding="0.0382in" fo:border="none">
        <style:background-image/>
      </style:table-cell-properties>
    </style:style>
    <style:style style:name="t1.2" style:family="table-row">
      <style:table-row-properties style:min-row-height="1.7069in"/>
    </style:style>
    <style:style style:name="t1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.3" style:family="table-row">
      <style:table-row-properties style:min-row-height="0.3028in"/>
    </style:style>
    <style:style style:name="t1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2" style:family="table">
      <style:table-properties style:width="6.6931in" table:align="margins" style:may-break-between-rows="false" style:writing-mode="lr-tb"/>
    </style:style>
    <style:style style:name="t2.A" style:family="table-column">
      <style:table-column-properties style:column-width="1.3389in" style:rel-column-width="13107*"/>
    </style:style>
    <style:style style:name="t2.A1" style:family="table-cell">
      <style:table-cell-properties fo:background-color="transparent" fo:padding="0.0382in" fo:border="none">
        <style:background-image/>
      </style:table-cell-properties>
    </style:style>
    <style:style style:name="t2.2" style:family="table-row">
      <style:table-row-properties style:min-row-height="1.6931in"/>
    </style:style>
    <style:style style:name="t2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2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2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2.3" style:family="table-row">
      <style:table-row-properties style:min-row-height="0.3028in"/>
    </style:style>
    <style:style style:name="t2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2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2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2.A10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2.B10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3" style:family="table">
      <style:table-properties style:width="6.6931in" table:align="margins" style:may-break-between-rows="false" style:writing-mode="lr-tb"/>
    </style:style>
    <style:style style:name="t3.A" style:family="table-column">
      <style:table-column-properties style:column-width="1.3389in" style:rel-column-width="13107*"/>
    </style:style>
    <style:style style:name="t3.A1" style:family="table-cell">
      <style:table-cell-properties fo:background-color="transparent" fo:padding="0.0382in" fo:border="none">
        <style:background-image/>
      </style:table-cell-properties>
    </style:style>
    <style:style style:name="t3.2" style:family="table-row">
      <style:table-row-properties style:min-row-height="1.6931in"/>
    </style:style>
    <style:style style:name="t3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3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3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3.3" style:family="table-row">
      <style:table-row-properties style:min-row-height="0.3028in"/>
    </style:style>
    <style:style style:name="t3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3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3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3.A6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3.B6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4" style:family="table">
      <style:table-properties style:width="6.6931in" table:align="margins" style:may-break-between-rows="false" style:writing-mode="lr-tb"/>
    </style:style>
    <style:style style:name="t4.A" style:family="table-column">
      <style:table-column-properties style:column-width="1.3389in" style:rel-column-width="13107*"/>
    </style:style>
    <style:style style:name="t4.A1" style:family="table-cell">
      <style:table-cell-properties fo:background-color="transparent" fo:padding="0.0382in" fo:border="none">
        <style:background-image/>
      </style:table-cell-properties>
    </style:style>
    <style:style style:name="t4.2" style:family="table-row">
      <style:table-row-properties style:min-row-height="1.6931in"/>
    </style:style>
    <style:style style:name="t4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4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4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4.3" style:family="table-row">
      <style:table-row-properties style:min-row-height="0.3028in"/>
    </style:style>
    <style:style style:name="t4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4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4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4.A6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4.B6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5" style:family="table">
      <style:table-properties style:width="6.6931in" table:align="margins" style:may-break-between-rows="false" style:writing-mode="lr-tb"/>
    </style:style>
    <style:style style:name="t5.A" style:family="table-column">
      <style:table-column-properties style:column-width="1.3389in" style:rel-column-width="13107*"/>
    </style:style>
    <style:style style:name="t5.A1" style:family="table-cell">
      <style:table-cell-properties fo:background-color="transparent" fo:padding="0.0382in" fo:border="none">
        <style:background-image/>
      </style:table-cell-properties>
    </style:style>
    <style:style style:name="t5.2" style:family="table-row">
      <style:table-row-properties style:min-row-height="1.6931in"/>
    </style:style>
    <style:style style:name="t5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5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5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5.3" style:family="table-row">
      <style:table-row-properties style:min-row-height="0.3028in"/>
    </style:style>
    <style:style style:name="t5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5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5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5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5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6" style:family="table">
      <style:table-properties style:width="6.6931in" table:align="margins" style:may-break-between-rows="false" style:writing-mode="lr-tb"/>
    </style:style>
    <style:style style:name="t6.A" style:family="table-column">
      <style:table-column-properties style:column-width="1.3389in" style:rel-column-width="13107*"/>
    </style:style>
    <style:style style:name="t6.A1" style:family="table-cell">
      <style:table-cell-properties fo:background-color="transparent" fo:padding="0.0382in" fo:border="none">
        <style:background-image/>
      </style:table-cell-properties>
    </style:style>
    <style:style style:name="t6.2" style:family="table-row">
      <style:table-row-properties style:min-row-height="1.6931in"/>
    </style:style>
    <style:style style:name="t6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6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6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6.3" style:family="table-row">
      <style:table-row-properties style:min-row-height="0.3028in"/>
    </style:style>
    <style:style style:name="t6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6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6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6.B9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7" style:family="table">
      <style:table-properties style:width="6.6931in" table:align="margins" style:may-break-between-rows="false" style:writing-mode="lr-tb"/>
    </style:style>
    <style:style style:name="t7.A" style:family="table-column">
      <style:table-column-properties style:column-width="1.3389in" style:rel-column-width="13107*"/>
    </style:style>
    <style:style style:name="t7.A1" style:family="table-cell">
      <style:table-cell-properties fo:background-color="transparent" fo:padding="0.0382in" fo:border="none">
        <style:background-image/>
      </style:table-cell-properties>
    </style:style>
    <style:style style:name="t7.2" style:family="table-row">
      <style:table-row-properties style:min-row-height="1.6931in"/>
    </style:style>
    <style:style style:name="t7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7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7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7.3" style:family="table-row">
      <style:table-row-properties style:min-row-height="0.3028in"/>
    </style:style>
    <style:style style:name="t7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7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7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7.B9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8" style:family="table">
      <style:table-properties style:width="6.6931in" table:align="margins" style:may-break-between-rows="false" style:writing-mode="lr-tb"/>
    </style:style>
    <style:style style:name="t8.A" style:family="table-column">
      <style:table-column-properties style:column-width="1.3389in" style:rel-column-width="13107*"/>
    </style:style>
    <style:style style:name="t8.A1" style:family="table-cell">
      <style:table-cell-properties fo:background-color="transparent" fo:padding="0.0382in" fo:border="none">
        <style:background-image/>
      </style:table-cell-properties>
    </style:style>
    <style:style style:name="t8.2" style:family="table-row">
      <style:table-row-properties style:min-row-height="1.6931in"/>
    </style:style>
    <style:style style:name="t8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8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8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8.3" style:family="table-row">
      <style:table-row-properties style:min-row-height="0.3028in"/>
    </style:style>
    <style:style style:name="t8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8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8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8.A11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8.B11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9" style:family="table">
      <style:table-properties style:width="6.6931in" table:align="margins" style:may-break-between-rows="false" style:writing-mode="lr-tb"/>
    </style:style>
    <style:style style:name="t9.A" style:family="table-column">
      <style:table-column-properties style:column-width="1.8618in" style:rel-column-width="18228*"/>
    </style:style>
    <style:style style:name="t9.B" style:family="table-column">
      <style:table-column-properties style:column-width="0.966in" style:rel-column-width="9461*"/>
    </style:style>
    <style:style style:name="t9.F" style:family="table-column">
      <style:table-column-properties style:column-width="0.9667in" style:rel-column-width="9463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9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9.F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9.A3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9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9.C3" style:family="table-cell" style:data-style-name="N0">
      <style:table-cell-properties style:vertical-align="middle" fo:padding="0.0382in" fo:border-left="0.0139in solid #000000" fo:border-right="none" fo:border-top="none" fo:border-bottom="0.0139in solid #000000"/>
    </style:style>
    <style:style style:name="t9.F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9.8" style:family="table-row">
      <style:table-row-properties style:min-row-height="0.6194in"/>
    </style:style>
    <style:style style:name="t9.A8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9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0" style:family="table">
      <style:table-properties style:width="6.7736in" fo:margin-left="0in" fo:margin-right="-0.0806in" fo:break-before="page" table:align="margins" style:may-break-between-rows="false" style:writing-mode="lr-tb"/>
    </style:style>
    <style:style style:name="t10.A" style:family="table-column">
      <style:table-column-properties style:column-width="1.875in" style:rel-column-width="18140*"/>
    </style:style>
    <style:style style:name="t10.B" style:family="table-column">
      <style:table-column-properties style:column-width="0.75in" style:rel-column-width="7256*"/>
    </style:style>
    <style:style style:name="t10.C" style:family="table-column">
      <style:table-column-properties style:column-width="0.9951in" style:rel-column-width="9628*"/>
    </style:style>
    <style:style style:name="t10.F" style:family="table-column">
      <style:table-column-properties style:column-width="1.1632in" style:rel-column-width="11255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0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0.F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0.A3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10.B3" style:family="table-cell">
      <style:table-cell-properties style:vertical-align="" fo:padding="0.0382in" fo:border-left="0.0139in solid #000000" fo:border-right="none" fo:border-top="none" fo:border-bottom="0.0139in solid #000000"/>
    </style:style>
    <style:style style:name="t10.C3" style:family="table-cell" style:data-style-name="N0">
      <style:table-cell-properties style:vertical-align="" fo:padding="0.0382in" fo:border-left="0.0139in solid #000000" fo:border-right="none" fo:border-top="none" fo:border-bottom="0.0139in solid #000000"/>
    </style:style>
    <style:style style:name="t10.F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10.B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0.8" style:family="table-row">
      <style:table-row-properties style:min-row-height="0.5667in"/>
    </style:style>
    <style:style style:name="t10.A8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10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1" style:family="table">
      <style:table-properties style:width="6.6931in" table:align="margins" style:may-break-between-rows="false" style:writing-mode="lr-tb"/>
    </style:style>
    <style:style style:name="t11.A" style:family="table-column">
      <style:table-column-properties style:column-width="1.3389in" style:rel-column-width="13107*"/>
    </style:style>
    <style:style style:name="t11.A1" style:family="table-cell">
      <style:table-cell-properties fo:background-color="transparent" fo:padding="0.0382in" fo:border="none">
        <style:background-image/>
      </style:table-cell-properties>
    </style:style>
    <style:style style:name="t11.2" style:family="table-row">
      <style:table-row-properties style:min-row-height="1.2097in"/>
    </style:style>
    <style:style style:name="t11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1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1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1.3" style:family="table-row">
      <style:table-row-properties style:min-row-height="0.3028in"/>
    </style:style>
    <style:style style:name="t11.A3" style:family="table-cell" style:data-style-name="N0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1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1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1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1.A6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1.B6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2" style:family="table">
      <style:table-properties style:width="6.6931in" table:align="margins" style:may-break-between-rows="false" style:writing-mode="lr-tb"/>
    </style:style>
    <style:style style:name="t12.A" style:family="table-column">
      <style:table-column-properties style:column-width="1.3389in" style:rel-column-width="13107*"/>
    </style:style>
    <style:style style:name="t12.A1" style:family="table-cell">
      <style:table-cell-properties fo:background-color="transparent" fo:padding="0.0382in" fo:border="none">
        <style:background-image/>
      </style:table-cell-properties>
    </style:style>
    <style:style style:name="t12.2" style:family="table-row">
      <style:table-row-properties style:min-row-height="1.2097in"/>
    </style:style>
    <style:style style:name="t12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2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2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2.3" style:family="table-row">
      <style:table-row-properties style:min-row-height="0.3028in"/>
    </style:style>
    <style:style style:name="t12.A3" style:family="table-cell" style:data-style-name="N0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2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2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2.A6" style:family="table-cell" style:data-style-name="N0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2.B6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3" style:family="table">
      <style:table-properties style:width="6.6931in" table:align="margins" style:may-break-between-rows="false" style:writing-mode="lr-tb"/>
    </style:style>
    <style:style style:name="t13.A" style:family="table-column">
      <style:table-column-properties style:column-width="1.3389in" style:rel-column-width="13107*"/>
    </style:style>
    <style:style style:name="t13.A1" style:family="table-cell">
      <style:table-cell-properties fo:background-color="transparent" fo:padding="0.0382in" fo:border="none">
        <style:background-image/>
      </style:table-cell-properties>
    </style:style>
    <style:style style:name="t13.2" style:family="table-row">
      <style:table-row-properties style:min-row-height="1.2097in"/>
    </style:style>
    <style:style style:name="t13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3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3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3.3" style:family="table-row">
      <style:table-row-properties style:min-row-height="0.3028in"/>
    </style:style>
    <style:style style:name="t13.A3" style:family="table-cell" style:data-style-name="N0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3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3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3.A8" style:family="table-cell" style:data-style-name="N0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3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4" style:family="table">
      <style:table-properties style:width="6.6931in" table:align="margins" style:may-break-between-rows="false" style:writing-mode="lr-tb"/>
    </style:style>
    <style:style style:name="t14.A" style:family="table-column">
      <style:table-column-properties style:column-width="1.3389in" style:rel-column-width="13107*"/>
    </style:style>
    <style:style style:name="t14.A1" style:family="table-cell">
      <style:table-cell-properties fo:background-color="transparent" fo:padding="0.0382in" fo:border="none">
        <style:background-image/>
      </style:table-cell-properties>
    </style:style>
    <style:style style:name="t14.2" style:family="table-row">
      <style:table-row-properties style:min-row-height="1.2097in"/>
    </style:style>
    <style:style style:name="t14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4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4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4.3" style:family="table-row">
      <style:table-row-properties style:min-row-height="0.3028in"/>
    </style:style>
    <style:style style:name="t14.A3" style:family="table-cell" style:data-style-name="N0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4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4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4.A7" style:family="table-cell" style:data-style-name="N0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4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5" style:family="table">
      <style:table-properties style:width="6.6931in" table:align="margins" style:may-break-between-rows="false" style:writing-mode="lr-tb"/>
    </style:style>
    <style:style style:name="t15.A" style:family="table-column">
      <style:table-column-properties style:column-width="1.3389in" style:rel-column-width="13107*"/>
    </style:style>
    <style:style style:name="t15.A1" style:family="table-cell">
      <style:table-cell-properties fo:background-color="transparent" fo:padding="0.0382in" fo:border="none">
        <style:background-image/>
      </style:table-cell-properties>
    </style:style>
    <style:style style:name="t15.2" style:family="table-row">
      <style:table-row-properties style:min-row-height="1.6931in"/>
    </style:style>
    <style:style style:name="t15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5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5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5.3" style:family="table-row">
      <style:table-row-properties style:min-row-height="0.3028in"/>
    </style:style>
    <style:style style:name="t15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5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5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5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5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6" style:family="table">
      <style:table-properties style:width="6.6931in" table:align="margins" style:may-break-between-rows="false" style:writing-mode="lr-tb"/>
    </style:style>
    <style:style style:name="t16.A" style:family="table-column">
      <style:table-column-properties style:column-width="1.3389in" style:rel-column-width="13107*"/>
    </style:style>
    <style:style style:name="t16.A1" style:family="table-cell">
      <style:table-cell-properties fo:background-color="transparent" fo:padding="0.0382in" fo:border="none">
        <style:background-image/>
      </style:table-cell-properties>
    </style:style>
    <style:style style:name="t16.2" style:family="table-row">
      <style:table-row-properties style:min-row-height="1.6236in"/>
    </style:style>
    <style:style style:name="t16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6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6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6.3" style:family="table-row">
      <style:table-row-properties style:min-row-height="0.3028in"/>
    </style:style>
    <style:style style:name="t16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6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6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6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6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7" style:family="table">
      <style:table-properties style:width="6.6931in" table:align="margins" style:may-break-between-rows="false" style:writing-mode="lr-tb"/>
    </style:style>
    <style:style style:name="t17.A" style:family="table-column">
      <style:table-column-properties style:column-width="1.3389in" style:rel-column-width="13107*"/>
    </style:style>
    <style:style style:name="t17.A1" style:family="table-cell">
      <style:table-cell-properties fo:background-color="transparent" fo:padding="0.0382in" fo:border="none">
        <style:background-image/>
      </style:table-cell-properties>
    </style:style>
    <style:style style:name="t17.2" style:family="table-row">
      <style:table-row-properties style:min-row-height="1.6931in"/>
    </style:style>
    <style:style style:name="t17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7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7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7.3" style:family="table-row">
      <style:table-row-properties style:min-row-height="0.3028in"/>
    </style:style>
    <style:style style:name="t17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7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7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7.A6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7.B6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8" style:family="table">
      <style:table-properties style:width="6.6931in" table:align="margins" style:may-break-between-rows="false" style:writing-mode="lr-tb"/>
    </style:style>
    <style:style style:name="t18.A" style:family="table-column">
      <style:table-column-properties style:column-width="1.3389in" style:rel-column-width="13107*"/>
    </style:style>
    <style:style style:name="t18.A1" style:family="table-cell">
      <style:table-cell-properties fo:background-color="transparent" fo:padding="0.0382in" fo:border="none">
        <style:background-image/>
      </style:table-cell-properties>
    </style:style>
    <style:style style:name="t18.2" style:family="table-row">
      <style:table-row-properties style:min-row-height="1.7069in"/>
    </style:style>
    <style:style style:name="t18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8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8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8.3" style:family="table-row">
      <style:table-row-properties style:min-row-height="0.3028in"/>
    </style:style>
    <style:style style:name="t18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8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8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8.A6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8.B6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9" style:family="table">
      <style:table-properties style:width="6.6931in" table:align="margins" style:may-break-between-rows="false" style:writing-mode="lr-tb"/>
    </style:style>
    <style:style style:name="t19.A" style:family="table-column">
      <style:table-column-properties style:column-width="1.3389in" style:rel-column-width="13107*"/>
    </style:style>
    <style:style style:name="t19.A1" style:family="table-cell">
      <style:table-cell-properties fo:background-color="transparent" fo:padding="0.0382in" fo:border="none">
        <style:background-image/>
      </style:table-cell-properties>
    </style:style>
    <style:style style:name="t19.2" style:family="table-row">
      <style:table-row-properties style:min-row-height="1.2097in"/>
    </style:style>
    <style:style style:name="t19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9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9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9.3" style:family="table-row">
      <style:table-row-properties style:min-row-height="0.3028in"/>
    </style:style>
    <style:style style:name="t19.A3" style:family="table-cell" style:data-style-name="N0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9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9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9.A7" style:family="table-cell" style:data-style-name="N0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9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20" style:family="table">
      <style:table-properties style:width="6.6931in" table:align="margins" style:may-break-between-rows="false" style:writing-mode="lr-tb"/>
    </style:style>
    <style:style style:name="t20.A" style:family="table-column">
      <style:table-column-properties style:column-width="1.3389in" style:rel-column-width="13107*"/>
    </style:style>
    <style:style style:name="t20.A1" style:family="table-cell">
      <style:table-cell-properties fo:background-color="transparent" fo:padding="0.0382in" fo:border="none">
        <style:background-image/>
      </style:table-cell-properties>
    </style:style>
    <style:style style:name="t20.2" style:family="table-row">
      <style:table-row-properties style:min-row-height="1.2097in"/>
    </style:style>
    <style:style style:name="t20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20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20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20.3" style:family="table-row">
      <style:table-row-properties style:min-row-height="0.3028in"/>
    </style:style>
    <style:style style:name="t20.A3" style:family="table-cell" style:data-style-name="N0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20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20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20.A7" style:family="table-cell" style:data-style-name="N0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20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21" style:family="table">
      <style:table-properties style:width="6.6931in" table:align="margins" style:may-break-between-rows="false" style:writing-mode="lr-tb"/>
    </style:style>
    <style:style style:name="t21.A" style:family="table-column">
      <style:table-column-properties style:column-width="1.3389in" style:rel-column-width="13107*"/>
    </style:style>
    <style:style style:name="t21.A1" style:family="table-cell">
      <style:table-cell-properties fo:background-color="transparent" fo:padding="0.0382in" fo:border="none">
        <style:background-image/>
      </style:table-cell-properties>
    </style:style>
    <style:style style:name="t21.2" style:family="table-row">
      <style:table-row-properties style:min-row-height="1.2097in"/>
    </style:style>
    <style:style style:name="t21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21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21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21.3" style:family="table-row">
      <style:table-row-properties style:min-row-height="0.3028in"/>
    </style:style>
    <style:style style:name="t21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21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21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21.A8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21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7" style:family="table-cell">
      <style:table-cell-properties fo:background-color="transparent" fo:padding="0.0382in" fo:border="none">
        <style:background-image/>
      </style:table-cell-properties>
    </style:style>
    <style:style style:name="Таблица2" style:family="table">
      <style:table-properties style:width="7.4028in" fo:margin-left="-0.3153in" fo:margin-right="-0.3944in" table:align="margins" style:may-break-between-rows="false" style:writing-mode="lr-tb"/>
    </style:style>
    <style:style style:name="Таблица2.A" style:family="table-column">
      <style:table-column-properties style:column-width="1.1111in" style:rel-column-width="9836*"/>
    </style:style>
    <style:style style:name="Таблица2.B" style:family="table-column">
      <style:table-column-properties style:column-width="0.65in" style:rel-column-width="5754*"/>
    </style:style>
    <style:style style:name="Таблица2.G" style:family="table-column">
      <style:table-column-properties style:column-width="1.0694in" style:rel-column-width="9467*"/>
    </style:style>
    <style:style style:name="Таблица2.H" style:family="table-column">
      <style:table-column-properties style:column-width="1.0278in" style:rel-column-width="9098*"/>
    </style:style>
    <style:style style:name="Таблица2.I" style:family="table-column">
      <style:table-column-properties style:column-width="0.9444in" style:rel-column-width="8364*"/>
    </style:style>
    <style:style style:name="Таблица2.A1" style:family="table-cell">
      <style:table-cell-properties fo:background-color="transparent" fo:padding="0.0382in" fo:border="none">
        <style:background-image/>
      </style:table-cell-properties>
    </style:style>
    <style:style style:name="Таблица2.2" style:family="table-row">
      <style:table-row-properties style:min-row-height="0.9292in"/>
    </style:style>
    <style:style style:name="Таблица2.A2" style:family="table-cell">
      <style:table-cell-properties style:vertical-align="" fo:padding="0.0382in" fo:border-left="0.0347in solid #000000" fo:border-right="none" fo:border-top="0.0347in solid #000000" fo:border-bottom="0.0139in solid #000000"/>
    </style:style>
    <style:style style:name="Таблица2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Таблица2.C2" style:family="table-cell">
      <style:table-cell-properties style:vertical-align="" fo:padding="0.0382in" fo:border-left="0.0139in solid #000000" fo:border-right="0.0139in solid #000000" fo:border-top="0.0347in solid #000000" fo:border-bottom="0.0139in solid #000000"/>
    </style:style>
    <style:style style:name="Таблица2.I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Таблица2.3" style:family="table-row">
      <style:table-row-properties style:min-row-height="0.2972in"/>
    </style:style>
    <style:style style:name="Таблица2.D3" style:family="table-cell">
      <style:table-cell-properties style:vertical-align="" fo:padding="0.0382in" fo:border-left="0.0139in solid #000000" fo:border-right="none" fo:border-top="none" fo:border-bottom="0.0139in solid #000000"/>
    </style:style>
    <style:style style:name="Таблица2.D4" style:family="table-cell" style:data-style-name="N0">
      <style:table-cell-properties style:vertical-align="middle" fo:background-color="transparent" fo:padding="0.0382in" fo:border-left="0.0139in solid #000000" fo:border-right="none" fo:border-top="none" fo:border-bottom="0.0139in solid #000000">
        <style:background-image/>
      </style:table-cell-properties>
    </style:style>
    <style:style style:name="Таблица2.5" style:family="table-row">
      <style:table-row-properties style:min-row-height="0.3028in"/>
    </style:style>
    <style:style style:name="Таблица2.A5" style:family="table-cell">
      <style:table-cell-properties style:vertical-align="middle" fo:padding="0.0382in" fo:border-left="0.0347in solid #000000" fo:border-right="none" fo:border-top="none" fo:border-bottom="0.0139in solid #000000"/>
    </style:style>
    <style:style style:name="Таблица2.B5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Таблица2.C5" style:family="table-cell">
      <style:table-cell-properties style:vertical-align="middle" fo:padding="0.0382in" fo:border-left="0.0139in solid #000000" fo:border-right="0.0139in solid #000000" fo:border-top="none" fo:border-bottom="0.0139in solid #000000"/>
    </style:style>
    <style:style style:name="Таблица2.I5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Таблица2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Таблица2.B13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Таблица2.C13" style:family="table-cell">
      <style:table-cell-properties style:vertical-align="middle" fo:padding="0.0382in" fo:border-left="0.0139in solid #000000" fo:border-right="0.0139in solid #000000" fo:border-top="none" fo:border-bottom="0.034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en" fo:country="US" style:font-size-asian="11pt" style:font-size-complex="11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ru" fo:country="RU" style:font-size-asian="11pt" style:font-size-complex="11pt"/>
    </style:style>
    <style:style style:name="P13" style:family="paragraph" style:parent-style-name="Standard"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en" fo:country="US" style:font-size-asian="12pt" style:font-size-complex="12pt"/>
    </style:style>
    <style:style style:name="P19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style:snap-to-layout-gri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2pt" style:font-size-asian="12pt" style:font-size-complex="12pt"/>
    </style:style>
    <style:style style:name="P24" style:family="paragraph" style:parent-style-name="Standard">
      <style:paragraph-properties fo:line-height="200%"/>
    </style:style>
    <style:style style:name="P25" style:family="paragraph" style:parent-style-name="Standard">
      <style:paragraph-properties fo:text-align="center" style:justify-single-word="false"/>
      <style:text-properties fo:font-size="11pt" fo:language="en" fo:country="US" style:font-size-asian="11pt" style:font-size-complex="11pt"/>
    </style:style>
    <style:style style:name="P2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27" style:family="paragraph" style:parent-style-name="Основной_20_текст_20_2">
      <style:paragraph-properties fo:margin-left="0in" fo:margin-right="0.6398in" fo:text-align="start" style:justify-single-word="false" fo:text-indent="0in" style:auto-text-indent="false"/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29" style:family="paragraph" style:parent-style-name="Standard">
      <style:paragraph-properties fo:margin-left="0.2957in" fo:margin-right="0in" fo:text-align="start" style:justify-single-word="false" fo:text-indent="-0.2957in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.2957in" fo:margin-right="0in" fo:text-align="start" style:justify-single-word="false" fo:text-indent="-0.2957in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.0398in" fo:margin-right="0.0398in" fo:text-align="center" style:justify-single-word="false" fo:text-indent="0in" style:auto-text-indent="false" style:snap-to-layout-grid="false"/>
      <style:text-properties style:font-name="Times New Roman" fo:font-size="12pt" style:font-size-asian="12pt" style:font-size-complex="12pt"/>
    </style:style>
    <style:style style:name="P32" style:family="paragraph" style:parent-style-name="Standard">
      <style:paragraph-properties fo:margin-left="0.25in" fo:margin-right="0in" fo:text-indent="-0.25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size-complex="11pt"/>
    </style:style>
    <style:style style:name="P33" style:family="paragraph" style:parent-style-name="Standard" style:master-page-name="">
      <style:paragraph-properties fo:margin-left="0in" fo:margin-right="0in" fo:line-height="100%" fo:orphans="2" fo:widows="2" fo:hyphenation-ladder-count="no-limit" fo:text-indent="0.5311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34" style:family="paragraph" style:parent-style-name="Standard" style:master-page-name="">
      <style:paragraph-properties fo:margin-left="0in" fo:margin-right="-0.1819in" fo:line-height="100%" fo:text-align="justify" style:justify-single-word="false" fo:orphans="2" fo:widows="2" fo:hyphenation-ladder-count="no-limit" fo:text-indent="0.5209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35" style:family="paragraph" style:parent-style-name="Standard">
      <style:paragraph-properties fo:margin-left="0.4917in" fo:margin-right="0in" fo:text-indent="0in" style:auto-text-indent="false"/>
      <style:text-properties style:font-name="Arial" fo:font-size="11pt" style:font-size-asian="11pt" style:font-name-complex="Arial" style:font-size-complex="11pt"/>
    </style:style>
    <style:style style:name="P36" style:family="paragraph" style:parent-style-name="Standard" style:master-page-name="">
      <style:paragraph-properties fo:margin-left="0.0102in" fo:margin-right="0in" fo:orphans="2" fo:widows="2" fo:hyphenation-ladder-count="no-limit" fo:text-indent="0.4689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37" style:family="paragraph" style:parent-style-name="Text_20_body">
      <style:text-properties style:font-name="Arial" fo:font-size="11pt" style:font-size-asian="11pt" style:font-size-complex="11pt"/>
    </style:style>
    <style:style style:name="P38" style:family="paragraph" style:parent-style-name="Text_20_body">
      <style:text-properties style:font-name="Arial" fo:font-size="11pt" fo:language="ru" fo:country="RU" style:text-underline-style="solid" style:text-underline-width="auto" style:text-underline-color="font-color" style:font-size-asian="11pt" style:font-name-complex="Arial" style:font-size-complex="11pt"/>
    </style:style>
    <style:style style:name="P39" style:family="paragraph" style:parent-style-name="Text_20_body">
      <style:paragraph-properties fo:line-height="200%"/>
    </style:style>
    <style:style style:name="P40" style:family="paragraph" style:parent-style-name="Standard">
      <style:paragraph-properties fo:margin-left="0.0138in" fo:margin-right="0.2917in" fo:text-align="start" style:justify-single-word="false" fo:text-indent="0in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1" style:family="paragraph" style:parent-style-name="Standard" style:master-page-name="">
      <style:paragraph-properties fo:margin-left="-0.0102in" fo:margin-right="0in" fo:line-height="100%" fo:text-align="justify" style:justify-single-word="false" fo:orphans="2" fo:widows="2" fo:hyphenation-ladder-count="no-limit" fo:text-indent="0.541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2" style:family="paragraph" style:parent-style-name="Standard" style:master-page-name="">
      <style:paragraph-properties fo:margin-left="-0.0102in" fo:margin-right="0in" fo:line-height="100%" fo:text-align="justify" style:justify-single-word="false" fo:orphans="2" fo:widows="2" fo:hyphenation-ladder-count="no-limit" fo:text-indent="0.5311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3" style:family="paragraph" style:parent-style-name="Standard">
      <style:paragraph-properties fo:margin-left="0in" fo:margin-right="-0.1819in" fo:text-indent="0in" style:auto-text-indent="false"/>
      <style:text-properties style:font-name="Arial" fo:font-size="11pt" style:font-size-asian="11pt" style:font-name-complex="Arial" style:font-size-complex="11pt"/>
    </style:style>
    <style:style style:name="P44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5" style:family="paragraph" style:parent-style-name="Standard" style:master-page-name="">
      <style:paragraph-properties fo:margin-left="0in" fo:margin-right="0in" fo:orphans="2" fo:widows="2" fo:hyphenation-ladder-count="no-limit" fo:text-indent="0.4898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6" style:family="paragraph" style:parent-style-name="Standard">
      <style:paragraph-properties fo:margin-top="0in" fo:margin-bottom="0.0835in" fo:text-align="center" style:justify-single-word="false" style:snap-to-layout-grid="false"/>
    </style:style>
    <style:style style:name="P4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4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2pt" style:letter-kerning="true" style:font-name-asian="Times New Roman" style:font-size-asian="12pt" style:font-name-complex="Times New Roman" style:font-size-complex="12pt"/>
    </style:style>
    <style:style style:name="P49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1pt" style:letter-kerning="true" style:font-name-asian="Times New Roman" style:font-size-asian="11pt" style:font-name-complex="Times New Roman" style:font-size-complex="11pt"/>
    </style:style>
    <style:style style:name="P5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2pt" style:font-size-asian="12pt" style:font-size-complex="12pt"/>
    </style:style>
    <style:style style:name="P5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1pt" style:font-size-asian="11pt" style:font-size-complex="11pt"/>
    </style:style>
    <style:style style:name="P52" style:family="paragraph" style:parent-style-name="Standard">
      <style:paragraph-properties fo:margin-left="-0.0516in" fo:margin-right="-0.0752in" fo:margin-top="0in" fo:margin-bottom="0.0835in" fo:text-align="center" style:justify-single-word="false" fo:text-indent="0in" style:auto-text-indent="false" style:snap-to-layout-grid="false"/>
    </style:style>
    <style:style style:name="P53" style:family="paragraph" style:parent-style-name="Standard">
      <style:paragraph-properties fo:margin-left="-0.0516in" fo:margin-right="-0.0752in" fo:margin-top="0in" fo:margin-bottom="0.0835in" fo:text-align="center" style:justify-single-word="false" fo:text-indent="0in" style:auto-text-indent="false" style:snap-to-layout-grid="false"/>
      <style:text-properties fo:font-size="11pt" style:font-size-asian="11pt" style:font-size-complex="11pt"/>
    </style:style>
    <style:style style:name="P5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5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2pt" style:font-size-asian="12pt" style:font-size-complex="12pt"/>
    </style:style>
    <style:style style:name="P5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2pt" style:font-size-asian="12pt" style:font-size-complex="12pt"/>
    </style:style>
    <style:style style:name="P58" style:family="paragraph" style:parent-style-name="Standard">
      <style:paragraph-properties fo:margin-left="0in" fo:margin-right="0.4618in" fo:text-align="start" style:justify-single-word="false" fo:text-indent="0in" style:auto-text-indent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center" style:justify-single-word="false" style:shadow="none"/>
    </style:style>
    <style:style style:name="P60" style:family="paragraph" style:parent-style-name="Standard">
      <style:paragraph-properties fo:margin-top="0in" fo:margin-bottom="0in" fo:text-align="center" style:justify-single-word="false" style:shadow="none" style:snap-to-layout-grid="false"/>
    </style:style>
    <style:style style:name="P6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63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ru" fo:country="RU" style:font-size-asian="11pt" style:font-size-complex="11pt"/>
    </style:style>
    <style:style style:name="P64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en" fo:country="US" style:font-size-asian="11pt" style:font-size-complex="11pt"/>
    </style:style>
    <style:style style:name="T1" style:family="text">
      <style:text-properties fo:font-size="11pt" style:text-underline-style="solid" style:text-underline-width="auto" style:text-underline-color="font-color" style:font-size-asian="11pt" style:font-name-complex="Arial"/>
    </style:style>
    <style:style style:name="T2" style:family="text">
      <style:text-properties fo:font-size="11pt" fo:language="en" fo:country="US" style:text-underline-style="solid" style:text-underline-width="auto" style:text-underline-color="font-color" style:font-size-asian="11pt" style:font-name-complex="Arial"/>
    </style:style>
    <style:style style:name="T3" style:family="text">
      <style:text-properties fo:font-size="11pt" fo:language="en" fo:country="US" style:text-underline-style="solid" style:text-underline-width="auto" style:text-underline-color="font-color" style:font-size-asian="11pt" style:font-name-complex="Arial" style:font-size-complex="11pt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style:text-underline-style="none" style:font-name-complex="Arial"/>
    </style:style>
    <style:style style:name="T10" style:family="text">
      <style:text-properties style:text-underline-style="none"/>
    </style:style>
    <style:style style:name="T11" style:family="text">
      <style:text-properties style:text-position="super 58%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6" style:family="text">
      <style:text-properties style:text-position="sub 58%" fo:language="en" fo:country="US" style:font-name-asian="Times New Roman" style:font-name-complex="Times New Roman"/>
    </style:style>
    <style:style style:name="T17" style:family="text">
      <style:text-properties style:text-position="sub 58%" fo:language="en" fo:country="US" style:font-name-complex="Tahoma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0" style:family="text">
      <style:text-properties style:font-name-complex="Symbol"/>
    </style:style>
    <style:style style:name="T21" style:family="text">
      <style:text-properties fo:font-style="italic" style:font-style-asian="italic" style:font-name-complex="Symbol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name-asian="Times New Roman" style:font-style-asian="italic" style:font-name-complex="Times New Roman" style:font-style-complex="italic"/>
    </style:style>
    <style:style style:name="T2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5" style:family="text">
      <style:text-properties style:font-name-complex="Tahoma"/>
    </style:style>
    <style:style style:name="T26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27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28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29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0" style:family="text">
      <style:text-properties style:use-window-font-color="true" fo:language="ru" fo:country="RU"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31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32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3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4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5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6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7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8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9" style:family="text">
      <style:text-properties style:font-name-asian="Times New Roman" style:font-name-complex="Times New Roman"/>
    </style:style>
    <style:style style:name="T40" style:family="text">
      <style:text-properties style:text-position="0% 100%"/>
    </style:style>
    <style:style style:name="T41" style:family="text">
      <style:text-properties style:text-position="0% 100%" style:font-name-asian="Times New Roman" style:font-name-complex="Times New Roman"/>
    </style:style>
    <style:style style:name="T42" style:family="text">
      <style:text-properties style:text-position="0% 100%" fo:language="en" fo:country="US"/>
    </style:style>
    <style:style style:name="T43" style:family="text">
      <style:text-properties style:text-position="0% 100%" fo:language="ru" fo:country="RU"/>
    </style:style>
    <style:style style:name="T44" style:family="text">
      <style:text-properties style:font-name-asian="Arial" style:font-name-complex="Arial"/>
    </style:style>
    <style:style style:name="T45" style:family="text">
      <style:text-properties style:font-name-complex="Arial"/>
    </style:style>
    <style:style style:name="T46" style:family="text">
      <style:text-properties style:text-underline-style="solid" style:text-underline-width="auto" style:text-underline-color="font-color" style:font-name-complex="Arial"/>
    </style:style>
    <style:style style:name="T47" style:family="text">
      <style:text-properties style:text-underline-style="solid" style:text-underline-width="auto" style:text-underline-color="font-color" style:font-name-complex="Arial" style:font-size-complex="11pt"/>
    </style:style>
    <style:style style:name="T48" style:family="text">
      <style:text-properties fo:color="#ffffff"/>
    </style:style>
    <style:style style:name="T49" style:family="text">
      <style:text-properties fo:color="#ffffff" style:font-name-complex="Arial"/>
    </style:style>
    <style:style style:name="T50" style:family="text">
      <style:text-properties fo:color="#ffffff" style:text-underline-style="solid" style:text-underline-width="auto" style:text-underline-color="font-color"/>
    </style:style>
    <style:style style:name="T51" style:family="text">
      <style:text-properties fo:color="#ffffff" style:text-underline-style="solid" style:text-underline-width="auto" style:text-underline-color="font-color" style:font-name-complex="Arial"/>
    </style:style>
    <style:style style:name="T52" style:family="text">
      <style:text-properties fo:color="#000000"/>
    </style:style>
    <style:style style:name="T53" style:family="text">
      <style:text-properties fo:color="#000000" fo:font-style="italic" style:font-style-asian="italic"/>
    </style:style>
    <style:style style:name="T54" style:family="text">
      <style:text-properties fo:color="#000000" style:font-name-asian="Times New Roman" style:font-name-complex="Times New Roman"/>
    </style:style>
    <style:style style:name="T55" style:family="text">
      <style:text-properties fo:color="#000000" fo:language="en" fo:country="US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in" fo:margin-right="0in" style:vertical-pos="middle" style:vertical-rel="tex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ПРОТОКОЛ № </text:p>
      <text:p text:style-name="P5"><text:span text:style-name="T45">поверки дозиметра-радиометра типа МКС-1117М зав. № </text:span><text:span text:style-name="T46"><text:s/>$</text:span><text:span text:style-name="T6">serial</text:span><text:span text:style-name="T46"> </text:span><text:span text:style-name="T45"><text:s/></text:span><text:span text:style-name="T49">.</text:span><text:span text:style-name="T45"> </text:span></text:p>
      <text:p text:style-name="P5"><text:span text:style-name="T45">принадлежащего </text:span><text:span text:style-name="T51">.</text:span><text:span text:style-name="T46"> <text:s text:c="105"/></text:span><text:span text:style-name="T51">.</text:span></text:p>
      <text:p text:style-name="P37">Поверка проводилась РУП «БелГИМ» (отдел измерений ионизирующих излучений)</text:p>
      <text:p text:style-name="P4"><text:span text:style-name="T45">Поверка проводилась в нормальных климатических условиях при Т=</text:span>___<text:span text:style-name="T45"> </text:span><text:span text:style-name="T20"></text:span><text:span text:style-name="T45">С,</text:span></text:p>
      <text:p text:style-name="P37">Р=___ мм рт ст, отн. влажн.___%, согласно методике, изложенной в МП. МН.1396-2004</text:p>
      <text:p text:style-name="P38">__$bground нЗв/ч_</text:p>
      <text:p text:style-name="P8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33">- образцовая дозиметрическая поверочная установка УДГ-АТ110 №013 с источниками <text:span text:style-name="T22">2</text:span><text:span text:style-name="T24">-го</text:span> <text:s text:c="8"/>разряда из радионуклида цезий-137 и с погрешностью аттестации 5%,св. № 210/<text:span text:style-name="T5">1426-2018</text:span> <text:s text:c="3"/>от <text:s text:c="3"/><text:span text:style-name="T5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33">- образцовая дозиметрическая поверочная установка УДГ-АТ130 №015 с источниками <text:span text:style-name="T22">1</text:span><text:span text:style-name="T24">-го</text:span> разряда из радионуклида цезий-137 и с погрешностью аттестации <text:s/><text:span text:style-name="T5">4 </text:span>%,св. № 210/ <text:span text:style-name="T5">1427-2018</text:span> <text:s text:c="2"/>от <text:span text:style-name="T5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34">- установка<text:span text:style-name="T50">(6)</text:span><text:span text:style-name="T52">УПН –</text:span><text:span text:style-name="T48"> </text:span><text:span text:style-name="T52">АТ140 №001 с комплектом плутоний-бериллиевых источников</text:span><text:span text:style-name="T53"> </text:span><text:span text:style-name="T52">быстрых нейтронов: ИБН-8-6 №010, ИБН-8-3 №027 и с погрешностью аттестации </text:span><text:span text:style-name="T54">±</text:span><text:span text:style-name="T52">5%, св. <text:s/>№ 210-</text:span><text:span text:style-name="T55">1508</text:span><text:span text:style-name="T52">/</text:span><text:span text:style-name="T55">18</text:span><text:span text:style-name="T52"> от </text:span><text:span text:style-name="T55">06.11.2018</text:span><text:span text:style-name="T52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41">- образцовые альфа-источники из радионуклида плутоний-239 типа 4П9, 5П9, 6П9 с <text:s text:c="3"/>погрешностью аттестации <text:span text:style-name="T20"></text:span>6%,св.№<text:span text:style-name="T4">МН0105687-4818</text:span><text:span text:style-name="T5"> </text:span><text:span text:style-name="T4">д</text:span>о <text:span text:style-name="T4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2"><text:span text:style-name="T4">- </text:span>образцовые бета-источники из радионуклида стронций-90 + иттрий-90 типа 4С0, 5С0, <text:s text:c="2"/>6С0 с погрешностью аттестации <text:span text:style-name="T20"></text:span>6% , св. №МН0100818-4818<text:span text:style-name="T5"> </text:span><text:span text:style-name="T4">д</text:span>о <text:span text:style-name="T4">18.04.20</text:span>, РУП «БелГим»<text:span text:style-name="T50"> </text:span></text:p>
          </table:table-cell>
        </table:table-row>
      </table:table>
      <text:p text:style-name="P6"/>
      <text:p text:style-name="P44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35"><text:span text:style-name="T4">- </text:span>МД рентгеновского и γ - излучения – от <text:span text:style-name="T4">$g_min мк</text:span><text:span text:style-name="T43">Зв/ч</text:span> до <text:span text:style-name="T5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5"><text:span text:style-name="T4">- </text:span>плотности потока α – частиц – от <text:span text:style-name="T5">$a_min</text:span> до <text:span text:style-name="T42">$a_max</text:span> мин<text:span text:style-name="T11">-1</text:span>см<text:span text:style-name="T11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5"><text:span text:style-name="T4">- </text:span>плотности потока β – частиц – от <text:span text:style-name="T5">$b_min</text:span> до <text:span text:style-name="T42">$b_max</text:span> мин<text:span text:style-name="T11">-1</text:span>см<text:span text:style-name="T11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6"><text:span text:style-name="T4">- </text:span>МД нейтронного излучения от <text:span text:style-name="T42">$mdn_min</text:span> до <text:span text:style-name="T42">$mdn_max</text:span> мЗв/ч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45"><text:span text:style-name="T4">- </text:span>плотности потока нейтронного излучения от <text:span text:style-name="T42">$ppn_min</text:span> до <text:span text:style-name="T42">$ppn_max</text:span> с<text:span text:style-name="T11">-1</text:span><text:span text:style-name="T39">·с</text:span>м<text:span text:style-name="T11">-2</text:span></text:p>
          </table:table-cell>
        </table:table-row>
      </table:table>
      <text:p text:style-name="P43"/>
      <text:p text:style-name="P7">Проведение поверки:</text:p>
      <text:p text:style-name="P32"><text:span text:style-name="T44"><text:s text:c="12"/></text:span><text:span text:style-name="T45">Внешний осмотр ________________________________________________________</text:span></text:p>
      <text:p text:style-name="P32"><text:span text:style-name="T44"><text:s text:c="12"/></text:span><text:span text:style-name="T45">Опробование и проверка работоспособности: </text:span></text:p>
      <text:p text:style-name="Text_20_body"/>
      <text:p text:style-name="Text_20_body"/>
      <table:table table:name="t0" table:style-name="t0">
        <table:table-column table:style-name="t0.A" table:number-columns-repeated="5"/>
        <text:soft-page-break/>
        <table:table-row>
          <table:table-cell table:style-name="t0.A1" table:number-columns-spanned="5" office:value-type="string">
            <text:p text:style-name="P27"/>
            <text:p text:style-name="P27"/>
            <text:p text:style-name="P27">Проверка основной относительной погрешности измерения мощности дозы с блоком БДКГ-01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office:value-type="string">
            <text:p text:style-name="P46">Мощность амбиентной эквивалентной дозы в контрольной точке</text:p>
            <text:p text:style-name="P46"><draw:frame draw:style-name="fr1" draw:name="graphics7" text:anchor-type="as-char" svg:width="0.2799in" svg:height="0.35in" draw:z-index="0"><draw:image xlink:href="Pictures/2000001400004225000052AF4BFD5F58.wmf" xlink:type="simple" xlink:show="embed" xlink:actuate="onLoad"/></draw:frame>, нЗв/ч</text:p>
          </table:table-cell>
          <table:table-cell table:style-name="t0.B2" office:value-type="string">
            <text:p text:style-name="P46">мощности амбиентной эквивалентной дозы</text:p>
            <text:p text:style-name="P52"><draw:frame draw:style-name="fr1" draw:name="Графический объект1" text:anchor-type="as-char" svg:width="0.3354in" svg:height="0.3638in" draw:z-index="1"><draw:image xlink:href="Pictures/2000001400004F60000055FDDC0554D1.wmf" xlink:type="simple" xlink:show="embed" xlink:actuate="onLoad"/></draw:frame>, нЗв/ч</text:p>
          </table:table-cell>
          <table:table-cell table:style-name="t0.B2" office:value-type="string">
            <text:p text:style-name="P46">Относительная погрешность измерения мощности амбиентной эквивалентной дозы </text:p>
            <text:p text:style-name="P46"><draw:frame draw:style-name="fr1" draw:name="Графический объект2" text:anchor-type="as-char" svg:width="0.2661in" svg:height="0.2661in" draw:z-index="2"><draw:image xlink:href="Pictures/2000000F00003ED700003ED785829EE5.wmf" xlink:type="simple" xlink:show="embed" xlink:actuate="onLoad"/></draw:frame>, %</text:p>
          </table:table-cell>
          <table:table-cell table:style-name="t0.B2" office:value-type="string">
            <text:p text:style-name="P50">Доверительная граница погреш-ности измерения</text:p>
            <text:p text:style-name="P50"><draw:frame draw:style-name="fr1" draw:name="Графический объект3" text:anchor-type="as-char" svg:width="0.1957in" svg:height="0.2516in" draw:z-index="3"><draw:image xlink:href="Pictures/2000000F00002E4D00003B882C854A20.wmf" xlink:type="simple" xlink:show="embed" xlink:actuate="onLoad"/></draw:frame>, %</text:p>
          </table:table-cell>
          <table:table-cell table:style-name="t0.E2" office:value-type="string">
            <text:p text:style-name="P48"><text:span text:style-name="T56">Пределосновной </text:span>относительной погрешности ,</text:p>
            <text:p text:style-name="P48">%</text:p>
            <text:p text:style-name="P50"/>
          </table:table-cell>
        </table:table-row>
        <table:table-row table:style-name="t0.3">
          <table:table-cell table:style-name="t0.A3" office:value-type="string">
            <text:p text:style-name="P10">0,7 мкЗв/ч</text:p>
          </table:table-cell>
          <table:table-cell table:style-name="t0.B3" office:value-type="string">
            <text:p text:style-name="P11">$0-00</text:p>
          </table:table-cell>
          <table:table-cell table:style-name="t0.B3" office:value-type="string">
            <text:p text:style-name="P11">$0-10</text:p>
          </table:table-cell>
          <table:table-cell table:style-name="t0.B3" office:value-type="string">
            <text:p text:style-name="P11">$0-20</text:p>
          </table:table-cell>
          <table:table-cell table:style-name="t0.E3" table:number-rows-spanned="8" office:value-type="string">
            <text:p text:style-name="P10">±<text:span text:style-name="T5">15</text:span></text:p>
          </table:table-cell>
        </table:table-row>
        <table:table-row table:style-name="t0.3">
          <table:table-cell table:style-name="t0.A3" office:value-type="string">
            <text:p text:style-name="P10">7 мкЗв/ч</text:p>
          </table:table-cell>
          <table:table-cell table:style-name="t0.B3" office:value-type="string">
            <text:p text:style-name="P11">$0-01</text:p>
          </table:table-cell>
          <table:table-cell table:style-name="t0.B3" office:value-type="string">
            <text:p text:style-name="P11">$0-11</text:p>
          </table:table-cell>
          <table:table-cell table:style-name="t0.B3" office:value-type="string">
            <text:p text:style-name="P11">$0-21</text:p>
          </table:table-cell>
          <table:covered-table-cell/>
        </table:table-row>
        <table:table-row table:style-name="t0.3">
          <table:table-cell table:style-name="t0.A3" office:value-type="string">
            <text:p text:style-name="P10">70 мкЗв/ч</text:p>
          </table:table-cell>
          <table:table-cell table:style-name="t0.B3" office:value-type="string">
            <text:p text:style-name="P11">$0-02</text:p>
          </table:table-cell>
          <table:table-cell table:style-name="t0.B3" office:value-type="string">
            <text:p text:style-name="P11">$0-12</text:p>
          </table:table-cell>
          <table:table-cell table:style-name="t0.B3" office:value-type="string">
            <text:p text:style-name="P11">$0-22</text:p>
          </table:table-cell>
          <table:covered-table-cell/>
        </table:table-row>
        <table:table-row table:style-name="t0.3">
          <table:table-cell table:style-name="t0.A3" office:value-type="string">
            <text:p text:style-name="P10">0.7 мЗв/ч</text:p>
          </table:table-cell>
          <table:table-cell table:style-name="t0.B3" office:value-type="string">
            <text:p text:style-name="P11">$0-03</text:p>
          </table:table-cell>
          <table:table-cell table:style-name="t0.B3" office:value-type="string">
            <text:p text:style-name="P11">$0-13</text:p>
          </table:table-cell>
          <table:table-cell table:style-name="t0.B3" office:value-type="string">
            <text:p text:style-name="P11">$0-23</text:p>
          </table:table-cell>
          <table:covered-table-cell/>
        </table:table-row>
        <table:table-row table:style-name="t0.3">
          <table:table-cell table:style-name="t0.A3" office:value-type="string">
            <text:p text:style-name="P10">7,0 мЗв/ч</text:p>
          </table:table-cell>
          <table:table-cell table:style-name="t0.B3" office:value-type="string">
            <text:p text:style-name="P11">$0-04</text:p>
          </table:table-cell>
          <table:table-cell table:style-name="t0.B3" office:value-type="string">
            <text:p text:style-name="P11">$0-14</text:p>
          </table:table-cell>
          <table:table-cell table:style-name="t0.B3" office:value-type="string">
            <text:p text:style-name="P11">$0-24</text:p>
          </table:table-cell>
          <table:covered-table-cell/>
        </table:table-row>
        <table:table-row table:style-name="t0.3">
          <table:table-cell table:style-name="t0.A3" office:value-type="string">
            <text:p text:style-name="P10">70 мЗв/ч</text:p>
          </table:table-cell>
          <table:table-cell table:style-name="t0.B3" office:value-type="string">
            <text:p text:style-name="P11">$0-05</text:p>
          </table:table-cell>
          <table:table-cell table:style-name="t0.B3" office:value-type="string">
            <text:p text:style-name="P11">$0-15</text:p>
          </table:table-cell>
          <table:table-cell table:style-name="t0.B3" office:value-type="string">
            <text:p text:style-name="P11">$0-25</text:p>
          </table:table-cell>
          <table:covered-table-cell/>
        </table:table-row>
        <table:table-row table:style-name="t0.3">
          <table:table-cell table:style-name="t0.A3" office:value-type="string">
            <text:p text:style-name="P10">0,7 Зв/ч</text:p>
          </table:table-cell>
          <table:table-cell table:style-name="t0.B3" office:value-type="string">
            <text:p text:style-name="P11">$0-06</text:p>
          </table:table-cell>
          <table:table-cell table:style-name="t0.B3" office:value-type="string">
            <text:p text:style-name="P11">$0-16</text:p>
          </table:table-cell>
          <table:table-cell table:style-name="t0.B3" office:value-type="string">
            <text:p text:style-name="P11">$0-26</text:p>
          </table:table-cell>
          <table:covered-table-cell/>
        </table:table-row>
        <table:table-row table:style-name="t0.3">
          <table:table-cell table:style-name="t0.A10" office:value-type="string">
            <text:p text:style-name="P10">7,<text:span text:style-name="T5">0</text:span> Зв/ч</text:p>
          </table:table-cell>
          <table:table-cell table:style-name="t0.B10" office:value-type="string">
            <text:p text:style-name="P11">$0-07</text:p>
          </table:table-cell>
          <table:table-cell table:style-name="t0.B10" office:value-type="string">
            <text:p text:style-name="P11">$0-17</text:p>
          </table:table-cell>
          <table:table-cell table:style-name="t0.B10" office:value-type="string">
            <text:p text:style-name="P11">$0-27</text:p>
          </table:table-cell>
          <table:covered-table-cell/>
        </table:table-row>
      </table:table>
      <table:table table:name="t1" table:style-name="t1">
        <table:table-column table:style-name="t1.A" table:number-columns-repeated="5"/>
        <table:table-row>
          <table:table-cell table:style-name="t1.A1" table:number-columns-spanned="5" office:value-type="string">
            <text:p text:style-name="P27">Проверка основной относительной погрешности измерения мощности дозы с блоком БДКГ-03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office:value-type="string">
            <text:p text:style-name="P46">Мощность амбиентной эквивалентной дозы в контрольной точке</text:p>
            <text:p text:style-name="P46"><draw:frame draw:style-name="fr1" draw:name="Графический объект4" text:anchor-type="as-char" svg:width="0.2799in" svg:height="0.35in" draw:z-index="4"><draw:image xlink:href="Pictures/2000001400004225000052AF4BFD5F58.wmf" xlink:type="simple" xlink:show="embed" xlink:actuate="onLoad"/></draw:frame>, нЗв/ч</text:p>
          </table:table-cell>
          <table:table-cell table:style-name="t1.B2" office:value-type="string">
            <text:p text:style-name="P46"><text:span text:style-name="T4">М</text:span>ощност<text:span text:style-name="T4">ь</text:span> амбиентной эквивалентной дозы</text:p>
            <text:p text:style-name="P52"><draw:frame draw:style-name="fr1" draw:name="Графический объект5" text:anchor-type="as-char" svg:width="0.3354in" svg:height="0.3638in" draw:z-index="5"><draw:image xlink:href="Pictures/2000001400004F60000055FDDC0554D1.wmf" xlink:type="simple" xlink:show="embed" xlink:actuate="onLoad"/></draw:frame>, нЗв/ч</text:p>
          </table:table-cell>
          <table:table-cell table:style-name="t1.B2" office:value-type="string">
            <text:p text:style-name="P46">Относительная погрешность измерения мощности амбиентной эквивалентной дозы </text:p>
            <text:p text:style-name="P46"><draw:frame draw:style-name="fr1" draw:name="Графический объект6" text:anchor-type="as-char" svg:width="0.2661in" svg:height="0.2661in" draw:z-index="6"><draw:image xlink:href="Pictures/2000000F00003ED700003ED785829EE5.wmf" xlink:type="simple" xlink:show="embed" xlink:actuate="onLoad"/></draw:frame>, %</text:p>
          </table:table-cell>
          <table:table-cell table:style-name="t1.B2" office:value-type="string">
            <text:p text:style-name="P46">Доверительная граница погреш-ности измерения</text:p>
            <text:p text:style-name="P46"><draw:frame draw:style-name="fr1" draw:name="Графический объект7" text:anchor-type="as-char" svg:width="0.1957in" svg:height="0.2516in" draw:z-index="7"><draw:image xlink:href="Pictures/2000000F00002E4D00003B882C854A20.wmf" xlink:type="simple" xlink:show="embed" xlink:actuate="onLoad"/></draw:frame>, %</text:p>
          </table:table-cell>
          <table:table-cell table:style-name="t1.E2" office:value-type="string">
            <text:p text:style-name="P48"><text:span text:style-name="T56">Пределосновной </text:span>относительной погрешности ,</text:p>
            <text:p text:style-name="P48">%</text:p>
          </table:table-cell>
        </table:table-row>
        <table:table-row table:style-name="t1.3">
          <table:table-cell table:style-name="t1.A3" office:value-type="string">
            <text:p text:style-name="P10"><text:span text:style-name="T5">0,07</text:span> мкЗв/ч</text:p>
          </table:table-cell>
          <table:table-cell table:style-name="t1.B3" office:value-type="string">
            <text:p text:style-name="P11">$1-00</text:p>
          </table:table-cell>
          <table:table-cell table:style-name="t1.B3" office:value-type="string">
            <text:p text:style-name="P11">$1-10</text:p>
          </table:table-cell>
          <table:table-cell table:style-name="t1.B3" office:value-type="string">
            <text:p text:style-name="P11">$<text:span text:style-name="T4">1</text:span>-20</text:p>
          </table:table-cell>
          <table:table-cell table:style-name="t1.E3" table:number-rows-spanned="5" office:value-type="string">
            <text:p text:style-name="P10">±<text:span text:style-name="T4">20</text:span></text:p>
          </table:table-cell>
        </table:table-row>
        <table:table-row table:style-name="t1.3">
          <table:table-cell table:style-name="t1.A3" office:value-type="string">
            <text:p text:style-name="P10">0,7 мкЗв/ч</text:p>
          </table:table-cell>
          <table:table-cell table:style-name="t1.B3" office:value-type="string">
            <text:p text:style-name="P11">$1-01</text:p>
          </table:table-cell>
          <table:table-cell table:style-name="t1.B3" office:value-type="string">
            <text:p text:style-name="P11">$1-11</text:p>
          </table:table-cell>
          <table:table-cell table:style-name="t1.B3" office:value-type="string">
            <text:p text:style-name="P11">$<text:span text:style-name="T4">1</text:span>-21</text:p>
          </table:table-cell>
          <table:covered-table-cell/>
        </table:table-row>
        <table:table-row table:style-name="t1.3">
          <table:table-cell table:style-name="t1.A3" office:value-type="string">
            <text:p text:style-name="P10">7 мкЗв/ч</text:p>
          </table:table-cell>
          <table:table-cell table:style-name="t1.B3" office:value-type="string">
            <text:p text:style-name="P11">$1-02</text:p>
          </table:table-cell>
          <table:table-cell table:style-name="t1.B3" office:value-type="string">
            <text:p text:style-name="P11">$1-12</text:p>
          </table:table-cell>
          <table:table-cell table:style-name="t1.B3" office:value-type="string">
            <text:p text:style-name="P11">$<text:span text:style-name="T4">1</text:span>-22</text:p>
          </table:table-cell>
          <table:covered-table-cell/>
        </table:table-row>
        <table:table-row table:style-name="t1.3">
          <table:table-cell table:style-name="t1.A3" office:value-type="string">
            <text:p text:style-name="P10">70 мкЗв/ч</text:p>
          </table:table-cell>
          <table:table-cell table:style-name="t1.B3" office:value-type="string">
            <text:p text:style-name="P11">$1-03</text:p>
          </table:table-cell>
          <table:table-cell table:style-name="t1.B3" office:value-type="string">
            <text:p text:style-name="P11">$1-13</text:p>
          </table:table-cell>
          <table:table-cell table:style-name="t1.B3" office:value-type="string">
            <text:p text:style-name="P11">$<text:span text:style-name="T4">1</text:span>-23</text:p>
          </table:table-cell>
          <table:covered-table-cell/>
        </table:table-row>
        <table:table-row table:style-name="t1.3">
          <table:table-cell table:style-name="t1.A7" office:value-type="string">
            <text:p text:style-name="P10"><text:span text:style-name="T4">240</text:span> <text:span text:style-name="T4">мкЗв</text:span>/ч</text:p>
          </table:table-cell>
          <table:table-cell table:style-name="t1.B7" office:value-type="string">
            <text:p text:style-name="P11">$1-04</text:p>
          </table:table-cell>
          <table:table-cell table:style-name="t1.B7" office:value-type="string">
            <text:p text:style-name="P11">$1-14</text:p>
          </table:table-cell>
          <table:table-cell table:style-name="t1.B7" office:value-type="string">
            <text:p text:style-name="P11">$<text:span text:style-name="T4">1</text:span>-24</text:p>
          </table:table-cell>
          <table:covered-table-cell/>
        </table:table-row>
      </table:table>
      <table:table table:name="t2" table:style-name="t2">
        <table:table-column table:style-name="t2.A" table:number-columns-repeated="5"/>
        <text:soft-page-break/>
        <table:table-row>
          <table:table-cell table:style-name="t2.A1" table:number-columns-spanned="5" office:value-type="string">
            <text:p text:style-name="P27">Проверка основной относительной погрешности измерения мощности дозы с блоком БДКГ-04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office:value-type="string">
            <text:p text:style-name="P46">Мощность амбиентной эквивалентной дозы в контрольной точке</text:p>
            <text:p text:style-name="P46"><draw:frame draw:style-name="fr1" draw:name="Графический объект9" text:anchor-type="as-char" svg:width="0.2799in" svg:height="0.35in" draw:z-index="8"><draw:image xlink:href="Pictures/2000001400004225000052AF4BFD5F58.wmf" xlink:type="simple" xlink:show="embed" xlink:actuate="onLoad"/></draw:frame>, нЗв/ч</text:p>
          </table:table-cell>
          <table:table-cell table:style-name="t2.B2" office:value-type="string">
            <text:p text:style-name="P46">мощности амбиентной эквивалентной дозы</text:p>
            <text:p text:style-name="P52"><draw:frame draw:style-name="fr1" draw:name="Графический объект10" text:anchor-type="as-char" svg:width="0.3354in" svg:height="0.3638in" draw:z-index="9"><draw:image xlink:href="Pictures/2000001400004F60000055FDDC0554D1.wmf" xlink:type="simple" xlink:show="embed" xlink:actuate="onLoad"/></draw:frame>, нЗв/ч</text:p>
          </table:table-cell>
          <table:table-cell table:style-name="t2.B2" office:value-type="string">
            <text:p text:style-name="P46">Относительная погрешность измерения мощности амбиентной эквивалентной дозы </text:p>
            <text:p text:style-name="P46"><draw:frame draw:style-name="fr1" draw:name="Графический объект11" text:anchor-type="as-char" svg:width="0.2661in" svg:height="0.2661in" draw:z-index="10"><draw:image xlink:href="Pictures/2000000F00003ED700003ED785829EE5.wmf" xlink:type="simple" xlink:show="embed" xlink:actuate="onLoad"/></draw:frame>, %</text:p>
          </table:table-cell>
          <table:table-cell table:style-name="t2.B2" office:value-type="string">
            <text:p text:style-name="P46">Доверительная граница погреш-ности измерения</text:p>
            <text:p text:style-name="P46"><draw:frame draw:style-name="fr1" draw:name="Графический объект12" text:anchor-type="as-char" svg:width="0.1957in" svg:height="0.2516in" draw:z-index="11"><draw:image xlink:href="Pictures/2000000F00002E4D00003B882C854A20.wmf" xlink:type="simple" xlink:show="embed" xlink:actuate="onLoad"/></draw:frame>, %</text:p>
          </table:table-cell>
          <table:table-cell table:style-name="t2.E2" office:value-type="string">
            <text:p text:style-name="P48"><text:span text:style-name="T56">Пределосновной </text:span>относительной погрешности ,</text:p>
            <text:p text:style-name="P48">%</text:p>
          </table:table-cell>
        </table:table-row>
        <table:table-row table:style-name="t2.3">
          <table:table-cell table:style-name="t2.A3" office:value-type="string">
            <text:p text:style-name="P10">0,7 мкЗв/ч</text:p>
          </table:table-cell>
          <table:table-cell table:style-name="t2.B3" office:value-type="string">
            <text:p text:style-name="P11">$2-00</text:p>
          </table:table-cell>
          <table:table-cell table:style-name="t2.B3" office:value-type="string">
            <text:p text:style-name="P11">$2-10</text:p>
          </table:table-cell>
          <table:table-cell table:style-name="t2.B3" office:value-type="string">
            <text:p text:style-name="P11">$<text:span text:style-name="T4">2</text:span>-20</text:p>
          </table:table-cell>
          <table:table-cell table:style-name="t2.E3" table:number-rows-spanned="8" office:value-type="string">
            <text:p text:style-name="P10">±<text:span text:style-name="T5">15</text:span></text:p>
          </table:table-cell>
        </table:table-row>
        <table:table-row table:style-name="t2.3">
          <table:table-cell table:style-name="t2.A3" office:value-type="string">
            <text:p text:style-name="P10">7 мкЗв/ч</text:p>
          </table:table-cell>
          <table:table-cell table:style-name="t2.B3" office:value-type="string">
            <text:p text:style-name="P11">$2-01</text:p>
          </table:table-cell>
          <table:table-cell table:style-name="t2.B3" office:value-type="string">
            <text:p text:style-name="P11">$2-11</text:p>
          </table:table-cell>
          <table:table-cell table:style-name="t2.B3" office:value-type="string">
            <text:p text:style-name="P11">$<text:span text:style-name="T4">2</text:span>-21</text:p>
          </table:table-cell>
          <table:covered-table-cell/>
        </table:table-row>
        <table:table-row table:style-name="t2.3">
          <table:table-cell table:style-name="t2.A3" office:value-type="string">
            <text:p text:style-name="P10">70 мкЗв/ч</text:p>
          </table:table-cell>
          <table:table-cell table:style-name="t2.B3" office:value-type="string">
            <text:p text:style-name="P11">$2-02</text:p>
          </table:table-cell>
          <table:table-cell table:style-name="t2.B3" office:value-type="string">
            <text:p text:style-name="P11">$2-12</text:p>
          </table:table-cell>
          <table:table-cell table:style-name="t2.B3" office:value-type="string">
            <text:p text:style-name="P11">$<text:span text:style-name="T4">2</text:span>-22</text:p>
          </table:table-cell>
          <table:covered-table-cell/>
        </table:table-row>
        <table:table-row table:style-name="t2.3">
          <table:table-cell table:style-name="t2.A3" office:value-type="string">
            <text:p text:style-name="P10">0.7 мЗв/ч</text:p>
          </table:table-cell>
          <table:table-cell table:style-name="t2.B3" office:value-type="string">
            <text:p text:style-name="P11">$2-03</text:p>
          </table:table-cell>
          <table:table-cell table:style-name="t2.B3" office:value-type="string">
            <text:p text:style-name="P11">$2-13</text:p>
          </table:table-cell>
          <table:table-cell table:style-name="t2.B3" office:value-type="string">
            <text:p text:style-name="P11">$<text:span text:style-name="T4">2</text:span>-23</text:p>
          </table:table-cell>
          <table:covered-table-cell/>
        </table:table-row>
        <table:table-row table:style-name="t2.3">
          <table:table-cell table:style-name="t2.A3" office:value-type="string">
            <text:p text:style-name="P10">7,0 мЗв/ч</text:p>
          </table:table-cell>
          <table:table-cell table:style-name="t2.B3" office:value-type="string">
            <text:p text:style-name="P11">$2-04</text:p>
          </table:table-cell>
          <table:table-cell table:style-name="t2.B3" office:value-type="string">
            <text:p text:style-name="P11">$2-14</text:p>
          </table:table-cell>
          <table:table-cell table:style-name="t2.B3" office:value-type="string">
            <text:p text:style-name="P11">$<text:span text:style-name="T4">2</text:span>-24</text:p>
          </table:table-cell>
          <table:covered-table-cell/>
        </table:table-row>
        <table:table-row table:style-name="t2.3">
          <table:table-cell table:style-name="t2.A3" office:value-type="string">
            <text:p text:style-name="P10">70 мЗв/ч</text:p>
          </table:table-cell>
          <table:table-cell table:style-name="t2.B3" office:value-type="string">
            <text:p text:style-name="P11">$2-05</text:p>
          </table:table-cell>
          <table:table-cell table:style-name="t2.B3" office:value-type="string">
            <text:p text:style-name="P11">$2-15</text:p>
          </table:table-cell>
          <table:table-cell table:style-name="t2.B3" office:value-type="string">
            <text:p text:style-name="P11">$<text:span text:style-name="T4">2</text:span>-25</text:p>
          </table:table-cell>
          <table:covered-table-cell/>
        </table:table-row>
        <table:table-row table:style-name="t2.3">
          <table:table-cell table:style-name="t2.A3" office:value-type="string">
            <text:p text:style-name="P10">0,7 Зв/ч</text:p>
          </table:table-cell>
          <table:table-cell table:style-name="t2.B3" office:value-type="string">
            <text:p text:style-name="P11">$2-06</text:p>
          </table:table-cell>
          <table:table-cell table:style-name="t2.B3" office:value-type="string">
            <text:p text:style-name="P11">$2-16</text:p>
          </table:table-cell>
          <table:table-cell table:style-name="t2.B3" office:value-type="string">
            <text:p text:style-name="P11">$<text:span text:style-name="T4">2</text:span>-26</text:p>
          </table:table-cell>
          <table:covered-table-cell/>
        </table:table-row>
        <table:table-row table:style-name="t2.3">
          <table:table-cell table:style-name="t2.A10" office:value-type="string">
            <text:p text:style-name="P10">7,<text:span text:style-name="T5">0</text:span> Зв/ч</text:p>
          </table:table-cell>
          <table:table-cell table:style-name="t2.B10" office:value-type="string">
            <text:p text:style-name="P11">$2-07</text:p>
          </table:table-cell>
          <table:table-cell table:style-name="t2.B10" office:value-type="string">
            <text:p text:style-name="P11">$2-17</text:p>
          </table:table-cell>
          <table:table-cell table:style-name="t2.B10" office:value-type="string">
            <text:p text:style-name="P11">$<text:span text:style-name="T4">2</text:span>-27</text:p>
          </table:table-cell>
          <table:covered-table-cell/>
        </table:table-row>
      </table:table>
      <table:table table:name="t3" table:style-name="t3">
        <table:table-column table:style-name="t3.A" table:number-columns-repeated="5"/>
        <table:table-row>
          <table:table-cell table:style-name="t3.A1" table:number-columns-spanned="5" office:value-type="string">
            <text:p text:style-name="P27">Проверка основной относительной погрешности измерения мощности дозы с блоком БДКГ-0<text:span text:style-name="T5">5</text:span>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office:value-type="string">
            <text:p text:style-name="P46">Мощность амбиентной эквивалентной дозы в контрольной точке</text:p>
            <text:p text:style-name="P46"><draw:frame draw:style-name="fr1" draw:name="Графический объект14" text:anchor-type="as-char" svg:width="0.2799in" svg:height="0.35in" draw:z-index="20"><draw:image xlink:href="Pictures/2000001400004225000052AF4BFD5F58.wmf" xlink:type="simple" xlink:show="embed" xlink:actuate="onLoad"/></draw:frame>, нЗв/ч</text:p>
          </table:table-cell>
          <table:table-cell table:style-name="t3.B2" office:value-type="string">
            <text:p text:style-name="P46">мощности амбиентной эквивалентной дозы</text:p>
            <text:p text:style-name="P52"><draw:frame draw:style-name="fr1" draw:name="Графический объект15" text:anchor-type="as-char" svg:width="0.3354in" svg:height="0.3638in" draw:z-index="21"><draw:image xlink:href="Pictures/2000001400004F60000055FDDC0554D1.wmf" xlink:type="simple" xlink:show="embed" xlink:actuate="onLoad"/></draw:frame>, нЗв/ч</text:p>
          </table:table-cell>
          <table:table-cell table:style-name="t3.B2" office:value-type="string">
            <text:p text:style-name="P46">Относительная погрешность измерения мощности амбиентной эквивалентной дозы </text:p>
            <text:p text:style-name="P46"><draw:frame draw:style-name="fr1" draw:name="Графический объект16" text:anchor-type="as-char" svg:width="0.2661in" svg:height="0.2661in" draw:z-index="22"><draw:image xlink:href="Pictures/2000000F00003ED700003ED785829EE5.wmf" xlink:type="simple" xlink:show="embed" xlink:actuate="onLoad"/></draw:frame>, %</text:p>
          </table:table-cell>
          <table:table-cell table:style-name="t3.B2" office:value-type="string">
            <text:p text:style-name="P46">Доверительная граница погреш-ности измерения</text:p>
            <text:p text:style-name="P46"><draw:frame draw:style-name="fr1" draw:name="Графический объект17" text:anchor-type="as-char" svg:width="0.1957in" svg:height="0.2516in" draw:z-index="23"><draw:image xlink:href="Pictures/2000000F00002E4D00003B882C854A20.wmf" xlink:type="simple" xlink:show="embed" xlink:actuate="onLoad"/></draw:frame>, %</text:p>
          </table:table-cell>
          <table:table-cell table:style-name="t3.E2" office:value-type="string">
            <text:p text:style-name="P48"><text:span text:style-name="T56">Пределосновной </text:span>относительной погрешности ,</text:p>
            <text:p text:style-name="P48">%</text:p>
          </table:table-cell>
        </table:table-row>
        <table:table-row table:style-name="t3.3">
          <table:table-cell table:style-name="t3.A3" office:value-type="string">
            <text:p text:style-name="P10"><text:span text:style-name="T5">0,07</text:span> мкЗв/ч</text:p>
          </table:table-cell>
          <table:table-cell table:style-name="t3.B3" office:value-type="string">
            <text:p text:style-name="P11">$3-00</text:p>
          </table:table-cell>
          <table:table-cell table:style-name="t3.B3" office:value-type="string">
            <text:p text:style-name="P11">$3-10</text:p>
          </table:table-cell>
          <table:table-cell table:style-name="t3.B3" office:value-type="string">
            <text:p text:style-name="P11">$3-20</text:p>
          </table:table-cell>
          <table:table-cell table:style-name="t3.E3" table:number-rows-spanned="4" office:value-type="string">
            <text:p text:style-name="P10">±<text:span text:style-name="T5">15</text:span></text:p>
          </table:table-cell>
        </table:table-row>
        <table:table-row table:style-name="t3.3">
          <table:table-cell table:style-name="t3.A3" office:value-type="string">
            <text:p text:style-name="P10">0,7 мкЗв/ч</text:p>
          </table:table-cell>
          <table:table-cell table:style-name="t3.B3" office:value-type="string">
            <text:p text:style-name="P11">$3-01</text:p>
          </table:table-cell>
          <table:table-cell table:style-name="t3.B3" office:value-type="string">
            <text:p text:style-name="P11">$3-11</text:p>
          </table:table-cell>
          <table:table-cell table:style-name="t3.B3" office:value-type="string">
            <text:p text:style-name="P11">$3-21</text:p>
          </table:table-cell>
          <table:covered-table-cell/>
        </table:table-row>
        <table:table-row table:style-name="t3.3">
          <table:table-cell table:style-name="t3.A3" office:value-type="string">
            <text:p text:style-name="P10">7 мкЗв/ч</text:p>
          </table:table-cell>
          <table:table-cell table:style-name="t3.B3" office:value-type="string">
            <text:p text:style-name="P11">$3-02</text:p>
          </table:table-cell>
          <table:table-cell table:style-name="t3.B3" office:value-type="string">
            <text:p text:style-name="P11">$3-12</text:p>
          </table:table-cell>
          <table:table-cell table:style-name="t3.B3" office:value-type="string">
            <text:p text:style-name="P11">$3-22</text:p>
          </table:table-cell>
          <table:covered-table-cell/>
        </table:table-row>
        <table:table-row table:style-name="t3.3">
          <table:table-cell table:style-name="t3.A6" office:value-type="string">
            <text:p text:style-name="P10">70 мкЗв/ч</text:p>
          </table:table-cell>
          <table:table-cell table:style-name="t3.B6" office:value-type="string">
            <text:p text:style-name="P11">$3-03</text:p>
          </table:table-cell>
          <table:table-cell table:style-name="t3.B6" office:value-type="string">
            <text:p text:style-name="P11">$3-13</text:p>
          </table:table-cell>
          <table:table-cell table:style-name="t3.B6" office:value-type="string">
            <text:p text:style-name="P11">$3-23</text:p>
          </table:table-cell>
          <table:covered-table-cell/>
        </table:table-row>
      </table:table>
      <table:table table:name="t4" table:style-name="t4">
        <table:table-column table:style-name="t4.A" table:number-columns-repeated="5"/>
        <text:soft-page-break/>
        <table:table-row>
          <table:table-cell table:style-name="t4.A1" table:number-columns-spanned="5" office:value-type="string">
            <text:p text:style-name="P27">Проверка основной относительной погрешности измерения мощности дозы с блоком БДКГ-<text:span text:style-name="T5">11</text:span>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office:value-type="string">
            <text:p text:style-name="P46">Мощность амбиентной эквивалентной дозы в контрольной точке</text:p>
            <text:p text:style-name="P46"><draw:frame draw:style-name="fr1" draw:name="Графический объект19" text:anchor-type="as-char" svg:width="0.2799in" svg:height="0.35in" draw:z-index="12"><draw:image xlink:href="Pictures/2000001400004225000052AF4BFD5F58.wmf" xlink:type="simple" xlink:show="embed" xlink:actuate="onLoad"/></draw:frame>, нЗв/ч</text:p>
          </table:table-cell>
          <table:table-cell table:style-name="t4.B2" office:value-type="string">
            <text:p text:style-name="P46">мощности амбиентной эквивалентной дозы</text:p>
            <text:p text:style-name="P52"><draw:frame draw:style-name="fr1" draw:name="Графический объект20" text:anchor-type="as-char" svg:width="0.3354in" svg:height="0.3638in" draw:z-index="13"><draw:image xlink:href="Pictures/2000001400004F60000055FDDC0554D1.wmf" xlink:type="simple" xlink:show="embed" xlink:actuate="onLoad"/></draw:frame>, нЗв/ч</text:p>
          </table:table-cell>
          <table:table-cell table:style-name="t4.B2" office:value-type="string">
            <text:p text:style-name="P46">Относительная погрешность измерения мощности амбиентной эквивалентной дозы </text:p>
            <text:p text:style-name="P46"><draw:frame draw:style-name="fr1" draw:name="Графический объект21" text:anchor-type="as-char" svg:width="0.2661in" svg:height="0.2661in" draw:z-index="14"><draw:image xlink:href="Pictures/2000000F00003ED700003ED785829EE5.wmf" xlink:type="simple" xlink:show="embed" xlink:actuate="onLoad"/></draw:frame>, %</text:p>
          </table:table-cell>
          <table:table-cell table:style-name="t4.B2" office:value-type="string">
            <text:p text:style-name="P46">Доверительная граница погреш-ности измерения</text:p>
            <text:p text:style-name="P46"><draw:frame draw:style-name="fr1" draw:name="Графический объект22" text:anchor-type="as-char" svg:width="0.1957in" svg:height="0.2516in" draw:z-index="15"><draw:image xlink:href="Pictures/2000000F00002E4D00003B882C854A20.wmf" xlink:type="simple" xlink:show="embed" xlink:actuate="onLoad"/></draw:frame>, %</text:p>
          </table:table-cell>
          <table:table-cell table:style-name="t4.E2" office:value-type="string">
            <text:p text:style-name="P48"><text:span text:style-name="T56">Пределосновной </text:span>относительной погрешности ,</text:p>
            <text:p text:style-name="P48">%</text:p>
          </table:table-cell>
        </table:table-row>
        <table:table-row table:style-name="t4.3">
          <table:table-cell table:style-name="t4.A3" office:value-type="string">
            <text:p text:style-name="P10"><text:span text:style-name="T5">0,07</text:span> мкЗв/ч</text:p>
          </table:table-cell>
          <table:table-cell table:style-name="t4.B3" office:value-type="string">
            <text:p text:style-name="P11">$4-00</text:p>
          </table:table-cell>
          <table:table-cell table:style-name="t4.B3" office:value-type="string">
            <text:p text:style-name="P11">$4-10</text:p>
          </table:table-cell>
          <table:table-cell table:style-name="t4.B3" office:value-type="string">
            <text:p text:style-name="P11">$4-20</text:p>
          </table:table-cell>
          <table:table-cell table:style-name="t4.E3" table:number-rows-spanned="4" office:value-type="string">
            <text:p text:style-name="P10">±<text:span text:style-name="T5">15</text:span></text:p>
          </table:table-cell>
        </table:table-row>
        <table:table-row table:style-name="t4.3">
          <table:table-cell table:style-name="t4.A3" office:value-type="string">
            <text:p text:style-name="P10">0,7 мкЗв/ч</text:p>
          </table:table-cell>
          <table:table-cell table:style-name="t4.B3" office:value-type="string">
            <text:p text:style-name="P11">$4-01</text:p>
          </table:table-cell>
          <table:table-cell table:style-name="t4.B3" office:value-type="string">
            <text:p text:style-name="P11">$4-11</text:p>
          </table:table-cell>
          <table:table-cell table:style-name="t4.B3" office:value-type="string">
            <text:p text:style-name="P11">$4-21</text:p>
          </table:table-cell>
          <table:covered-table-cell/>
        </table:table-row>
        <table:table-row table:style-name="t4.3">
          <table:table-cell table:style-name="t4.A3" office:value-type="string">
            <text:p text:style-name="P10">7 мкЗв/ч</text:p>
          </table:table-cell>
          <table:table-cell table:style-name="t4.B3" office:value-type="string">
            <text:p text:style-name="P11">$4-02</text:p>
          </table:table-cell>
          <table:table-cell table:style-name="t4.B3" office:value-type="string">
            <text:p text:style-name="P11">$4-12</text:p>
          </table:table-cell>
          <table:table-cell table:style-name="t4.B3" office:value-type="string">
            <text:p text:style-name="P11">$4-22</text:p>
          </table:table-cell>
          <table:covered-table-cell/>
        </table:table-row>
        <table:table-row table:style-name="t4.3">
          <table:table-cell table:style-name="t4.A6" office:value-type="string">
            <text:p text:style-name="P10">70 мкЗв/ч</text:p>
          </table:table-cell>
          <table:table-cell table:style-name="t4.B6" office:value-type="string">
            <text:p text:style-name="P11">$4-03</text:p>
          </table:table-cell>
          <table:table-cell table:style-name="t4.B6" office:value-type="string">
            <text:p text:style-name="P11">$4-13</text:p>
          </table:table-cell>
          <table:table-cell table:style-name="t4.B6" office:value-type="string">
            <text:p text:style-name="P11">$4-23</text:p>
          </table:table-cell>
          <table:covered-table-cell/>
        </table:table-row>
      </table:table>
      <table:table table:name="t5" table:style-name="t5">
        <table:table-column table:style-name="t5.A" table:number-columns-repeated="5"/>
        <table:table-row>
          <table:table-cell table:style-name="t5.A1" table:number-columns-spanned="5" office:value-type="string">
            <text:p text:style-name="P27">Проверка основной относительной погрешности измерения мощности дозы с блоком БДКГ-<text:span text:style-name="T5">17</text:span>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office:value-type="string">
            <text:p text:style-name="P46">Мощность амбиентной эквивалентной дозы в контрольной точке</text:p>
            <text:p text:style-name="P46"><draw:frame draw:style-name="fr1" draw:name="Графический объект24" text:anchor-type="as-char" svg:width="0.2799in" svg:height="0.35in" draw:z-index="24"><draw:image xlink:href="Pictures/2000001400004225000052AF4BFD5F58.wmf" xlink:type="simple" xlink:show="embed" xlink:actuate="onLoad"/></draw:frame>, нЗв/ч</text:p>
          </table:table-cell>
          <table:table-cell table:style-name="t5.B2" office:value-type="string">
            <text:p text:style-name="P46">мощности амбиентной эквивалентной дозы</text:p>
            <text:p text:style-name="P52"><draw:frame draw:style-name="fr1" draw:name="Графический объект25" text:anchor-type="as-char" svg:width="0.3354in" svg:height="0.3638in" draw:z-index="25"><draw:image xlink:href="Pictures/2000001400004F60000055FDDC0554D1.wmf" xlink:type="simple" xlink:show="embed" xlink:actuate="onLoad"/></draw:frame>, нЗв/ч</text:p>
          </table:table-cell>
          <table:table-cell table:style-name="t5.B2" office:value-type="string">
            <text:p text:style-name="P46">Относительная погрешность измерения мощности амбиентной эквивалентной дозы </text:p>
            <text:p text:style-name="P46"><draw:frame draw:style-name="fr1" draw:name="Графический объект26" text:anchor-type="as-char" svg:width="0.2661in" svg:height="0.2661in" draw:z-index="26"><draw:image xlink:href="Pictures/2000000F00003ED700003ED785829EE5.wmf" xlink:type="simple" xlink:show="embed" xlink:actuate="onLoad"/></draw:frame>, %</text:p>
          </table:table-cell>
          <table:table-cell table:style-name="t5.B2" office:value-type="string">
            <text:p text:style-name="P46">Доверительная граница погреш-ности измерения</text:p>
            <text:p text:style-name="P46"><draw:frame draw:style-name="fr1" draw:name="Графический объект27" text:anchor-type="as-char" svg:width="0.1957in" svg:height="0.2516in" draw:z-index="27"><draw:image xlink:href="Pictures/2000000F00002E4D00003B882C854A20.wmf" xlink:type="simple" xlink:show="embed" xlink:actuate="onLoad"/></draw:frame>, %</text:p>
          </table:table-cell>
          <table:table-cell table:style-name="t5.E2" office:value-type="string">
            <text:p text:style-name="P48"><text:span text:style-name="T56">Пределосновной </text:span>относительной погрешности ,</text:p>
            <text:p text:style-name="P48">%</text:p>
          </table:table-cell>
        </table:table-row>
        <table:table-row table:style-name="t5.3">
          <table:table-cell table:style-name="t5.A3" office:value-type="string">
            <text:p text:style-name="P10"><text:span text:style-name="T5">7,0</text:span> мЗв/ч</text:p>
          </table:table-cell>
          <table:table-cell table:style-name="t5.B3" office:value-type="string">
            <text:p text:style-name="P11">$5-00</text:p>
          </table:table-cell>
          <table:table-cell table:style-name="t5.B3" office:value-type="string">
            <text:p text:style-name="P11">$5-10</text:p>
          </table:table-cell>
          <table:table-cell table:style-name="t5.B3" office:value-type="string">
            <text:p text:style-name="P11">$5-20</text:p>
          </table:table-cell>
          <table:table-cell table:style-name="t5.E3" table:number-rows-spanned="5" office:value-type="string">
            <text:p text:style-name="P10">±<text:span text:style-name="T5">20</text:span></text:p>
          </table:table-cell>
        </table:table-row>
        <table:table-row table:style-name="t5.3">
          <table:table-cell table:style-name="t5.A3" office:value-type="string">
            <text:p text:style-name="P10">7<text:span text:style-name="T5">0</text:span> мЗв/ч</text:p>
          </table:table-cell>
          <table:table-cell table:style-name="t5.B3" office:value-type="string">
            <text:p text:style-name="P11">$5-01</text:p>
          </table:table-cell>
          <table:table-cell table:style-name="t5.B3" office:value-type="string">
            <text:p text:style-name="P11">$5-11</text:p>
          </table:table-cell>
          <table:table-cell table:style-name="t5.B3" office:value-type="string">
            <text:p text:style-name="P11">$5-21</text:p>
          </table:table-cell>
          <table:covered-table-cell/>
        </table:table-row>
        <table:table-row table:style-name="t5.3">
          <table:table-cell table:style-name="t5.A3" office:value-type="string">
            <text:p text:style-name="P10"><text:span text:style-name="T5">0,</text:span>7 Зв/ч</text:p>
          </table:table-cell>
          <table:table-cell table:style-name="t5.B3" office:value-type="string">
            <text:p text:style-name="P11">$5-02</text:p>
          </table:table-cell>
          <table:table-cell table:style-name="t5.B3" office:value-type="string">
            <text:p text:style-name="P11">$5-12</text:p>
          </table:table-cell>
          <table:table-cell table:style-name="t5.B3" office:value-type="string">
            <text:p text:style-name="P11">$5-22</text:p>
          </table:table-cell>
          <table:covered-table-cell/>
        </table:table-row>
        <table:table-row table:style-name="t5.3">
          <table:table-cell table:style-name="t5.A3" office:value-type="string">
            <text:p text:style-name="P10">7 Зв/ч</text:p>
          </table:table-cell>
          <table:table-cell table:style-name="t5.B3" office:value-type="string">
            <text:p text:style-name="P11">$5-03</text:p>
          </table:table-cell>
          <table:table-cell table:style-name="t5.B3" office:value-type="string">
            <text:p text:style-name="P11">$5-13</text:p>
          </table:table-cell>
          <table:table-cell table:style-name="t5.B3" office:value-type="string">
            <text:p text:style-name="P11">$5-23</text:p>
          </table:table-cell>
          <table:covered-table-cell/>
        </table:table-row>
        <table:table-row table:style-name="t5.3">
          <table:table-cell table:style-name="t5.A7" office:value-type="string">
            <text:p text:style-name="P10"><text:span text:style-name="T5">40</text:span> Зв/ч</text:p>
          </table:table-cell>
          <table:table-cell table:style-name="t5.B7" office:value-type="string">
            <text:p text:style-name="P11">$5-04</text:p>
          </table:table-cell>
          <table:table-cell table:style-name="t5.B7" office:value-type="string">
            <text:p text:style-name="P11">$5-14</text:p>
          </table:table-cell>
          <table:table-cell table:style-name="t5.B7" office:value-type="string">
            <text:p text:style-name="P11">$5-24</text:p>
          </table:table-cell>
          <table:covered-table-cell/>
        </table:table-row>
      </table:table>
      <table:table table:name="t6" table:style-name="t6">
        <table:table-column table:style-name="t6.A" table:number-columns-repeated="5"/>
        <text:soft-page-break/>
        <table:table-row>
          <table:table-cell table:style-name="t6.A1" table:number-columns-spanned="5" office:value-type="string">
            <text:p text:style-name="P27">Проверка основной относительной погрешности измерения мощности дозы с блоком БДКГ-<text:span text:style-name="T5">24</text:span>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office:value-type="string">
            <text:p text:style-name="P46">Мощность амбиентной эквивалентной дозы в контрольной точке</text:p>
            <text:p text:style-name="P46"><draw:frame draw:style-name="fr1" draw:name="Графический объект29" text:anchor-type="as-char" svg:width="0.2799in" svg:height="0.35in" draw:z-index="28"><draw:image xlink:href="Pictures/2000001400004225000052AF4BFD5F58.wmf" xlink:type="simple" xlink:show="embed" xlink:actuate="onLoad"/></draw:frame>, нЗв/ч</text:p>
          </table:table-cell>
          <table:table-cell table:style-name="t6.B2" office:value-type="string">
            <text:p text:style-name="P46">мощности амбиентной эквивалентной дозы</text:p>
            <text:p text:style-name="P52"><draw:frame draw:style-name="fr1" draw:name="Графический объект30" text:anchor-type="as-char" svg:width="0.3354in" svg:height="0.3638in" draw:z-index="29"><draw:image xlink:href="Pictures/2000001400004F60000055FDDC0554D1.wmf" xlink:type="simple" xlink:show="embed" xlink:actuate="onLoad"/></draw:frame>, нЗв/ч</text:p>
          </table:table-cell>
          <table:table-cell table:style-name="t6.B2" office:value-type="string">
            <text:p text:style-name="P46">Относительная погрешность измерения мощности амбиентной эквивалентной дозы </text:p>
            <text:p text:style-name="P46"><draw:frame draw:style-name="fr1" draw:name="Графический объект31" text:anchor-type="as-char" svg:width="0.2661in" svg:height="0.2661in" draw:z-index="30"><draw:image xlink:href="Pictures/2000000F00003ED700003ED785829EE5.wmf" xlink:type="simple" xlink:show="embed" xlink:actuate="onLoad"/></draw:frame>, %</text:p>
          </table:table-cell>
          <table:table-cell table:style-name="t6.B2" office:value-type="string">
            <text:p text:style-name="P46">Доверительная граница погреш-ности измерения</text:p>
            <text:p text:style-name="P46"><draw:frame draw:style-name="fr1" draw:name="Графический объект32" text:anchor-type="as-char" svg:width="0.1957in" svg:height="0.2516in" draw:z-index="31"><draw:image xlink:href="Pictures/2000000F00002E4D00003B882C854A20.wmf" xlink:type="simple" xlink:show="embed" xlink:actuate="onLoad"/></draw:frame>, %</text:p>
          </table:table-cell>
          <table:table-cell table:style-name="t6.E2" office:value-type="string">
            <text:p text:style-name="P48"><text:span text:style-name="T56">Пределосновной </text:span>относительной погрешности ,</text:p>
            <text:p text:style-name="P48">%</text:p>
          </table:table-cell>
        </table:table-row>
        <table:table-row table:style-name="t6.3">
          <table:table-cell table:style-name="t6.A3" office:value-type="string">
            <text:p text:style-name="P10">0,7 мкЗв/ч</text:p>
          </table:table-cell>
          <table:table-cell table:style-name="t6.B3" office:value-type="string">
            <text:p text:style-name="P11">$6-00</text:p>
          </table:table-cell>
          <table:table-cell table:style-name="t6.B3" office:value-type="string">
            <text:p text:style-name="P11">$6-10</text:p>
          </table:table-cell>
          <table:table-cell table:style-name="t6.B3" office:value-type="string">
            <text:p text:style-name="P11">$6-20</text:p>
          </table:table-cell>
          <table:table-cell table:style-name="t6.E3" table:number-rows-spanned="7" office:value-type="string">
            <text:p text:style-name="P10">±<text:span text:style-name="T5">15</text:span></text:p>
          </table:table-cell>
        </table:table-row>
        <table:table-row table:style-name="t6.3">
          <table:table-cell table:style-name="t6.A3" office:value-type="string">
            <text:p text:style-name="P10">7 мкЗв/ч</text:p>
          </table:table-cell>
          <table:table-cell table:style-name="t6.B3" office:value-type="string">
            <text:p text:style-name="P11">$6-01</text:p>
          </table:table-cell>
          <table:table-cell table:style-name="t6.B3" office:value-type="string">
            <text:p text:style-name="P11">$6-11</text:p>
          </table:table-cell>
          <table:table-cell table:style-name="t6.B3" office:value-type="string">
            <text:p text:style-name="P11">$6-21</text:p>
          </table:table-cell>
          <table:covered-table-cell/>
        </table:table-row>
        <table:table-row table:style-name="t6.3">
          <table:table-cell table:style-name="t6.A3" office:value-type="string">
            <text:p text:style-name="P10">70 мкЗв/ч</text:p>
          </table:table-cell>
          <table:table-cell table:style-name="t6.B3" office:value-type="string">
            <text:p text:style-name="P11">$6-02</text:p>
          </table:table-cell>
          <table:table-cell table:style-name="t6.B3" office:value-type="string">
            <text:p text:style-name="P11">$6-12</text:p>
          </table:table-cell>
          <table:table-cell table:style-name="t6.B3" office:value-type="string">
            <text:p text:style-name="P11">$6-22</text:p>
          </table:table-cell>
          <table:covered-table-cell/>
        </table:table-row>
        <table:table-row table:style-name="t6.3">
          <table:table-cell table:style-name="t6.A3" office:value-type="string">
            <text:p text:style-name="P10">0.7 мЗв/ч</text:p>
          </table:table-cell>
          <table:table-cell table:style-name="t6.B3" office:value-type="string">
            <text:p text:style-name="P11">$6-03</text:p>
          </table:table-cell>
          <table:table-cell table:style-name="t6.B3" office:value-type="string">
            <text:p text:style-name="P11">$6-13</text:p>
          </table:table-cell>
          <table:table-cell table:style-name="t6.B3" office:value-type="string">
            <text:p text:style-name="P11">$6-23</text:p>
          </table:table-cell>
          <table:covered-table-cell/>
        </table:table-row>
        <table:table-row table:style-name="t6.3">
          <table:table-cell table:style-name="t6.A3" office:value-type="string">
            <text:p text:style-name="P10">7,0 мЗв/ч</text:p>
          </table:table-cell>
          <table:table-cell table:style-name="t6.B3" office:value-type="string">
            <text:p text:style-name="P11">$6-04</text:p>
          </table:table-cell>
          <table:table-cell table:style-name="t6.B3" office:value-type="string">
            <text:p text:style-name="P11">$6-14</text:p>
          </table:table-cell>
          <table:table-cell table:style-name="t6.B3" office:value-type="string">
            <text:p text:style-name="P11">$6-24</text:p>
          </table:table-cell>
          <table:covered-table-cell/>
        </table:table-row>
        <table:table-row table:style-name="t6.3">
          <table:table-cell table:style-name="t6.A3" office:value-type="string">
            <text:p text:style-name="P10">70 мЗв/ч</text:p>
          </table:table-cell>
          <table:table-cell table:style-name="t6.B3" office:value-type="string">
            <text:p text:style-name="P11">$6-05</text:p>
          </table:table-cell>
          <table:table-cell table:style-name="t6.B3" office:value-type="string">
            <text:p text:style-name="P11">$6-15</text:p>
          </table:table-cell>
          <table:table-cell table:style-name="t6.B3" office:value-type="string">
            <text:p text:style-name="P11">$6-25</text:p>
          </table:table-cell>
          <table:covered-table-cell/>
        </table:table-row>
        <table:table-row table:style-name="t6.3">
          <table:table-cell table:style-name="t6.A9" office:value-type="string">
            <text:p text:style-name="P10">0,7 Зв/ч</text:p>
          </table:table-cell>
          <table:table-cell table:style-name="t6.B9" office:value-type="string">
            <text:p text:style-name="P11">$6-06</text:p>
          </table:table-cell>
          <table:table-cell table:style-name="t6.B9" office:value-type="string">
            <text:p text:style-name="P11">$6-16</text:p>
          </table:table-cell>
          <table:table-cell table:style-name="t6.B9" office:value-type="string">
            <text:p text:style-name="P11">$6-26</text:p>
          </table:table-cell>
          <table:covered-table-cell/>
        </table:table-row>
      </table:table>
      <table:table table:name="t7" table:style-name="t7">
        <table:table-column table:style-name="t7.A" table:number-columns-repeated="5"/>
        <table:table-row>
          <table:table-cell table:style-name="t7.A1" table:number-columns-spanned="5" office:value-type="string">
            <text:p text:style-name="P27">Проверка основной относительной погрешности измерения мощности дозы с блоком БДКГ-<text:span text:style-name="T5">30</text:span>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office:value-type="string">
            <text:p text:style-name="P46">Мощность амбиентной эквивалентной дозы в контрольной точке</text:p>
            <text:p text:style-name="P46"><draw:frame draw:style-name="fr1" draw:name="Графический объект34" text:anchor-type="as-char" svg:width="0.2799in" svg:height="0.35in" draw:z-index="36"><draw:image xlink:href="Pictures/2000001400004225000052AF4BFD5F58.wmf" xlink:type="simple" xlink:show="embed" xlink:actuate="onLoad"/></draw:frame>, нЗв/ч</text:p>
          </table:table-cell>
          <table:table-cell table:style-name="t7.B2" office:value-type="string">
            <text:p text:style-name="P46">мощности амбиентной эквивалентной дозы</text:p>
            <text:p text:style-name="P52"><draw:frame draw:style-name="fr1" draw:name="Графический объект35" text:anchor-type="as-char" svg:width="0.3354in" svg:height="0.3638in" draw:z-index="37"><draw:image xlink:href="Pictures/2000001400004F60000055FDDC0554D1.wmf" xlink:type="simple" xlink:show="embed" xlink:actuate="onLoad"/></draw:frame>, нЗв/ч</text:p>
          </table:table-cell>
          <table:table-cell table:style-name="t7.B2" office:value-type="string">
            <text:p text:style-name="P46">Относительная погрешность измерения мощности амбиентной эквивалентной дозы </text:p>
            <text:p text:style-name="P46"><draw:frame draw:style-name="fr1" draw:name="Графический объект36" text:anchor-type="as-char" svg:width="0.2661in" svg:height="0.2661in" draw:z-index="38"><draw:image xlink:href="Pictures/2000000F00003ED700003ED785829EE5.wmf" xlink:type="simple" xlink:show="embed" xlink:actuate="onLoad"/></draw:frame>, %</text:p>
          </table:table-cell>
          <table:table-cell table:style-name="t7.B2" office:value-type="string">
            <text:p text:style-name="P46">Доверительная граница погреш-ности измерения</text:p>
            <text:p text:style-name="P46"><draw:frame draw:style-name="fr1" draw:name="Графический объект37" text:anchor-type="as-char" svg:width="0.1957in" svg:height="0.2516in" draw:z-index="39"><draw:image xlink:href="Pictures/2000000F00002E4D00003B882C854A20.wmf" xlink:type="simple" xlink:show="embed" xlink:actuate="onLoad"/></draw:frame>, %</text:p>
          </table:table-cell>
          <table:table-cell table:style-name="t7.E2" office:value-type="string">
            <text:p text:style-name="P48"><text:span text:style-name="T56">Пределосновной </text:span>относительной погрешности ,</text:p>
            <text:p text:style-name="P48">%</text:p>
          </table:table-cell>
        </table:table-row>
        <table:table-row table:style-name="t7.3">
          <table:table-cell table:style-name="t7.A3" office:value-type="string">
            <text:p text:style-name="P10">0,<text:span text:style-name="T5">03</text:span> мк<text:span text:style-name="T4">Гр</text:span>/ч</text:p>
          </table:table-cell>
          <table:table-cell table:style-name="t7.B3" office:value-type="string">
            <text:p text:style-name="P11">$7-00</text:p>
          </table:table-cell>
          <table:table-cell table:style-name="t7.B3" office:value-type="string">
            <text:p text:style-name="P11">$7-10</text:p>
          </table:table-cell>
          <table:table-cell table:style-name="t7.B3" office:value-type="string">
            <text:p text:style-name="P11">$7-20</text:p>
          </table:table-cell>
          <table:table-cell table:style-name="t7.E3" table:number-rows-spanned="7" office:value-type="string">
            <text:p text:style-name="P10">±<text:span text:style-name="T5">15</text:span></text:p>
          </table:table-cell>
        </table:table-row>
        <table:table-row table:style-name="t7.3">
          <table:table-cell table:style-name="t7.A3" office:value-type="string">
            <text:p text:style-name="P10">7 мк<text:span text:style-name="T4">Гр</text:span>/ч</text:p>
          </table:table-cell>
          <table:table-cell table:style-name="t7.B3" office:value-type="string">
            <text:p text:style-name="P11">$7-01</text:p>
          </table:table-cell>
          <table:table-cell table:style-name="t7.B3" office:value-type="string">
            <text:p text:style-name="P11">$7-11</text:p>
          </table:table-cell>
          <table:table-cell table:style-name="t7.B3" office:value-type="string">
            <text:p text:style-name="P11">$7-21</text:p>
          </table:table-cell>
          <table:covered-table-cell/>
        </table:table-row>
        <table:table-row table:style-name="t7.3">
          <table:table-cell table:style-name="t7.A3" office:value-type="string">
            <text:p text:style-name="P10">70 мк<text:span text:style-name="T4">Гр</text:span>/ч</text:p>
          </table:table-cell>
          <table:table-cell table:style-name="t7.B3" office:value-type="string">
            <text:p text:style-name="P11">$7-02</text:p>
          </table:table-cell>
          <table:table-cell table:style-name="t7.B3" office:value-type="string">
            <text:p text:style-name="P11">$7-12</text:p>
          </table:table-cell>
          <table:table-cell table:style-name="t7.B3" office:value-type="string">
            <text:p text:style-name="P11">$7-22</text:p>
          </table:table-cell>
          <table:covered-table-cell/>
        </table:table-row>
        <table:table-row table:style-name="t7.3">
          <table:table-cell table:style-name="t7.A3" office:value-type="string">
            <text:p text:style-name="P10">0.7 м<text:span text:style-name="T4">Гр</text:span>/ч</text:p>
          </table:table-cell>
          <table:table-cell table:style-name="t7.B3" office:value-type="string">
            <text:p text:style-name="P11">$7-03</text:p>
          </table:table-cell>
          <table:table-cell table:style-name="t7.B3" office:value-type="string">
            <text:p text:style-name="P11">$7-13</text:p>
          </table:table-cell>
          <table:table-cell table:style-name="t7.B3" office:value-type="string">
            <text:p text:style-name="P11">$7-23</text:p>
          </table:table-cell>
          <table:covered-table-cell/>
        </table:table-row>
        <table:table-row table:style-name="t7.3">
          <table:table-cell table:style-name="t7.A3" office:value-type="string">
            <text:p text:style-name="P10">7,0 м<text:span text:style-name="T4">Гр</text:span>/ч</text:p>
          </table:table-cell>
          <table:table-cell table:style-name="t7.B3" office:value-type="string">
            <text:p text:style-name="P11">$7-04</text:p>
          </table:table-cell>
          <table:table-cell table:style-name="t7.B3" office:value-type="string">
            <text:p text:style-name="P11">$7-14</text:p>
          </table:table-cell>
          <table:table-cell table:style-name="t7.B3" office:value-type="string">
            <text:p text:style-name="P11">$7-24</text:p>
          </table:table-cell>
          <table:covered-table-cell/>
        </table:table-row>
        <table:table-row table:style-name="t7.3">
          <table:table-cell table:style-name="t7.A3" office:value-type="string">
            <text:p text:style-name="P10">70 м<text:span text:style-name="T4">Гр</text:span>/ч</text:p>
          </table:table-cell>
          <table:table-cell table:style-name="t7.B3" office:value-type="string">
            <text:p text:style-name="P11">$7-05</text:p>
          </table:table-cell>
          <table:table-cell table:style-name="t7.B3" office:value-type="string">
            <text:p text:style-name="P11">$7-15</text:p>
          </table:table-cell>
          <table:table-cell table:style-name="t7.B3" office:value-type="string">
            <text:p text:style-name="P11">$7-25</text:p>
          </table:table-cell>
          <table:covered-table-cell/>
        </table:table-row>
        <table:table-row table:style-name="t7.3">
          <table:table-cell table:style-name="t7.A9" office:value-type="string">
            <text:p text:style-name="P10">0,7 <text:span text:style-name="T4">Гр</text:span>/ч</text:p>
          </table:table-cell>
          <table:table-cell table:style-name="t7.B9" office:value-type="string">
            <text:p text:style-name="P11">$7-06</text:p>
          </table:table-cell>
          <table:table-cell table:style-name="t7.B9" office:value-type="string">
            <text:p text:style-name="P11">$7-16</text:p>
          </table:table-cell>
          <table:table-cell table:style-name="t7.B9" office:value-type="string">
            <text:p text:style-name="P11">$7-26</text:p>
          </table:table-cell>
          <table:covered-table-cell/>
        </table:table-row>
      </table:table>
      <table:table table:name="t8" table:style-name="t8">
        <table:table-column table:style-name="t8.A" table:number-columns-repeated="5"/>
        <text:soft-page-break/>
        <table:table-row>
          <table:table-cell table:style-name="t8.A1" table:number-columns-spanned="5" office:value-type="string">
            <text:p text:style-name="P27">Проверка основной относительной погрешности измерения мощности дозы с блоком БДКГ-<text:span text:style-name="T5">32</text:span>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46">Мощность амбиентной эквивалентной дозы в контрольной точке</text:p>
            <text:p text:style-name="P46"><draw:frame draw:style-name="fr1" draw:name="Графический объект39" text:anchor-type="as-char" svg:width="0.2799in" svg:height="0.35in" draw:z-index="44"><draw:image xlink:href="Pictures/2000001400004225000052AF4BFD5F58.wmf" xlink:type="simple" xlink:show="embed" xlink:actuate="onLoad"/></draw:frame>, нЗв/ч</text:p>
          </table:table-cell>
          <table:table-cell table:style-name="t8.B2" office:value-type="string">
            <text:p text:style-name="P46">мощности амбиентной эквивалентной дозы</text:p>
            <text:p text:style-name="P52"><draw:frame draw:style-name="fr1" draw:name="Графический объект40" text:anchor-type="as-char" svg:width="0.3354in" svg:height="0.3638in" draw:z-index="45"><draw:image xlink:href="Pictures/2000001400004F60000055FDDC0554D1.wmf" xlink:type="simple" xlink:show="embed" xlink:actuate="onLoad"/></draw:frame>, нЗв/ч</text:p>
          </table:table-cell>
          <table:table-cell table:style-name="t8.B2" office:value-type="string">
            <text:p text:style-name="P46">Относительная погрешность измерения мощности амбиентной эквивалентной дозы </text:p>
            <text:p text:style-name="P46"><draw:frame draw:style-name="fr1" draw:name="Графический объект41" text:anchor-type="as-char" svg:width="0.2661in" svg:height="0.2661in" draw:z-index="46"><draw:image xlink:href="Pictures/2000000F00003ED700003ED785829EE5.wmf" xlink:type="simple" xlink:show="embed" xlink:actuate="onLoad"/></draw:frame>, %</text:p>
          </table:table-cell>
          <table:table-cell table:style-name="t8.B2" office:value-type="string">
            <text:p text:style-name="P46">Доверительная граница погреш-ности измерения</text:p>
            <text:p text:style-name="P46"><draw:frame draw:style-name="fr1" draw:name="Графический объект42" text:anchor-type="as-char" svg:width="0.1957in" svg:height="0.2516in" draw:z-index="47"><draw:image xlink:href="Pictures/2000000F00002E4D00003B882C854A20.wmf" xlink:type="simple" xlink:show="embed" xlink:actuate="onLoad"/></draw:frame>, %</text:p>
          </table:table-cell>
          <table:table-cell table:style-name="t8.E2" office:value-type="string">
            <text:p text:style-name="P48"><text:span text:style-name="T56">Пределосновной </text:span>относительной погрешности ,</text:p>
            <text:p text:style-name="P48">%</text:p>
          </table:table-cell>
        </table:table-row>
        <table:table-row table:style-name="t8.3">
          <table:table-cell table:style-name="t8.A3" office:value-type="string">
            <text:p text:style-name="P10"><text:span text:style-name="T4">0,07</text:span> мкЗв/ч</text:p>
          </table:table-cell>
          <table:table-cell table:style-name="t8.B3" office:value-type="string">
            <text:p text:style-name="P11">$8-00</text:p>
          </table:table-cell>
          <table:table-cell table:style-name="t8.B3" office:value-type="string">
            <text:p text:style-name="P11">$8-10</text:p>
          </table:table-cell>
          <table:table-cell table:style-name="t8.B3" office:value-type="string">
            <text:p text:style-name="P11">$8-20</text:p>
          </table:table-cell>
          <table:table-cell table:style-name="t8.E3" table:number-rows-spanned="9" office:value-type="string">
            <text:p text:style-name="P10">±<text:span text:style-name="T5">15</text:span></text:p>
          </table:table-cell>
        </table:table-row>
        <table:table-row table:style-name="t8.3">
          <table:table-cell table:style-name="t8.A3" office:value-type="string">
            <text:p text:style-name="P10">0,7 мкЗв/ч</text:p>
          </table:table-cell>
          <table:table-cell table:style-name="t8.B3" office:value-type="string">
            <text:p text:style-name="P11">$8-01</text:p>
          </table:table-cell>
          <table:table-cell table:style-name="t8.B3" office:value-type="string">
            <text:p text:style-name="P11">$8-11</text:p>
          </table:table-cell>
          <table:table-cell table:style-name="t8.B3" office:value-type="string">
            <text:p text:style-name="P11">$8-21</text:p>
          </table:table-cell>
          <table:covered-table-cell/>
        </table:table-row>
        <table:table-row table:style-name="t8.3">
          <table:table-cell table:style-name="t8.A3" office:value-type="string">
            <text:p text:style-name="P10">7 мкЗв/ч</text:p>
          </table:table-cell>
          <table:table-cell table:style-name="t8.B3" office:value-type="string">
            <text:p text:style-name="P11">$8-02</text:p>
          </table:table-cell>
          <table:table-cell table:style-name="t8.B3" office:value-type="string">
            <text:p text:style-name="P11">$8-12</text:p>
          </table:table-cell>
          <table:table-cell table:style-name="t8.B3" office:value-type="string">
            <text:p text:style-name="P11">$8-22</text:p>
          </table:table-cell>
          <table:covered-table-cell/>
        </table:table-row>
        <table:table-row table:style-name="t8.3">
          <table:table-cell table:style-name="t8.A3" office:value-type="string">
            <text:p text:style-name="P10">70 мкЗв/ч</text:p>
          </table:table-cell>
          <table:table-cell table:style-name="t8.B3" office:value-type="string">
            <text:p text:style-name="P11">$8-03</text:p>
          </table:table-cell>
          <table:table-cell table:style-name="t8.B3" office:value-type="string">
            <text:p text:style-name="P11">$8-13</text:p>
          </table:table-cell>
          <table:table-cell table:style-name="t8.B3" office:value-type="string">
            <text:p text:style-name="P11">$8-23</text:p>
          </table:table-cell>
          <table:covered-table-cell/>
        </table:table-row>
        <table:table-row table:style-name="t8.3">
          <table:table-cell table:style-name="t8.A3" office:value-type="string">
            <text:p text:style-name="P10">0.7 мЗв/ч</text:p>
          </table:table-cell>
          <table:table-cell table:style-name="t8.B3" office:value-type="string">
            <text:p text:style-name="P11">$8-04</text:p>
          </table:table-cell>
          <table:table-cell table:style-name="t8.B3" office:value-type="string">
            <text:p text:style-name="P11">$8-14</text:p>
          </table:table-cell>
          <table:table-cell table:style-name="t8.B3" office:value-type="string">
            <text:p text:style-name="P11">$8-24</text:p>
          </table:table-cell>
          <table:covered-table-cell/>
        </table:table-row>
        <table:table-row table:style-name="t8.3">
          <table:table-cell table:style-name="t8.A3" office:value-type="string">
            <text:p text:style-name="P10">7,0 мЗв/ч</text:p>
          </table:table-cell>
          <table:table-cell table:style-name="t8.B3" office:value-type="string">
            <text:p text:style-name="P11">$8-05</text:p>
          </table:table-cell>
          <table:table-cell table:style-name="t8.B3" office:value-type="string">
            <text:p text:style-name="P11">$8-15</text:p>
          </table:table-cell>
          <table:table-cell table:style-name="t8.B3" office:value-type="string">
            <text:p text:style-name="P11">$8-25</text:p>
          </table:table-cell>
          <table:covered-table-cell/>
        </table:table-row>
        <table:table-row table:style-name="t8.3">
          <table:table-cell table:style-name="t8.A3" office:value-type="string">
            <text:p text:style-name="P10">70 мЗв/ч</text:p>
          </table:table-cell>
          <table:table-cell table:style-name="t8.B3" office:value-type="string">
            <text:p text:style-name="P11">$8-06</text:p>
          </table:table-cell>
          <table:table-cell table:style-name="t8.B3" office:value-type="string">
            <text:p text:style-name="P11">$8-16</text:p>
          </table:table-cell>
          <table:table-cell table:style-name="t8.B3" office:value-type="string">
            <text:p text:style-name="P11">$8-26</text:p>
          </table:table-cell>
          <table:covered-table-cell/>
        </table:table-row>
        <table:table-row table:style-name="t8.3">
          <table:table-cell table:style-name="t8.A3" office:value-type="string">
            <text:p text:style-name="P10">0,<text:span text:style-name="T4">35</text:span> Зв/ч</text:p>
          </table:table-cell>
          <table:table-cell table:style-name="t8.B3" office:value-type="string">
            <text:p text:style-name="P11">$8-07</text:p>
          </table:table-cell>
          <table:table-cell table:style-name="t8.B3" office:value-type="string">
            <text:p text:style-name="P11">$8-17</text:p>
          </table:table-cell>
          <table:table-cell table:style-name="t8.B3" office:value-type="string">
            <text:p text:style-name="P11">$8-27</text:p>
          </table:table-cell>
          <table:covered-table-cell/>
        </table:table-row>
        <table:table-row table:style-name="t8.3">
          <table:table-cell table:style-name="t8.A11" office:value-type="string">
            <text:p text:style-name="P10"><text:span text:style-name="T4">0</text:span>,<text:span text:style-name="T4">5</text:span>Зв/ч</text:p>
          </table:table-cell>
          <table:table-cell table:style-name="t8.B11" office:value-type="string">
            <text:p text:style-name="P11">$8-0<text:span text:style-name="T4">8</text:span></text:p>
          </table:table-cell>
          <table:table-cell table:style-name="t8.B11" office:value-type="string">
            <text:p text:style-name="P11">$8-18</text:p>
          </table:table-cell>
          <table:table-cell table:style-name="t8.B11" office:value-type="string">
            <text:p text:style-name="P1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4"/>
        <table:table-column table:style-name="t9.F"/>
        <text:soft-page-break/>
        <table:table-row>
          <table:table-cell table:style-name="t9.A1" table:number-columns-spanned="6" office:value-type="string">
            <text:p text:style-name="P29">Проверка основной относительной погрешности измерения плотности </text:p>
            <text:p text:style-name="P30">потока нейтронного излучения с БДКН-0<text:span text:style-name="T5">1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5">Плотность потока <text:line-break/>в поверяемой точке <text:span text:style-name="T21"></text:span><text:span text:style-name="T18">0</text:span><text:span text:style-name="T14">i</text:span> ,<text:line-break/>с<text:span text:style-name="T11">-1</text:span>см<text:span text:style-name="T11">-2</text:span></text:p>
          </table:table-cell>
          <table:table-cell table:style-name="t9.B2" office:value-type="string">
            <text:p text:style-name="P14">Фон</text:p>
            <text:p text:style-name="P14"><text:span text:style-name="T5">R=</text:span>2<text:span text:style-name="T5">,0</text:span>м</text:p>
          </table:table-cell>
          <table:table-cell table:style-name="t9.B2" office:value-type="string">
            <text:p text:style-name="P15">ИБН-<text:span text:style-name="T5">8-3</text:span></text:p>
            <text:p text:style-name="P14">№<text:span text:style-name="T5">027</text:span></text:p>
            <text:p text:style-name="P14"><text:span text:style-name="T5">R=2,0</text:span>м</text:p>
            <text:p text:style-name="P17">B(R)=0,600</text:p>
            <text:p text:style-name="P14"><text:span text:style-name="T7"></text:span><text:span text:style-name="T14">0i</text:span><text:span text:style-name="T5">=5,9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9.B2" office:value-type="string">
            <text:p text:style-name="P15">ИБН-<text:span text:style-name="T5">8-6</text:span></text:p>
            <text:p text:style-name="P14">№0<text:span text:style-name="T5">10</text:span></text:p>
            <text:p text:style-name="P14"><text:span text:style-name="T5">R=2,0</text:span>м</text:p>
            <text:p text:style-name="P17">B(R)=0,600</text:p>
            <text:p text:style-name="P14"><text:span text:style-name="T7"></text:span><text:span text:style-name="T14">0i</text:span><text:span text:style-name="T5">=57,</text:span>0</text:p>
            <text:p text:style-name="P14">20-100</text:p>
          </table:table-cell>
          <table:table-cell table:style-name="t9.B2" office:value-type="string">
            <text:p text:style-name="P55">ИБН-8-6</text:p>
            <text:p text:style-name="P54"><text:span text:style-name="T5"><text:s text:c="3"/></text:span>№<text:span text:style-name="T5">010</text:span></text:p>
            <text:p text:style-name="P54"><text:span text:style-name="T5">R=1,0</text:span>м</text:p>
            <text:p text:style-name="P56">B(R)=0,863</text:p>
            <text:p text:style-name="P54"><text:span text:style-name="T7"></text:span><text:span text:style-name="T14">0i</text:span><text:span text:style-name="T5">=235</text:span></text:p>
            <text:p text:style-name="P55">210<text:span text:style-name="T11">2</text:span> - 10<text:span text:style-name="T11">3</text:span></text:p>
          </table:table-cell>
          <table:table-cell table:style-name="t9.F2" office:value-type="string">
            <text:p text:style-name="P55">ИБН-8-6</text:p>
            <text:p text:style-name="P54"><text:span text:style-name="T5"><text:s text:c="3"/></text:span>№<text:span text:style-name="T5">010</text:span></text:p>
            <text:p text:style-name="P54"><text:span text:style-name="T5">R=0,5</text:span>м</text:p>
            <text:p text:style-name="P56">B(R)=0,957</text:p>
            <text:p text:style-name="P54"><text:span text:style-name="T7"></text:span><text:span text:style-name="T14">0i</text:span><text:span text:style-name="T5">=1019</text:span></text:p>
            <text:p text:style-name="P55">210<text:span text:style-name="T11">3</text:span> - 10<text:span text:style-name="T11">4</text:span></text:p>
          </table:table-cell>
        </table:table-row>
        <table:table-row>
          <table:table-cell table:style-name="t9.A3" office:value-type="string">
            <text:p text:style-name="P16">Показания прибора в поверяемой точке</text:p>
            <text:p text:style-name="P13"><text:span text:style-name="T21"></text:span><text:span text:style-name="T18">0</text:span><text:span text:style-name="T14">i</text:span>, с<text:span text:style-name="T11">-1</text:span>см<text:span text:style-name="T11">-2 </text:span><text:span text:style-name="T40">,</text:span>ст, %</text:p>
          </table:table-cell>
          <table:table-cell table:style-name="t9.B3" office:value-type="string">
            <text:p text:style-name="P10"/>
          </table:table-cell>
          <table:table-cell table:style-name="t9.C3">
            <text:p text:style-name="P11"/>
          </table:table-cell>
          <table:table-cell table:style-name="t9.C3">
            <text:p text:style-name="P11"/>
          </table:table-cell>
          <table:table-cell table:style-name="t9.B3" office:value-type="string">
            <text:p text:style-name="P28"/>
          </table:table-cell>
          <table:table-cell table:style-name="t9.F3" office:value-type="string">
            <text:p text:style-name="P28"/>
          </table:table-cell>
        </table:table-row>
        <table:table-row>
          <table:table-cell table:style-name="t9.A3" office:value-type="string">
            <text:p text:style-name="P16">Среднее значение показаний, <text:span text:style-name="T21"></text:span><text:span text:style-name="T14">i</text:span>, с<text:span text:style-name="T11">-1</text:span>см<text:span text:style-name="T11">-2</text:span></text:p>
          </table:table-cell>
          <table:table-cell table:style-name="t9.B3" office:value-type="string">
            <text:p text:style-name="P11">$9-00</text:p>
          </table:table-cell>
          <table:table-cell table:style-name="t9.B3" office:value-type="string">
            <text:p text:style-name="P11">$9-01</text:p>
          </table:table-cell>
          <table:table-cell table:style-name="t9.B3" office:value-type="string">
            <text:p text:style-name="P11">$9-02</text:p>
          </table:table-cell>
          <table:table-cell table:style-name="t9.B3" office:value-type="string">
            <text:p text:style-name="P11">$9-03</text:p>
          </table:table-cell>
          <table:table-cell table:style-name="t9.F3" office:value-type="string">
            <text:p text:style-name="P11">$9-04</text:p>
          </table:table-cell>
        </table:table-row>
        <table:table-row>
          <table:table-cell table:style-name="t9.A3" office:value-type="string">
            <text:p text:style-name="P16">Результат измерения плотности потока в поверяемой точке</text:p>
            <text:p text:style-name="P13"><text:span text:style-name="T21"></text:span><text:span text:style-name="T15">np</text:span><text:span text:style-name="T14">i</text:span>, <text:span text:style-name="T12">с</text:span><text:span text:style-name="T11">-1</text:span><text:span text:style-name="T12"></text:span><text:span text:style-name="T12">см</text:span><text:span text:style-name="T11">-2</text:span></text:p>
          </table:table-cell>
          <table:table-cell table:style-name="t9.B3" office:value-type="string">
            <text:p text:style-name="P10"/>
          </table:table-cell>
          <table:table-cell table:style-name="t9.B3" office:value-type="string">
            <text:p text:style-name="P11">$9-21</text:p>
          </table:table-cell>
          <table:table-cell table:style-name="t9.B3" office:value-type="string">
            <text:p text:style-name="P11">$9-22</text:p>
          </table:table-cell>
          <table:table-cell table:style-name="t9.B3" office:value-type="string">
            <text:p text:style-name="P11">$9-23</text:p>
          </table:table-cell>
          <table:table-cell table:style-name="t9.F3" office:value-type="string">
            <text:p text:style-name="P11">$9-24</text:p>
          </table:table-cell>
        </table:table-row>
        <table:table-row>
          <table:table-cell table:style-name="t9.A3" office:value-type="string">
            <text:p text:style-name="P16">Основная относительная погрешность измерения, <text:span text:style-name="T25">Δ</text:span><text:span text:style-name="T8">i</text:span>%</text:p>
          </table:table-cell>
          <table:table-cell table:style-name="t9.B3" office:value-type="string">
            <text:p text:style-name="P10"/>
          </table:table-cell>
          <table:table-cell table:style-name="t9.B3" office:value-type="string">
            <text:p text:style-name="P11">$9-31</text:p>
          </table:table-cell>
          <table:table-cell table:style-name="t9.B3" office:value-type="string">
            <text:p text:style-name="P11">$9-32</text:p>
          </table:table-cell>
          <table:table-cell table:style-name="t9.B3" office:value-type="string">
            <text:p text:style-name="P11">$9-33</text:p>
          </table:table-cell>
          <table:table-cell table:style-name="t9.F3" office:value-type="string">
            <text:p text:style-name="P11">$9-34</text:p>
          </table:table-cell>
        </table:table-row>
        <table:table-row>
          <table:table-cell table:style-name="t9.A3" office:value-type="string">
            <text:p text:style-name="P16">Доверительная граница основной относительной погрешности <text:span text:style-name="T25">Δ</text:span><text:span text:style-name="T8">i</text:span>, %</text:p>
          </table:table-cell>
          <table:table-cell table:style-name="t9.B3" office:value-type="string">
            <text:p text:style-name="P10"/>
            <text:p text:style-name="P9"/>
          </table:table-cell>
          <table:table-cell table:style-name="t9.B3" office:value-type="string">
            <text:p text:style-name="P11">$9-41</text:p>
          </table:table-cell>
          <table:table-cell table:style-name="t9.B3" office:value-type="string">
            <text:p text:style-name="P11">$9-42</text:p>
          </table:table-cell>
          <table:table-cell table:style-name="t9.B3" office:value-type="string">
            <text:p text:style-name="P11">$9-43</text:p>
          </table:table-cell>
          <table:table-cell table:style-name="t9.F3" office:value-type="string">
            <text:p text:style-name="P11">$9-44</text:p>
          </table:table-cell>
        </table:table-row>
        <table:table-row table:style-name="t9.8">
          <table:table-cell table:style-name="t9.A8" office:value-type="string">
            <text:p text:style-name="P48"><text:span text:style-name="T56">Пределосновной </text:span>относительной погрешности ,%</text:p>
          </table:table-cell>
          <table:table-cell table:style-name="t9.B8" office:value-type="string">
            <text:p text:style-name="P10"/>
          </table:table-cell>
          <table:table-cell table:style-name="t9.C8" table:number-columns-spanned="4" office:value-type="string">
            <text:p text:style-name="P10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0">Определение основной относительной погрешности измерения мощности дозы нейтронного излучения с БДКН-0<text:span text:style-name="T5">3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6"><text:span text:style-name="T4">Мощность дозы</text:span> в поверяемой точке</text:p>
            <text:p text:style-name="P23"><text:span text:style-name="T26">H*</text:span><text:span text:style-name="T35">oi</text:span><text:span text:style-name="T29">(10)</text:span><text:span text:style-name="T30">, </text:span><text:span text:style-name="T31">мкЗв/ч</text:span></text:p>
          </table:table-cell>
          <table:table-cell table:style-name="t10.B2" office:value-type="string">
            <text:p text:style-name="P14">Фон</text:p>
            <text:p text:style-name="P14"><text:span text:style-name="T5">R=</text:span>2<text:span text:style-name="T5">,0</text:span>м</text:p>
          </table:table-cell>
          <table:table-cell table:style-name="t10.B2" office:value-type="string">
            <text:p text:style-name="P15">ИБН-<text:span text:style-name="T5">8-3</text:span></text:p>
            <text:p text:style-name="P14">№<text:span text:style-name="T5">027</text:span></text:p>
            <text:p text:style-name="P14"><text:span text:style-name="T5">R=2,0</text:span>м</text:p>
            <text:p text:style-name="P14"><text:span text:style-name="T5">B(R)=0,</text:span>866</text:p>
            <text:p text:style-name="P14"><text:span text:style-name="T26">H</text:span><text:span text:style-name="T33">*</text:span><text:span text:style-name="T35">oi</text:span><text:span text:style-name="T29">(10)</text:span><text:span text:style-name="T5">=</text:span><text:span text:style-name="T4">8,3</text:span></text:p>
            <text:p text:style-name="P3">1-10</text:p>
          </table:table-cell>
          <table:table-cell table:style-name="t10.B2" office:value-type="string">
            <text:p text:style-name="P15">ИБН-<text:span text:style-name="T5">8-6</text:span></text:p>
            <text:p text:style-name="P14">№0<text:span text:style-name="T5">10</text:span></text:p>
            <text:p text:style-name="P14"><text:span text:style-name="T5">R=2,0</text:span>м</text:p>
            <text:p text:style-name="P14"><text:span text:style-name="T5">B(R)=0,</text:span>866</text:p>
            <text:p text:style-name="P14"><text:span text:style-name="T26">H</text:span><text:span text:style-name="T33">*</text:span><text:span text:style-name="T35">oi</text:span><text:span text:style-name="T29">(10)</text:span><text:span text:style-name="T5">=</text:span><text:span text:style-name="T4">80</text:span></text:p>
            <text:p text:style-name="P18">20-100</text:p>
          </table:table-cell>
          <table:table-cell table:style-name="t10.B2" office:value-type="string">
            <text:p text:style-name="P55">ИБН-8-6</text:p>
            <text:p text:style-name="P54">№<text:span text:style-name="T5">010</text:span></text:p>
            <text:p text:style-name="P54"><text:span text:style-name="T5">R=1,0</text:span>м</text:p>
            <text:p text:style-name="P54"><text:span text:style-name="T5">B(R)=0,</text:span>957</text:p>
            <text:p text:style-name="P54"><text:span text:style-name="T26">H</text:span><text:span text:style-name="T33">*</text:span><text:span text:style-name="T35">oi</text:span><text:span text:style-name="T29">(10)</text:span><text:span text:style-name="T5">=</text:span><text:span text:style-name="T4">331</text:span></text:p>
            <text:p text:style-name="P57">2<text:span text:style-name="T39">·</text:span>10<text:span text:style-name="T11">2</text:span>-10<text:span text:style-name="T11">3</text:span></text:p>
          </table:table-cell>
          <table:table-cell table:style-name="t10.F2" office:value-type="string">
            <text:p text:style-name="P55">ИБН-8-6</text:p>
            <text:p text:style-name="P54">№<text:span text:style-name="T5">010</text:span></text:p>
            <text:p text:style-name="P54"><text:span text:style-name="T5">R=0,5</text:span>м</text:p>
            <text:p text:style-name="P54"><text:span text:style-name="T5">B(R)=0,9</text:span>91</text:p>
            <text:p text:style-name="P54"><text:span text:style-name="T26">H</text:span><text:span text:style-name="T33">*</text:span><text:span text:style-name="T35">oi</text:span><text:span text:style-name="T29">(10)</text:span><text:span text:style-name="T5">=</text:span><text:span text:style-name="T4">1434</text:span></text:p>
            <text:p text:style-name="P57">2<text:span text:style-name="T39">·</text:span>10<text:span text:style-name="T11">3</text:span>-10<text:span text:style-name="T11">4</text:span></text:p>
          </table:table-cell>
        </table:table-row>
        <table:table-row>
          <table:table-cell table:style-name="t10.A3" office:value-type="string">
            <text:p text:style-name="P21">Показания прибора в поверяемой точке</text:p>
            <text:p text:style-name="P20"><text:span text:style-name="T27">H</text:span><text:span text:style-name="T34">*</text:span><text:span text:style-name="T36">i</text:span><text:span text:style-name="T32">(10) мкЗв/ч, </text:span><text:span text:style-name="T41">±δ</text:span><text:span text:style-name="T12">ст</text:span>, %</text:p>
          </table:table-cell>
          <table:table-cell table:style-name="t10.B3" office:value-type="string">
            <text:p text:style-name="P10"/>
          </table:table-cell>
          <table:table-cell table:style-name="t10.C3">
            <text:p text:style-name="P11"/>
          </table:table-cell>
          <table:table-cell table:style-name="t10.C3">
            <text:p text:style-name="P11"/>
          </table:table-cell>
          <table:table-cell table:style-name="t10.B3" office:value-type="string">
            <text:p text:style-name="P28"/>
          </table:table-cell>
          <table:table-cell table:style-name="t10.F3" office:value-type="string">
            <text:p text:style-name="P28"/>
          </table:table-cell>
        </table:table-row>
        <table:table-row>
          <table:table-cell table:style-name="t10.A3" office:value-type="string">
            <text:p text:style-name="P21">Среднее значение показаний, <text:span text:style-name="T28">H</text:span><text:span text:style-name="T34">*</text:span><text:span text:style-name="T36">i</text:span><text:span text:style-name="T32">(10) мкЗв/ч</text:span></text:p>
          </table:table-cell>
          <table:table-cell table:style-name="t10.B4" office:value-type="string">
            <text:p text:style-name="P11">$<text:span text:style-name="T4">10</text:span>-00</text:p>
          </table:table-cell>
          <table:table-cell table:style-name="t10.B4" office:value-type="string">
            <text:p text:style-name="P11">$<text:span text:style-name="T4">10</text:span>-01</text:p>
          </table:table-cell>
          <table:table-cell table:style-name="t10.B4" office:value-type="string">
            <text:p text:style-name="P11">$<text:span text:style-name="T4">10</text:span>-02</text:p>
          </table:table-cell>
          <table:table-cell table:style-name="t10.B4" office:value-type="string">
            <text:p text:style-name="P11">$<text:span text:style-name="T4">10</text:span>-03</text:p>
          </table:table-cell>
          <table:table-cell table:style-name="t10.F3" office:value-type="string">
            <text:p text:style-name="P11">$<text:span text:style-name="T4">10</text:span>-04</text:p>
          </table:table-cell>
        </table:table-row>
        <table:table-row>
          <table:table-cell table:style-name="t10.A3" office:value-type="string">
            <text:p text:style-name="P21">Результат измерения мощности дозы в поверяемой точке</text:p>
            <text:p text:style-name="P20"><text:span text:style-name="T27">H</text:span><text:span text:style-name="T34">*</text:span><text:span text:style-name="T37">пр</text:span><text:span text:style-name="T38">i</text:span><text:span text:style-name="T32">(10) мкЗв/ч</text:span></text:p>
          </table:table-cell>
          <table:table-cell table:style-name="t10.B4" office:value-type="string">
            <text:p text:style-name="P10"/>
          </table:table-cell>
          <table:table-cell table:style-name="t10.B4" office:value-type="string">
            <text:p text:style-name="P11">$10-21</text:p>
          </table:table-cell>
          <table:table-cell table:style-name="t10.B4" office:value-type="string">
            <text:p text:style-name="P11">$10-22</text:p>
          </table:table-cell>
          <table:table-cell table:style-name="t10.B4" office:value-type="string">
            <text:p text:style-name="P11">$10-23</text:p>
          </table:table-cell>
          <table:table-cell table:style-name="t10.F3" office:value-type="string">
            <text:p text:style-name="P11">$10-24</text:p>
          </table:table-cell>
        </table:table-row>
        <table:table-row>
          <table:table-cell table:style-name="t10.A3" office:value-type="string">
            <text:p text:style-name="P16">Основная относительная погрешность измерения, </text:p>
            <text:p text:style-name="P16"><text:span text:style-name="T23">θ</text:span><text:span text:style-name="T19">пр</text:span><text:span text:style-name="T16">i</text:span>, %</text:p>
          </table:table-cell>
          <table:table-cell table:style-name="t10.B4" office:value-type="string">
            <text:p text:style-name="P10"/>
          </table:table-cell>
          <table:table-cell table:style-name="t10.B4" office:value-type="string">
            <text:p text:style-name="P11">$10-31</text:p>
          </table:table-cell>
          <table:table-cell table:style-name="t10.B4" office:value-type="string">
            <text:p text:style-name="P11">$10-32</text:p>
          </table:table-cell>
          <table:table-cell table:style-name="t10.B4" office:value-type="string">
            <text:p text:style-name="P11">$10-33</text:p>
          </table:table-cell>
          <table:table-cell table:style-name="t10.F3" office:value-type="string">
            <text:p text:style-name="P11">$10-34</text:p>
          </table:table-cell>
        </table:table-row>
        <table:table-row>
          <table:table-cell table:style-name="t10.A3" office:value-type="string">
            <text:p text:style-name="P16">Доверительная граница основной относительной погрешности, <text:span text:style-name="T25">Δ</text:span><text:span text:style-name="T17">i</text:span>, %</text:p>
          </table:table-cell>
          <table:table-cell table:style-name="t10.B4" office:value-type="string">
            <text:p text:style-name="P10"/>
            <text:p text:style-name="P9"/>
          </table:table-cell>
          <table:table-cell table:style-name="t10.B4" office:value-type="string">
            <text:p text:style-name="P11">$10-41</text:p>
          </table:table-cell>
          <table:table-cell table:style-name="t10.B4" office:value-type="string">
            <text:p text:style-name="P11">$10-42</text:p>
          </table:table-cell>
          <table:table-cell table:style-name="t10.B4" office:value-type="string">
            <text:p text:style-name="P11">$10-43</text:p>
          </table:table-cell>
          <table:table-cell table:style-name="t10.F3" office:value-type="string">
            <text:p text:style-name="P11">$10-44</text:p>
          </table:table-cell>
        </table:table-row>
        <table:table-row table:style-name="t10.8">
          <table:table-cell table:style-name="t10.A8" office:value-type="string">
            <text:p text:style-name="P48"><text:span text:style-name="T56">Пределосновной </text:span>относительной погрешности , %</text:p>
          </table:table-cell>
          <table:table-cell table:style-name="t10.B8" office:value-type="string">
            <text:p text:style-name="P10"/>
          </table:table-cell>
          <table:table-cell table:style-name="t10.C8" table:number-columns-spanned="4" office:value-type="string">
            <text:p text:style-name="P10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 table:number-columns-repeated="5"/>
        <table:table-row>
          <table:table-cell table:style-name="t11.A1" table:number-columns-spanned="5" office:value-type="string">
            <text:p text:style-name="P58"><text:span text:style-name="T6">Определение основной относительной погрешности измерения плотности потока <text:s/>с блоком БДПА-01 зав. №</text:span><text:span text:style-name="T9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office:value-type="string">
            <text:p text:style-name="P31">Плотность потока в контрольной точке <text:span text:style-name="T20"></text:span><text:span text:style-name="T12">0</text:span><text:span text:style-name="T13">i</text:span>,</text:p>
            <text:p text:style-name="P31"><text:s/>мин<text:span text:style-name="T11">-1</text:span>·см<text:span text:style-name="T11">-2</text:span></text:p>
          </table:table-cell>
          <table:table-cell table:style-name="t11.B2" office:value-type="string">
            <text:p text:style-name="P31">Измерение <text:span text:style-name="T4">плотности потока</text:span> в контрольной точке, <text:span text:style-name="T20"></text:span><text:span text:style-name="T13">i</text:span></text:p>
          </table:table-cell>
          <table:table-cell table:style-name="t11.B2" office:value-type="string">
            <text:p text:style-name="P47">Относительная погрешность измерения </text:p>
            <text:p text:style-name="P47"><draw:frame draw:style-name="fr1" draw:name="Графический объект46" text:anchor-type="as-char" svg:width="0.2661in" svg:height="0.2661in" draw:z-index="52"><draw:image xlink:href="Pictures/2000000F00003ED700003ED785829EE5.wmf" xlink:type="simple" xlink:show="embed" xlink:actuate="onLoad"/></draw:frame>, %</text:p>
          </table:table-cell>
          <table:table-cell table:style-name="t11.B2" office:value-type="string">
            <text:p text:style-name="P47">Доверительная граница погреш-ности измерения</text:p>
            <text:p text:style-name="P47"><draw:frame draw:style-name="fr1" draw:name="Графический объект47" text:anchor-type="as-char" svg:width="0.1957in" svg:height="0.2516in" draw:z-index="53"><draw:image xlink:href="Pictures/2000000F00002E4D00003B882C854A20.wmf" xlink:type="simple" xlink:show="embed" xlink:actuate="onLoad"/></draw:frame>, %</text:p>
          </table:table-cell>
          <table:table-cell table:style-name="t11.E2" office:value-type="string">
            <text:p text:style-name="P48"><text:span text:style-name="T56">Пределосновной </text:span>относительной погрешности ,</text:p>
            <text:p text:style-name="P48">%</text:p>
          </table:table-cell>
        </table:table-row>
        <table:table-row table:style-name="t11.3">
          <table:table-cell table:style-name="t11.A3" office:value-type="float" office:value="78.3">
            <text:p text:style-name="P11">78.3</text:p>
          </table:table-cell>
          <table:table-cell table:style-name="t11.B3" office:value-type="string">
            <text:p text:style-name="P11">$11-00</text:p>
          </table:table-cell>
          <table:table-cell table:style-name="t11.B3" office:value-type="string">
            <text:p text:style-name="P11">$11-10</text:p>
          </table:table-cell>
          <table:table-cell table:style-name="t11.B3" office:value-type="string">
            <text:p text:style-name="P11">$11-20</text:p>
          </table:table-cell>
          <table:table-cell table:style-name="t11.E3" table:number-rows-spanned="4" office:value-type="string">
            <text:p text:style-name="P10">±<text:span text:style-name="T5">20</text:span></text:p>
          </table:table-cell>
        </table:table-row>
        <table:table-row table:style-name="t11.3">
          <table:table-cell table:style-name="t11.A4" office:value-type="string">
            <text:p text:style-name="P11"><text:span text:style-name="T4">7</text:span>43</text:p>
          </table:table-cell>
          <table:table-cell table:style-name="t11.B3" office:value-type="string">
            <text:p text:style-name="P11">$11-01</text:p>
          </table:table-cell>
          <table:table-cell table:style-name="t11.B3" office:value-type="string">
            <text:p text:style-name="P11">$11-11</text:p>
          </table:table-cell>
          <table:table-cell table:style-name="t11.B3" office:value-type="string">
            <text:p text:style-name="P11">$11-21</text:p>
          </table:table-cell>
          <table:covered-table-cell/>
        </table:table-row>
        <table:table-row table:style-name="t11.3">
          <table:table-cell table:style-name="t11.A4" office:value-type="string">
            <text:p text:style-name="P10"><text:span text:style-name="T4">6</text:span><text:span text:style-name="T5">300</text:span></text:p>
          </table:table-cell>
          <table:table-cell table:style-name="t11.B3" office:value-type="string">
            <text:p text:style-name="P11">$11-02</text:p>
          </table:table-cell>
          <table:table-cell table:style-name="t11.B3" office:value-type="string">
            <text:p text:style-name="P11">$11-12</text:p>
          </table:table-cell>
          <table:table-cell table:style-name="t11.B3" office:value-type="string">
            <text:p text:style-name="P11">$11-22</text:p>
          </table:table-cell>
          <table:covered-table-cell/>
        </table:table-row>
        <table:table-row table:style-name="t11.3">
          <table:table-cell table:style-name="t11.A6" office:value-type="string">
            <text:p text:style-name="P11"><text:span text:style-name="T4">6</text:span>2100</text:p>
          </table:table-cell>
          <table:table-cell table:style-name="t11.B6" office:value-type="string">
            <text:p text:style-name="P11">$11-03</text:p>
          </table:table-cell>
          <table:table-cell table:style-name="t11.B6" office:value-type="string">
            <text:p text:style-name="P11">$11-13</text:p>
          </table:table-cell>
          <table:table-cell table:style-name="t11.B6" office:value-type="string">
            <text:p text:style-name="P11">$11-23</text:p>
          </table:table-cell>
          <table:covered-table-cell/>
        </table:table-row>
      </table:table>
      <table:table table:name="t12" table:style-name="t12">
        <table:table-column table:style-name="t12.A" table:number-columns-repeated="5"/>
        <text:soft-page-break/>
        <table:table-row>
          <table:table-cell table:style-name="t12.A1" table:number-columns-spanned="5" office:value-type="string">
            <text:p text:style-name="P58"><text:span text:style-name="T6">Определение основной относительной погрешности измерения плотности потока <text:s/>с блоком БДПА-02 зав. №</text:span><text:span text:style-name="T9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office:value-type="string">
            <text:p text:style-name="P31">Плотность потока в контрольной точке <text:span text:style-name="T20"></text:span><text:span text:style-name="T12">0</text:span><text:span text:style-name="T13">i</text:span>,</text:p>
            <text:p text:style-name="P31"><text:s/>мин<text:span text:style-name="T11">-1</text:span>·см<text:span text:style-name="T11">-2</text:span></text:p>
          </table:table-cell>
          <table:table-cell table:style-name="t12.B2" office:value-type="string">
            <text:p text:style-name="P31">Измерение <text:span text:style-name="T4">плотности потока</text:span> в контрольной точке, <text:span text:style-name="T20"></text:span><text:span text:style-name="T13">i</text:span></text:p>
          </table:table-cell>
          <table:table-cell table:style-name="t12.B2" office:value-type="string">
            <text:p text:style-name="P47">Относительная погрешность измерения </text:p>
            <text:p text:style-name="P47"><draw:frame draw:style-name="fr1" draw:name="Графический объект44" text:anchor-type="as-char" svg:width="0.2661in" svg:height="0.2661in" draw:z-index="54"><draw:image xlink:href="Pictures/2000000F00003ED700003ED785829EE5.wmf" xlink:type="simple" xlink:show="embed" xlink:actuate="onLoad"/></draw:frame>, %</text:p>
          </table:table-cell>
          <table:table-cell table:style-name="t12.B2" office:value-type="string">
            <text:p text:style-name="P47">Доверительная граница погреш-ности измерения</text:p>
            <text:p text:style-name="P47"><draw:frame draw:style-name="fr1" draw:name="Графический объект45" text:anchor-type="as-char" svg:width="0.1957in" svg:height="0.2516in" draw:z-index="55"><draw:image xlink:href="Pictures/2000000F00002E4D00003B882C854A20.wmf" xlink:type="simple" xlink:show="embed" xlink:actuate="onLoad"/></draw:frame>, %</text:p>
          </table:table-cell>
          <table:table-cell table:style-name="t12.E2" office:value-type="string">
            <text:p text:style-name="P48"><text:span text:style-name="T56">Пределосновной </text:span>относительной погрешности ,</text:p>
            <text:p text:style-name="P48">%</text:p>
          </table:table-cell>
        </table:table-row>
        <table:table-row table:style-name="t12.3">
          <table:table-cell table:style-name="t12.A3" office:value-type="float" office:value="74.4">
            <text:p text:style-name="P11">74.4</text:p>
          </table:table-cell>
          <table:table-cell table:style-name="t12.B3" office:value-type="string">
            <text:p text:style-name="P11">$12-00</text:p>
          </table:table-cell>
          <table:table-cell table:style-name="t12.B3" office:value-type="string">
            <text:p text:style-name="P11">$12-10</text:p>
          </table:table-cell>
          <table:table-cell table:style-name="t12.B3" office:value-type="string">
            <text:p text:style-name="P11">$12-20</text:p>
          </table:table-cell>
          <table:table-cell table:style-name="t12.E3" table:number-rows-spanned="4" office:value-type="string">
            <text:p text:style-name="P10">±<text:span text:style-name="T5">20</text:span></text:p>
          </table:table-cell>
        </table:table-row>
        <table:table-row table:style-name="t12.3">
          <table:table-cell table:style-name="t12.A3" office:value-type="float" office:value="630">
            <text:p text:style-name="P11">630</text:p>
          </table:table-cell>
          <table:table-cell table:style-name="t12.B3" office:value-type="string">
            <text:p text:style-name="P11">$12-01</text:p>
          </table:table-cell>
          <table:table-cell table:style-name="t12.B3" office:value-type="string">
            <text:p text:style-name="P11">$12-11</text:p>
          </table:table-cell>
          <table:table-cell table:style-name="t12.B3" office:value-type="string">
            <text:p text:style-name="P11">$12-21</text:p>
          </table:table-cell>
          <table:covered-table-cell/>
        </table:table-row>
        <table:table-row table:style-name="t12.3">
          <table:table-cell table:style-name="t12.A3" office:value-type="float" office:value="5140">
            <text:p text:style-name="P11">5140</text:p>
          </table:table-cell>
          <table:table-cell table:style-name="t12.B3" office:value-type="string">
            <text:p text:style-name="P11">$12-02</text:p>
          </table:table-cell>
          <table:table-cell table:style-name="t12.B3" office:value-type="string">
            <text:p text:style-name="P11">$12-12</text:p>
          </table:table-cell>
          <table:table-cell table:style-name="t12.B3" office:value-type="string">
            <text:p text:style-name="P11">$12-22</text:p>
          </table:table-cell>
          <table:covered-table-cell/>
        </table:table-row>
        <table:table-row table:style-name="t12.3">
          <table:table-cell table:style-name="t12.A6" office:value-type="float" office:value="35600">
            <text:p text:style-name="P11">35600</text:p>
          </table:table-cell>
          <table:table-cell table:style-name="t12.B6" office:value-type="string">
            <text:p text:style-name="P11">$12-03</text:p>
          </table:table-cell>
          <table:table-cell table:style-name="t12.B6" office:value-type="string">
            <text:p text:style-name="P11">$12-13</text:p>
          </table:table-cell>
          <table:table-cell table:style-name="t12.B6" office:value-type="string">
            <text:p text:style-name="P11">$12-23</text:p>
          </table:table-cell>
          <table:covered-table-cell/>
        </table:table-row>
      </table:table>
      <table:table table:name="t13" table:style-name="t13">
        <table:table-column table:style-name="t13.A" table:number-columns-repeated="5"/>
        <table:table-row>
          <table:table-cell table:style-name="t13.A1" table:number-columns-spanned="5" office:value-type="string">
            <text:p text:style-name="P58"><text:span text:style-name="T6">Определение основной относительной погрешности измерения плотности потока <text:s/>с блоком БДПБ-01 зав. №</text:span><text:span text:style-name="T9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office:value-type="string">
            <text:p text:style-name="P31">Плотность потока в контрольной точке <text:span text:style-name="T20"></text:span><text:span text:style-name="T12">0</text:span><text:span text:style-name="T13">i</text:span>,</text:p>
            <text:p text:style-name="P31"><text:s/>мин<text:span text:style-name="T11">-1</text:span>·см<text:span text:style-name="T11">-2</text:span></text:p>
          </table:table-cell>
          <table:table-cell table:style-name="t13.B2" office:value-type="string">
            <text:p text:style-name="P31">Измерение <text:span text:style-name="T4">плотности потока</text:span> в контрольной точке, <text:span text:style-name="T20"></text:span><text:span text:style-name="T13">i</text:span></text:p>
          </table:table-cell>
          <table:table-cell table:style-name="t13.B2" office:value-type="string">
            <text:p text:style-name="P47">Относительная погрешность измерения </text:p>
            <text:p text:style-name="P47"><draw:frame draw:style-name="fr1" draw:name="Графический объект50" text:anchor-type="as-char" svg:width="0.2661in" svg:height="0.2661in" draw:z-index="61"><draw:image xlink:href="Pictures/2000000F00003ED700003ED785829EE5.wmf" xlink:type="simple" xlink:show="embed" xlink:actuate="onLoad"/></draw:frame>, %</text:p>
          </table:table-cell>
          <table:table-cell table:style-name="t13.B2" office:value-type="string">
            <text:p text:style-name="P47">Доверительная граница погреш-ности измерения</text:p>
            <text:p text:style-name="P47"><draw:frame draw:style-name="fr1" draw:name="Графический объект51" text:anchor-type="as-char" svg:width="0.1957in" svg:height="0.2516in" draw:z-index="62"><draw:image xlink:href="Pictures/2000000F00002E4D00003B882C854A20.wmf" xlink:type="simple" xlink:show="embed" xlink:actuate="onLoad"/></draw:frame>, %</text:p>
          </table:table-cell>
          <table:table-cell table:style-name="t13.E2" office:value-type="string">
            <text:p text:style-name="P48"><text:span text:style-name="T56">Пределосновной </text:span>относительной погрешности ,</text:p>
            <text:p text:style-name="P48">%</text:p>
          </table:table-cell>
        </table:table-row>
        <table:table-row table:style-name="t13.3">
          <table:table-cell table:style-name="t13.A3" office:value-type="float" office:value="102">
            <text:p text:style-name="P11">102</text:p>
          </table:table-cell>
          <table:table-cell table:style-name="t13.B3" office:value-type="string">
            <text:p text:style-name="P11">$13-00</text:p>
          </table:table-cell>
          <table:table-cell table:style-name="t13.B3" office:value-type="string">
            <text:p text:style-name="P11">$13-10</text:p>
          </table:table-cell>
          <table:table-cell table:style-name="t13.B3" office:value-type="string">
            <text:p text:style-name="P11">$13-20</text:p>
          </table:table-cell>
          <table:table-cell table:style-name="t13.E3" table:number-rows-spanned="6" office:value-type="string">
            <text:p text:style-name="P10">±<text:span text:style-name="T5">20</text:span></text:p>
          </table:table-cell>
        </table:table-row>
        <table:table-row table:style-name="t13.3">
          <table:table-cell table:style-name="t13.A3" office:value-type="float" office:value="236">
            <text:p text:style-name="P11">236</text:p>
          </table:table-cell>
          <table:table-cell table:style-name="t13.B3" office:value-type="string">
            <text:p text:style-name="P11">$13-01</text:p>
          </table:table-cell>
          <table:table-cell table:style-name="t13.B3" office:value-type="string">
            <text:p text:style-name="P11">$13-11</text:p>
          </table:table-cell>
          <table:table-cell table:style-name="t13.B3" office:value-type="string">
            <text:p text:style-name="P11">$13-21</text:p>
          </table:table-cell>
          <table:covered-table-cell/>
        </table:table-row>
        <table:table-row table:style-name="t13.3">
          <table:table-cell table:style-name="t13.A3" office:value-type="float" office:value="6080">
            <text:p text:style-name="P11">6080</text:p>
          </table:table-cell>
          <table:table-cell table:style-name="t13.B3" office:value-type="string">
            <text:p text:style-name="P11">$13-02</text:p>
          </table:table-cell>
          <table:table-cell table:style-name="t13.B3" office:value-type="string">
            <text:p text:style-name="P11">$13-12</text:p>
          </table:table-cell>
          <table:table-cell table:style-name="t13.B3" office:value-type="string">
            <text:p text:style-name="P11">$13-22</text:p>
          </table:table-cell>
          <table:covered-table-cell/>
        </table:table-row>
        <table:table-row table:style-name="t13.3">
          <table:table-cell table:style-name="t13.A3" office:value-type="float" office:value="53500">
            <text:p text:style-name="P11">53500</text:p>
          </table:table-cell>
          <table:table-cell table:style-name="t13.B3" office:value-type="string">
            <text:p text:style-name="P11">$13-03</text:p>
          </table:table-cell>
          <table:table-cell table:style-name="t13.B3" office:value-type="string">
            <text:p text:style-name="P11">$13-13</text:p>
          </table:table-cell>
          <table:table-cell table:style-name="t13.B3" office:value-type="string">
            <text:p text:style-name="P11">$13-23</text:p>
          </table:table-cell>
          <table:covered-table-cell/>
        </table:table-row>
        <table:table-row table:style-name="t13.3">
          <table:table-cell table:style-name="t13.A3" office:value-type="float" office:value="154300">
            <text:p text:style-name="P11">154300</text:p>
          </table:table-cell>
          <table:table-cell table:style-name="t13.B3" office:value-type="string">
            <text:p text:style-name="P11">$13-04</text:p>
          </table:table-cell>
          <table:table-cell table:style-name="t13.B3" office:value-type="string">
            <text:p text:style-name="P11">$13-14</text:p>
          </table:table-cell>
          <table:table-cell table:style-name="t13.B3" office:value-type="string">
            <text:p text:style-name="P11">$13-24</text:p>
          </table:table-cell>
          <table:covered-table-cell/>
        </table:table-row>
        <table:table-row table:style-name="t13.3">
          <table:table-cell table:style-name="t13.A8" office:value-type="float" office:value="383600">
            <text:p text:style-name="P11">383600</text:p>
          </table:table-cell>
          <table:table-cell table:style-name="t13.B8" office:value-type="string">
            <text:p text:style-name="P11">$13-05</text:p>
          </table:table-cell>
          <table:table-cell table:style-name="t13.B8" office:value-type="string">
            <text:p text:style-name="P11">$13-15</text:p>
          </table:table-cell>
          <table:table-cell table:style-name="t13.B8" office:value-type="string">
            <text:p text:style-name="P11">$13-25</text:p>
          </table:table-cell>
          <table:covered-table-cell/>
        </table:table-row>
      </table:table>
      <table:table table:name="t14" table:style-name="t14">
        <table:table-column table:style-name="t14.A" table:number-columns-repeated="5"/>
        <text:soft-page-break/>
        <table:table-row>
          <table:table-cell table:style-name="t14.A1" table:number-columns-spanned="5" office:value-type="string">
            <text:p text:style-name="P58"><text:span text:style-name="T6">Определение основной относительной погрешности измерения плотности потока <text:s/>с блоком БДПБ-02 зав. №</text:span><text:span text:style-name="T9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office:value-type="string">
            <text:p text:style-name="P31">Плотность потока в контрольной точке <text:span text:style-name="T20"></text:span><text:span text:style-name="T12">0</text:span><text:span text:style-name="T13">i</text:span>,</text:p>
            <text:p text:style-name="P31"><text:s/>мин<text:span text:style-name="T11">-1</text:span>·см<text:span text:style-name="T11">-2</text:span></text:p>
          </table:table-cell>
          <table:table-cell table:style-name="t14.B2" office:value-type="string">
            <text:p text:style-name="P31">Измерение <text:span text:style-name="T4">плотности потока</text:span> в контрольной точке, <text:span text:style-name="T20"></text:span><text:span text:style-name="T13">i</text:span></text:p>
          </table:table-cell>
          <table:table-cell table:style-name="t14.B2" office:value-type="string">
            <text:p text:style-name="P47">Относительная погрешность измерения </text:p>
            <text:p text:style-name="P47"><draw:frame draw:style-name="fr1" draw:name="Графический объект53" text:anchor-type="as-char" svg:width="0.2661in" svg:height="0.2661in" draw:z-index="56"><draw:image xlink:href="Pictures/2000000F00003ED700003ED785829EE5.wmf" xlink:type="simple" xlink:show="embed" xlink:actuate="onLoad"/></draw:frame>, %</text:p>
          </table:table-cell>
          <table:table-cell table:style-name="t14.B2" office:value-type="string">
            <text:p text:style-name="P47">Доверительная граница погреш-ности измерения</text:p>
            <text:p text:style-name="P47"><draw:frame draw:style-name="fr1" draw:name="Графический объект54" text:anchor-type="as-char" svg:width="0.1957in" svg:height="0.2516in" draw:z-index="57"><draw:image xlink:href="Pictures/2000000F00002E4D00003B882C854A20.wmf" xlink:type="simple" xlink:show="embed" xlink:actuate="onLoad"/></draw:frame>, %</text:p>
          </table:table-cell>
          <table:table-cell table:style-name="t14.E2" office:value-type="string">
            <text:p text:style-name="P48"><text:span text:style-name="T56">Пределосновной </text:span>относительной погрешности ,</text:p>
            <text:p text:style-name="P48">%</text:p>
          </table:table-cell>
        </table:table-row>
        <table:table-row table:style-name="t14.3">
          <table:table-cell table:style-name="t14.A3" office:value-type="float" office:value="14.2">
            <text:p text:style-name="P11">14.2</text:p>
          </table:table-cell>
          <table:table-cell table:style-name="t14.B3" office:value-type="string">
            <text:p text:style-name="P11">$14-00</text:p>
          </table:table-cell>
          <table:table-cell table:style-name="t14.B3" office:value-type="string">
            <text:p text:style-name="P11">$14-10</text:p>
          </table:table-cell>
          <table:table-cell table:style-name="t14.B3" office:value-type="string">
            <text:p text:style-name="P11">$14-20</text:p>
          </table:table-cell>
          <table:table-cell table:style-name="t14.E3" table:number-rows-spanned="5" office:value-type="string">
            <text:p text:style-name="P10">±<text:span text:style-name="T5">20</text:span></text:p>
          </table:table-cell>
        </table:table-row>
        <table:table-row table:style-name="t14.3">
          <table:table-cell table:style-name="t14.A3" office:value-type="float" office:value="74.4">
            <text:p text:style-name="P11">74.4</text:p>
          </table:table-cell>
          <table:table-cell table:style-name="t14.B3" office:value-type="string">
            <text:p text:style-name="P11">$14-01</text:p>
          </table:table-cell>
          <table:table-cell table:style-name="t14.B3" office:value-type="string">
            <text:p text:style-name="P11">$14-11</text:p>
          </table:table-cell>
          <table:table-cell table:style-name="t14.B3" office:value-type="string">
            <text:p text:style-name="P11">$14-21</text:p>
          </table:table-cell>
          <table:covered-table-cell/>
        </table:table-row>
        <table:table-row table:style-name="t14.3">
          <table:table-cell table:style-name="t14.A3" office:value-type="float" office:value="514">
            <text:p text:style-name="P11">514</text:p>
          </table:table-cell>
          <table:table-cell table:style-name="t14.B3" office:value-type="string">
            <text:p text:style-name="P11">$14-02</text:p>
          </table:table-cell>
          <table:table-cell table:style-name="t14.B3" office:value-type="string">
            <text:p text:style-name="P11">$14-12</text:p>
          </table:table-cell>
          <table:table-cell table:style-name="t14.B3" office:value-type="string">
            <text:p text:style-name="P11">$14-22</text:p>
          </table:table-cell>
          <table:covered-table-cell/>
        </table:table-row>
        <table:table-row table:style-name="t14.3">
          <table:table-cell table:style-name="t14.A3" office:value-type="float" office:value="6290">
            <text:p text:style-name="P11">6290</text:p>
          </table:table-cell>
          <table:table-cell table:style-name="t14.B3" office:value-type="string">
            <text:p text:style-name="P11">$14-03</text:p>
          </table:table-cell>
          <table:table-cell table:style-name="t14.B3" office:value-type="string">
            <text:p text:style-name="P11">$14-13</text:p>
          </table:table-cell>
          <table:table-cell table:style-name="t14.B3" office:value-type="string">
            <text:p text:style-name="P11">$14-23</text:p>
          </table:table-cell>
          <table:covered-table-cell/>
        </table:table-row>
        <table:table-row table:style-name="t14.3">
          <table:table-cell table:style-name="t14.A7" office:value-type="float" office:value="56800">
            <text:p text:style-name="P11">56800</text:p>
          </table:table-cell>
          <table:table-cell table:style-name="t14.B7" office:value-type="string">
            <text:p text:style-name="P11">$14-04</text:p>
          </table:table-cell>
          <table:table-cell table:style-name="t14.B7" office:value-type="string">
            <text:p text:style-name="P11">$14-14</text:p>
          </table:table-cell>
          <table:table-cell table:style-name="t14.B7" office:value-type="string">
            <text:p text:style-name="P11">$14-24</text:p>
          </table:table-cell>
          <table:covered-table-cell/>
        </table:table-row>
      </table:table>
      <table:table table:name="t15" table:style-name="t15">
        <table:table-column table:style-name="t15.A" table:number-columns-repeated="5"/>
        <table:table-row>
          <table:table-cell table:style-name="t15.A1" table:number-columns-spanned="5" office:value-type="string">
            <text:p text:style-name="P27">Проверка основной относительной погрешности измерения мощности дозы с с УД БОИ-1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office:value-type="string">
            <text:p text:style-name="P46">Мощность амбиентной эквивалентной дозы в контрольной точке</text:p>
            <text:p text:style-name="P46"><draw:frame draw:style-name="fr1" draw:name="Графический объект56" text:anchor-type="as-char" svg:width="0.2799in" svg:height="0.35in" draw:z-index="16"><draw:image xlink:href="Pictures/2000001400004225000052AF4BFD5F58.wmf" xlink:type="simple" xlink:show="embed" xlink:actuate="onLoad"/></draw:frame>, нЗв/ч</text:p>
          </table:table-cell>
          <table:table-cell table:style-name="t15.B2" office:value-type="string">
            <text:p text:style-name="P46">мощности амбиентной эквивалентной дозы</text:p>
            <text:p text:style-name="P52"><draw:frame draw:style-name="fr1" draw:name="Графический объект57" text:anchor-type="as-char" svg:width="0.3354in" svg:height="0.3638in" draw:z-index="17"><draw:image xlink:href="Pictures/2000001400004F60000055FDDC0554D1.wmf" xlink:type="simple" xlink:show="embed" xlink:actuate="onLoad"/></draw:frame>, нЗв/ч</text:p>
          </table:table-cell>
          <table:table-cell table:style-name="t15.B2" office:value-type="string">
            <text:p text:style-name="P46">Относительная погрешность измерения мощности амбиентной эквивалентной дозы </text:p>
            <text:p text:style-name="P46"><draw:frame draw:style-name="fr1" draw:name="Графический объект58" text:anchor-type="as-char" svg:width="0.2661in" svg:height="0.2661in" draw:z-index="18"><draw:image xlink:href="Pictures/2000000F00003ED700003ED785829EE5.wmf" xlink:type="simple" xlink:show="embed" xlink:actuate="onLoad"/></draw:frame>, %</text:p>
          </table:table-cell>
          <table:table-cell table:style-name="t15.B2" office:value-type="string">
            <text:p text:style-name="P46">Доверительная граница погреш-ности измерения</text:p>
            <text:p text:style-name="P46"><draw:frame draw:style-name="fr1" draw:name="Графический объект59" text:anchor-type="as-char" svg:width="0.1957in" svg:height="0.2516in" draw:z-index="19"><draw:image xlink:href="Pictures/2000000F00002E4D00003B882C854A20.wmf" xlink:type="simple" xlink:show="embed" xlink:actuate="onLoad"/></draw:frame>, %</text:p>
          </table:table-cell>
          <table:table-cell table:style-name="t15.E2" office:value-type="string">
            <text:p text:style-name="P48"><text:span text:style-name="T56">Пределосновной </text:span>относительной погрешности ,</text:p>
            <text:p text:style-name="P48">%</text:p>
          </table:table-cell>
        </table:table-row>
        <table:table-row table:style-name="t15.3">
          <table:table-cell table:style-name="t15.A3" office:value-type="string">
            <text:p text:style-name="P10"><text:span text:style-name="T5">20</text:span> <text:span text:style-name="T4">мкЗв</text:span>/ч</text:p>
          </table:table-cell>
          <table:table-cell table:style-name="t15.B3" office:value-type="string">
            <text:p text:style-name="P11">$<text:span text:style-name="T4">1</text:span>5-00</text:p>
          </table:table-cell>
          <table:table-cell table:style-name="t15.B3" office:value-type="string">
            <text:p text:style-name="P11">$<text:span text:style-name="T4">1</text:span>5-10</text:p>
          </table:table-cell>
          <table:table-cell table:style-name="t15.B3" office:value-type="string">
            <text:p text:style-name="P11">$<text:span text:style-name="T4">1</text:span>5-20</text:p>
          </table:table-cell>
          <table:table-cell table:style-name="t15.E3" table:number-rows-spanned="5" office:value-type="string">
            <text:p text:style-name="P10">±<text:span text:style-name="T5">20</text:span></text:p>
          </table:table-cell>
        </table:table-row>
        <table:table-row table:style-name="t15.3">
          <table:table-cell table:style-name="t15.A3" office:value-type="string">
            <text:p text:style-name="P10">7<text:span text:style-name="T5">0</text:span> <text:span text:style-name="T4">мкЗв</text:span>/ч</text:p>
          </table:table-cell>
          <table:table-cell table:style-name="t15.B3" office:value-type="string">
            <text:p text:style-name="P11">$<text:span text:style-name="T4">1</text:span>5-01</text:p>
          </table:table-cell>
          <table:table-cell table:style-name="t15.B3" office:value-type="string">
            <text:p text:style-name="P11">$<text:span text:style-name="T4">1</text:span>5-11</text:p>
          </table:table-cell>
          <table:table-cell table:style-name="t15.B3" office:value-type="string">
            <text:p text:style-name="P11">$<text:span text:style-name="T4">1</text:span>5-21</text:p>
          </table:table-cell>
          <table:covered-table-cell/>
        </table:table-row>
        <table:table-row table:style-name="t15.3">
          <table:table-cell table:style-name="t15.A3" office:value-type="string">
            <text:p text:style-name="P10"><text:span text:style-name="T5">0,</text:span>7 <text:span text:style-name="T4">м</text:span>Зв/ч</text:p>
          </table:table-cell>
          <table:table-cell table:style-name="t15.B3" office:value-type="string">
            <text:p text:style-name="P12">$15-02</text:p>
          </table:table-cell>
          <table:table-cell table:style-name="t15.B3" office:value-type="string">
            <text:p text:style-name="P11">$<text:span text:style-name="T4">1</text:span>5-12</text:p>
          </table:table-cell>
          <table:table-cell table:style-name="t15.B3" office:value-type="string">
            <text:p text:style-name="P11">$<text:span text:style-name="T4">1</text:span>5-22</text:p>
          </table:table-cell>
          <table:covered-table-cell/>
        </table:table-row>
        <table:table-row table:style-name="t15.3">
          <table:table-cell table:style-name="t15.A3" office:value-type="string">
            <text:p text:style-name="P10">7 <text:span text:style-name="T4">м</text:span>Зв/ч</text:p>
          </table:table-cell>
          <table:table-cell table:style-name="t15.B3" office:value-type="string">
            <text:p text:style-name="P12">$15-03</text:p>
          </table:table-cell>
          <table:table-cell table:style-name="t15.B3" office:value-type="string">
            <text:p text:style-name="P12">$15-13</text:p>
          </table:table-cell>
          <table:table-cell table:style-name="t15.B3" office:value-type="string">
            <text:p text:style-name="P12">$15-23</text:p>
          </table:table-cell>
          <table:covered-table-cell/>
        </table:table-row>
        <table:table-row table:style-name="t15.3">
          <table:table-cell table:style-name="t15.A7" office:value-type="string">
            <text:p text:style-name="P10"><text:span text:style-name="T5">70</text:span> <text:span text:style-name="T4">м</text:span>Зв/ч</text:p>
          </table:table-cell>
          <table:table-cell table:style-name="t15.B7" office:value-type="string">
            <text:p text:style-name="P12">$15-04</text:p>
          </table:table-cell>
          <table:table-cell table:style-name="t15.B7" office:value-type="string">
            <text:p text:style-name="P11">$<text:span text:style-name="T4">1</text:span>5-14</text:p>
          </table:table-cell>
          <table:table-cell table:style-name="t15.B7" office:value-type="string">
            <text:p text:style-name="P12">$15-24</text:p>
          </table:table-cell>
          <table:covered-table-cell/>
        </table:table-row>
      </table:table>
      <table:table table:name="t16" table:style-name="t16">
        <table:table-column table:style-name="t16.A" table:number-columns-repeated="5"/>
        <text:soft-page-break/>
        <table:table-row>
          <table:table-cell table:style-name="t16.A1" table:number-columns-spanned="5" office:value-type="string">
            <text:p text:style-name="P27">Проверка основной относительной погрешности измерения мощности дозы с с УД БОИ-<text:span text:style-name="T5">2</text:span>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office:value-type="string">
            <text:p text:style-name="P46">Мощность амбиентной эквивалентной дозы в контрольной точке, </text:p>
            <text:p text:style-name="P46"><draw:frame draw:style-name="fr1" draw:name="Графический объект61" text:anchor-type="as-char" svg:width="0.2799in" svg:height="0.35in" draw:z-index="32"><draw:image xlink:href="Pictures/2000001400004225000052AF4BFD5F58.wmf" xlink:type="simple" xlink:show="embed" xlink:actuate="onLoad"/></draw:frame>, нЗв/ч</text:p>
          </table:table-cell>
          <table:table-cell table:style-name="t16.B2" office:value-type="string">
            <text:p text:style-name="P46">мощности амбиентной эквивалентной дозы</text:p>
            <text:p text:style-name="P52"><draw:frame draw:style-name="fr1" draw:name="Графический объект62" text:anchor-type="as-char" svg:width="0.3354in" svg:height="0.3638in" draw:z-index="33"><draw:image xlink:href="Pictures/2000001400004F60000055FDDC0554D1.wmf" xlink:type="simple" xlink:show="embed" xlink:actuate="onLoad"/></draw:frame>, нЗв/ч</text:p>
          </table:table-cell>
          <table:table-cell table:style-name="t16.B2" office:value-type="string">
            <text:p text:style-name="P46">Относительная погрешность измерения мощности амбиентной эквивалентной дозы, <draw:frame draw:style-name="fr1" draw:name="Графический объект63" text:anchor-type="as-char" svg:width="0.2661in" svg:height="0.2661in" draw:z-index="34"><draw:image xlink:href="Pictures/2000000F00003ED700003ED785829EE5.wmf" xlink:type="simple" xlink:show="embed" xlink:actuate="onLoad"/></draw:frame>, %</text:p>
          </table:table-cell>
          <table:table-cell table:style-name="t16.B2" office:value-type="string">
            <text:p text:style-name="P46">Доверительная граница погреш-ности измерения</text:p>
            <text:p text:style-name="P46"><draw:frame draw:style-name="fr1" draw:name="Графический объект64" text:anchor-type="as-char" svg:width="0.1957in" svg:height="0.2516in" draw:z-index="35"><draw:image xlink:href="Pictures/2000000F00002E4D00003B882C854A20.wmf" xlink:type="simple" xlink:show="embed" xlink:actuate="onLoad"/></draw:frame>, %</text:p>
          </table:table-cell>
          <table:table-cell table:style-name="t16.E2" office:value-type="string">
            <text:p text:style-name="P48"><text:span text:style-name="T56">Пределосновной </text:span>относительной погрешности ,</text:p>
            <text:p text:style-name="P48">%</text:p>
          </table:table-cell>
        </table:table-row>
        <table:table-row table:style-name="t16.3">
          <table:table-cell table:style-name="t16.A3" office:value-type="string">
            <text:p text:style-name="P10"><text:span text:style-name="T5">20</text:span> <text:span text:style-name="T4">мкЗв</text:span>/ч</text:p>
          </table:table-cell>
          <table:table-cell table:style-name="t16.B3" office:value-type="string">
            <text:p text:style-name="P11">$<text:span text:style-name="T4">16</text:span>-00</text:p>
          </table:table-cell>
          <table:table-cell table:style-name="t16.B3" office:value-type="string">
            <text:p text:style-name="P11">$<text:span text:style-name="T4">16</text:span>-10</text:p>
          </table:table-cell>
          <table:table-cell table:style-name="t16.B3" office:value-type="string">
            <text:p text:style-name="P11">$<text:span text:style-name="T4">16</text:span>-20</text:p>
          </table:table-cell>
          <table:table-cell table:style-name="t16.E3" table:number-rows-spanned="5" office:value-type="string">
            <text:p text:style-name="P10">±<text:span text:style-name="T5">20</text:span></text:p>
          </table:table-cell>
        </table:table-row>
        <table:table-row table:style-name="t16.3">
          <table:table-cell table:style-name="t16.A3" office:value-type="string">
            <text:p text:style-name="P10">7<text:span text:style-name="T5">0</text:span> <text:span text:style-name="T4">мкЗв</text:span>/ч</text:p>
          </table:table-cell>
          <table:table-cell table:style-name="t16.B3" office:value-type="string">
            <text:p text:style-name="P11">$<text:span text:style-name="T4">16</text:span>-01</text:p>
          </table:table-cell>
          <table:table-cell table:style-name="t16.B3" office:value-type="string">
            <text:p text:style-name="P11">$<text:span text:style-name="T4">16</text:span>-11</text:p>
          </table:table-cell>
          <table:table-cell table:style-name="t16.B3" office:value-type="string">
            <text:p text:style-name="P11">$<text:span text:style-name="T4">16</text:span>-21</text:p>
          </table:table-cell>
          <table:covered-table-cell/>
        </table:table-row>
        <table:table-row table:style-name="t16.3">
          <table:table-cell table:style-name="t16.A3" office:value-type="string">
            <text:p text:style-name="P10"><text:span text:style-name="T5">0,</text:span>7 <text:span text:style-name="T4">м</text:span>Зв/ч</text:p>
          </table:table-cell>
          <table:table-cell table:style-name="t16.B3" office:value-type="string">
            <text:p text:style-name="P12">$1<text:span text:style-name="T5">6</text:span>-02</text:p>
          </table:table-cell>
          <table:table-cell table:style-name="t16.B3" office:value-type="string">
            <text:p text:style-name="P11">$<text:span text:style-name="T4">16</text:span>-12</text:p>
          </table:table-cell>
          <table:table-cell table:style-name="t16.B3" office:value-type="string">
            <text:p text:style-name="P11">$<text:span text:style-name="T4">16</text:span>-22</text:p>
          </table:table-cell>
          <table:covered-table-cell/>
        </table:table-row>
        <table:table-row table:style-name="t16.3">
          <table:table-cell table:style-name="t16.A3" office:value-type="string">
            <text:p text:style-name="P10">7 <text:span text:style-name="T4">м</text:span>Зв/ч</text:p>
          </table:table-cell>
          <table:table-cell table:style-name="t16.B3" office:value-type="string">
            <text:p text:style-name="P12">$1<text:span text:style-name="T5">6</text:span>-03</text:p>
          </table:table-cell>
          <table:table-cell table:style-name="t16.B3" office:value-type="string">
            <text:p text:style-name="P12">$1<text:span text:style-name="T5">6</text:span>-13</text:p>
          </table:table-cell>
          <table:table-cell table:style-name="t16.B3" office:value-type="string">
            <text:p text:style-name="P12">$1<text:span text:style-name="T5">6</text:span>-23</text:p>
          </table:table-cell>
          <table:covered-table-cell/>
        </table:table-row>
        <table:table-row table:style-name="t16.3">
          <table:table-cell table:style-name="t16.A7" office:value-type="string">
            <text:p text:style-name="P10"><text:span text:style-name="T5">70</text:span> <text:span text:style-name="T4">м</text:span>Зв/ч</text:p>
          </table:table-cell>
          <table:table-cell table:style-name="t16.B7" office:value-type="string">
            <text:p text:style-name="P12">$1<text:span text:style-name="T5">6</text:span>-04</text:p>
          </table:table-cell>
          <table:table-cell table:style-name="t16.B7" office:value-type="string">
            <text:p text:style-name="P11">$<text:span text:style-name="T4">16</text:span>-14</text:p>
          </table:table-cell>
          <table:table-cell table:style-name="t16.B7" office:value-type="string">
            <text:p text:style-name="P12">$1<text:span text:style-name="T5">6</text:span>-24</text:p>
          </table:table-cell>
          <table:covered-table-cell/>
        </table:table-row>
      </table:table>
      <table:table table:name="t17" table:style-name="t17">
        <table:table-column table:style-name="t17.A" table:number-columns-repeated="5"/>
        <table:table-row>
          <table:table-cell table:style-name="t17.A1" table:number-columns-spanned="5" office:value-type="string">
            <text:p text:style-name="P27">Проверка основной относительной погрешности измерения мощности дозы с с УД БОИ-<text:span text:style-name="T5">4</text:span>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office:value-type="string">
            <text:p text:style-name="P46">Мощность амбиентной эквивалентной дозы в контрольной точке</text:p>
            <text:p text:style-name="P46"><draw:frame draw:style-name="fr1" draw:name="Графический объект66" text:anchor-type="as-char" svg:width="0.2799in" svg:height="0.35in" draw:z-index="40"><draw:image xlink:href="Pictures/2000001400004225000052AF4BFD5F58.wmf" xlink:type="simple" xlink:show="embed" xlink:actuate="onLoad"/></draw:frame>, нЗв/ч</text:p>
          </table:table-cell>
          <table:table-cell table:style-name="t17.B2" office:value-type="string">
            <text:p text:style-name="P46">мощности амбиентной эквивалентной дозы</text:p>
            <text:p text:style-name="P52"><draw:frame draw:style-name="fr1" draw:name="Графический объект67" text:anchor-type="as-char" svg:width="0.3354in" svg:height="0.3638in" draw:z-index="41"><draw:image xlink:href="Pictures/2000001400004F60000055FDDC0554D1.wmf" xlink:type="simple" xlink:show="embed" xlink:actuate="onLoad"/></draw:frame>, нЗв/ч</text:p>
          </table:table-cell>
          <table:table-cell table:style-name="t17.B2" office:value-type="string">
            <text:p text:style-name="P46">Относительная погрешность измерения мощности амбиентной эквивалентной дозы, <draw:frame draw:style-name="fr1" draw:name="Графический объект68" text:anchor-type="as-char" svg:width="0.2661in" svg:height="0.2661in" draw:z-index="42"><draw:image xlink:href="Pictures/2000000F00003ED700003ED785829EE5.wmf" xlink:type="simple" xlink:show="embed" xlink:actuate="onLoad"/></draw:frame>, %</text:p>
          </table:table-cell>
          <table:table-cell table:style-name="t17.B2" office:value-type="string">
            <text:p text:style-name="P46">Доверительная граница погреш-ности измерения</text:p>
            <text:p text:style-name="P46"><draw:frame draw:style-name="fr1" draw:name="Графический объект69" text:anchor-type="as-char" svg:width="0.1957in" svg:height="0.2516in" draw:z-index="43"><draw:image xlink:href="Pictures/2000000F00002E4D00003B882C854A20.wmf" xlink:type="simple" xlink:show="embed" xlink:actuate="onLoad"/></draw:frame>, %</text:p>
          </table:table-cell>
          <table:table-cell table:style-name="t17.E2" office:value-type="string">
            <text:p text:style-name="P48"><text:span text:style-name="T56">Пределосновной </text:span>относительной погрешности ,</text:p>
            <text:p text:style-name="P48">%</text:p>
          </table:table-cell>
        </table:table-row>
        <table:table-row table:style-name="t17.3">
          <table:table-cell table:style-name="t17.A3" office:value-type="string">
            <text:p text:style-name="P10"><text:span text:style-name="T5">70</text:span> <text:span text:style-name="T4">мкЗв</text:span>/ч</text:p>
          </table:table-cell>
          <table:table-cell table:style-name="t17.B3" office:value-type="string">
            <text:p text:style-name="P11">$<text:span text:style-name="T4">17</text:span>-00</text:p>
          </table:table-cell>
          <table:table-cell table:style-name="t17.B3" office:value-type="string">
            <text:p text:style-name="P11">$<text:span text:style-name="T4">17</text:span>-10</text:p>
          </table:table-cell>
          <table:table-cell table:style-name="t17.B3" office:value-type="string">
            <text:p text:style-name="P11">$<text:span text:style-name="T4">17</text:span>-20</text:p>
          </table:table-cell>
          <table:table-cell table:style-name="t17.E3" table:number-rows-spanned="4" office:value-type="string">
            <text:p text:style-name="P10">±<text:span text:style-name="T5">20</text:span></text:p>
          </table:table-cell>
        </table:table-row>
        <table:table-row table:style-name="t17.3">
          <table:table-cell table:style-name="t17.A3" office:value-type="string">
            <text:p text:style-name="P10"><text:span text:style-name="T5">0.</text:span>7 <text:span text:style-name="T4">мЗв</text:span>/ч</text:p>
          </table:table-cell>
          <table:table-cell table:style-name="t17.B3" office:value-type="string">
            <text:p text:style-name="P11">$<text:span text:style-name="T4">17</text:span>-01</text:p>
          </table:table-cell>
          <table:table-cell table:style-name="t17.B3" office:value-type="string">
            <text:p text:style-name="P11">$<text:span text:style-name="T4">17</text:span>-11</text:p>
          </table:table-cell>
          <table:table-cell table:style-name="t17.B3" office:value-type="string">
            <text:p text:style-name="P11">$<text:span text:style-name="T4">17</text:span>-21</text:p>
          </table:table-cell>
          <table:covered-table-cell/>
        </table:table-row>
        <table:table-row table:style-name="t17.3">
          <table:table-cell table:style-name="t17.A3" office:value-type="string">
            <text:p text:style-name="P10">7,<text:span text:style-name="T5">0</text:span> <text:span text:style-name="T4">м</text:span>Зв/ч</text:p>
          </table:table-cell>
          <table:table-cell table:style-name="t17.B3" office:value-type="string">
            <text:p text:style-name="P12">$1<text:span text:style-name="T5">7</text:span>-02</text:p>
          </table:table-cell>
          <table:table-cell table:style-name="t17.B3" office:value-type="string">
            <text:p text:style-name="P11">$<text:span text:style-name="T4">17</text:span>-12</text:p>
          </table:table-cell>
          <table:table-cell table:style-name="t17.B3" office:value-type="string">
            <text:p text:style-name="P11">$<text:span text:style-name="T4">17</text:span>-22</text:p>
          </table:table-cell>
          <table:covered-table-cell/>
        </table:table-row>
        <table:table-row table:style-name="t17.3">
          <table:table-cell table:style-name="t17.A6" office:value-type="string">
            <text:p text:style-name="P10">7<text:span text:style-name="T5">0</text:span> <text:span text:style-name="T4">м</text:span>Зв/ч</text:p>
          </table:table-cell>
          <table:table-cell table:style-name="t17.B6" office:value-type="string">
            <text:p text:style-name="P12">$1<text:span text:style-name="T5">7</text:span>-03</text:p>
          </table:table-cell>
          <table:table-cell table:style-name="t17.B6" office:value-type="string">
            <text:p text:style-name="P12">$1<text:span text:style-name="T5">7</text:span>-13</text:p>
          </table:table-cell>
          <table:table-cell table:style-name="t17.B6" office:value-type="string">
            <text:p text:style-name="P12">$1<text:span text:style-name="T5">7</text:span>-23</text:p>
          </table:table-cell>
          <table:covered-table-cell/>
        </table:table-row>
      </table:table>
      <table:table table:name="t18" table:style-name="t18">
        <table:table-column table:style-name="t18.A" table:number-columns-repeated="5"/>
        <text:soft-page-break/>
        <table:table-row>
          <table:table-cell table:style-name="t18.A1" table:number-columns-spanned="5" office:value-type="string">
            <text:p text:style-name="P27">Проверка основной относительной погрешности измерения мощности дозы с блоком БДКР-01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office:value-type="string">
            <text:p text:style-name="P46">Мощность амбиентной эквивалентной дозы в контрольной точке</text:p>
            <text:p text:style-name="P46"><draw:frame draw:style-name="fr1" draw:name="Графический объект71" text:anchor-type="as-char" svg:width="0.2799in" svg:height="0.35in" draw:z-index="48"><draw:image xlink:href="Pictures/2000001400004225000052AF4BFD5F58.wmf" xlink:type="simple" xlink:show="embed" xlink:actuate="onLoad"/></draw:frame>, нЗв/ч</text:p>
          </table:table-cell>
          <table:table-cell table:style-name="t18.B2" office:value-type="string">
            <text:p text:style-name="P46"><text:span text:style-name="T4">М</text:span>ощност<text:span text:style-name="T4">ь</text:span> амбиентной эквивалентной дозы</text:p>
            <text:p text:style-name="P52"><draw:frame draw:style-name="fr1" draw:name="Графический объект72" text:anchor-type="as-char" svg:width="0.3354in" svg:height="0.3638in" draw:z-index="49"><draw:image xlink:href="Pictures/2000001400004F60000055FDDC0554D1.wmf" xlink:type="simple" xlink:show="embed" xlink:actuate="onLoad"/></draw:frame>, нЗв/ч</text:p>
          </table:table-cell>
          <table:table-cell table:style-name="t18.B2" office:value-type="string">
            <text:p text:style-name="P46">Относительная погрешность измерения мощности амбиентной эквивалентной дозы, <draw:frame draw:style-name="fr1" draw:name="Графический объект73" text:anchor-type="as-char" svg:width="0.2661in" svg:height="0.2661in" draw:z-index="50"><draw:image xlink:href="Pictures/2000000F00003ED700003ED785829EE5.wmf" xlink:type="simple" xlink:show="embed" xlink:actuate="onLoad"/></draw:frame>, %</text:p>
          </table:table-cell>
          <table:table-cell table:style-name="t18.B2" office:value-type="string">
            <text:p text:style-name="P46">Доверительная граница погреш-ности измерения</text:p>
            <text:p text:style-name="P46"><draw:frame draw:style-name="fr1" draw:name="Графический объект74" text:anchor-type="as-char" svg:width="0.1957in" svg:height="0.2516in" draw:z-index="51"><draw:image xlink:href="Pictures/2000000F00002E4D00003B882C854A20.wmf" xlink:type="simple" xlink:show="embed" xlink:actuate="onLoad"/></draw:frame>, %</text:p>
          </table:table-cell>
          <table:table-cell table:style-name="t18.E2" office:value-type="string">
            <text:p text:style-name="P48"><text:span text:style-name="T56">Пределосновной </text:span>относительной погрешности ,</text:p>
            <text:p text:style-name="P48">%</text:p>
          </table:table-cell>
        </table:table-row>
        <table:table-row table:style-name="t18.3">
          <table:table-cell table:style-name="t18.A3" office:value-type="string">
            <text:p text:style-name="P10"><text:span text:style-name="T5">0,07</text:span> мкЗв/ч</text:p>
          </table:table-cell>
          <table:table-cell table:style-name="t18.B3" office:value-type="string">
            <text:p text:style-name="P11">$1<text:span text:style-name="T4">8</text:span>-00</text:p>
          </table:table-cell>
          <table:table-cell table:style-name="t18.B3" office:value-type="string">
            <text:p text:style-name="P11">$1<text:span text:style-name="T4">8</text:span>-10</text:p>
          </table:table-cell>
          <table:table-cell table:style-name="t18.B3" office:value-type="string">
            <text:p text:style-name="P11">$<text:span text:style-name="T4">18</text:span>-20</text:p>
          </table:table-cell>
          <table:table-cell table:style-name="t18.E3" table:number-rows-spanned="4" office:value-type="string">
            <text:p text:style-name="P10">±<text:span text:style-name="T4">20</text:span></text:p>
          </table:table-cell>
        </table:table-row>
        <table:table-row table:style-name="t18.3">
          <table:table-cell table:style-name="t18.A3" office:value-type="string">
            <text:p text:style-name="P10">0,7 мкЗв/ч</text:p>
          </table:table-cell>
          <table:table-cell table:style-name="t18.B3" office:value-type="string">
            <text:p text:style-name="P11">$1<text:span text:style-name="T4">8</text:span>-01</text:p>
          </table:table-cell>
          <table:table-cell table:style-name="t18.B3" office:value-type="string">
            <text:p text:style-name="P11">$1<text:span text:style-name="T4">8</text:span>-11</text:p>
          </table:table-cell>
          <table:table-cell table:style-name="t18.B3" office:value-type="string">
            <text:p text:style-name="P11">$<text:span text:style-name="T4">18</text:span>-21</text:p>
          </table:table-cell>
          <table:covered-table-cell/>
        </table:table-row>
        <table:table-row table:style-name="t18.3">
          <table:table-cell table:style-name="t18.A3" office:value-type="string">
            <text:p text:style-name="P10">7 мкЗв/ч</text:p>
          </table:table-cell>
          <table:table-cell table:style-name="t18.B3" office:value-type="string">
            <text:p text:style-name="P12">$18-02</text:p>
          </table:table-cell>
          <table:table-cell table:style-name="t18.B3" office:value-type="string">
            <text:p text:style-name="P12">$18-12</text:p>
          </table:table-cell>
          <table:table-cell table:style-name="t18.B3" office:value-type="string">
            <text:p text:style-name="P11">$<text:span text:style-name="T4">18</text:span>-22</text:p>
          </table:table-cell>
          <table:covered-table-cell/>
        </table:table-row>
        <table:table-row table:style-name="t18.3">
          <table:table-cell table:style-name="t18.A6" office:value-type="string">
            <text:p text:style-name="P10">70 мкЗв/ч</text:p>
          </table:table-cell>
          <table:table-cell table:style-name="t18.B6" office:value-type="string">
            <text:p text:style-name="P12">$18-03</text:p>
          </table:table-cell>
          <table:table-cell table:style-name="t18.B6" office:value-type="string">
            <text:p text:style-name="P12">$18-13</text:p>
          </table:table-cell>
          <table:table-cell table:style-name="t18.B6" office:value-type="string">
            <text:p text:style-name="P12">$18-23</text:p>
          </table:table-cell>
          <table:covered-table-cell/>
        </table:table-row>
      </table:table>
      <text:p text:style-name="Text_20_body"/>
      <table:table table:name="t19" table:style-name="t19">
        <table:table-column table:style-name="t19.A" table:number-columns-repeated="5"/>
        <table:table-row>
          <table:table-cell table:style-name="t19.A1" table:number-columns-spanned="5" office:value-type="string">
            <text:p text:style-name="P58"><text:span text:style-name="T6">Определение основной относительной погрешности измерения плотности потока </text:span><text:span text:style-name="T47">альфа излучения</text:span><text:span text:style-name="T6"> БДПС-02 зав. №</text:span><text:span text:style-name="T9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office:value-type="string">
            <text:p text:style-name="P31">Плотность потока в контрольной точке <text:span text:style-name="T20"></text:span><text:span text:style-name="T12">0</text:span><text:span text:style-name="T13">i</text:span>,</text:p>
            <text:p text:style-name="P31"><text:s/>мин<text:span text:style-name="T11">-1</text:span>·см<text:span text:style-name="T11">-2</text:span></text:p>
          </table:table-cell>
          <table:table-cell table:style-name="t19.B2" office:value-type="string">
            <text:p text:style-name="P31">Измерение <text:span text:style-name="T4">плотности потока</text:span> в контрольной точке, <text:span text:style-name="T20"></text:span><text:span text:style-name="T13">i</text:span></text:p>
          </table:table-cell>
          <table:table-cell table:style-name="t19.B2" office:value-type="string">
            <text:p text:style-name="P47">Относительная погрешность измерения </text:p>
            <text:p text:style-name="P47"><draw:frame draw:style-name="fr1" draw:name="Графический объект76" text:anchor-type="as-char" svg:width="0.2661in" svg:height="0.2661in" draw:z-index="58"><draw:image xlink:href="Pictures/2000000F00003ED700003ED785829EE5.wmf" xlink:type="simple" xlink:show="embed" xlink:actuate="onLoad"/></draw:frame>, %</text:p>
          </table:table-cell>
          <table:table-cell table:style-name="t19.B2" office:value-type="string">
            <text:p text:style-name="P47">Доверительная граница погреш-ности измерения</text:p>
            <text:p text:style-name="P47"><draw:frame draw:style-name="fr1" draw:name="Графический объект77" text:anchor-type="as-char" svg:width="0.1957in" svg:height="0.2516in" draw:z-index="59"><draw:image xlink:href="Pictures/2000000F00002E4D00003B882C854A20.wmf" xlink:type="simple" xlink:show="embed" xlink:actuate="onLoad"/></draw:frame>, %</text:p>
          </table:table-cell>
          <table:table-cell table:style-name="t19.E2" office:value-type="string">
            <text:p text:style-name="P48"><text:span text:style-name="T56">Пределосновной </text:span>относительной погрешности ,</text:p>
            <text:p text:style-name="P48">%</text:p>
          </table:table-cell>
        </table:table-row>
        <table:table-row table:style-name="t19.3">
          <table:table-cell table:style-name="t19.A3" office:value-type="float" office:value="53.8">
            <text:p text:style-name="P11">53.8</text:p>
          </table:table-cell>
          <table:table-cell table:style-name="t19.B3" office:value-type="string">
            <text:p text:style-name="P11">$19-00</text:p>
          </table:table-cell>
          <table:table-cell table:style-name="t19.B3" office:value-type="string">
            <text:p text:style-name="P11">$19-10</text:p>
          </table:table-cell>
          <table:table-cell table:style-name="t19.B3" office:value-type="string">
            <text:p text:style-name="P11">$19-20</text:p>
          </table:table-cell>
          <table:table-cell table:style-name="t19.E3" table:number-rows-spanned="5" office:value-type="string">
            <text:p text:style-name="P10">±<text:span text:style-name="T5">20</text:span></text:p>
          </table:table-cell>
        </table:table-row>
        <table:table-row table:style-name="t19.3">
          <table:table-cell table:style-name="t19.A3" office:value-type="float" office:value="727">
            <text:p text:style-name="P11">727</text:p>
          </table:table-cell>
          <table:table-cell table:style-name="t19.B3" office:value-type="string">
            <text:p text:style-name="P11">$19-01</text:p>
          </table:table-cell>
          <table:table-cell table:style-name="t19.B3" office:value-type="string">
            <text:p text:style-name="P11">$19-11</text:p>
          </table:table-cell>
          <table:table-cell table:style-name="t19.B3" office:value-type="string">
            <text:p text:style-name="P11">$19-21</text:p>
          </table:table-cell>
          <table:covered-table-cell/>
        </table:table-row>
        <table:table-row table:style-name="t19.3">
          <table:table-cell table:style-name="t19.A3" office:value-type="float" office:value="6300">
            <text:p text:style-name="P11">6300</text:p>
          </table:table-cell>
          <table:table-cell table:style-name="t19.B3" office:value-type="string">
            <text:p text:style-name="P11">$19-02</text:p>
          </table:table-cell>
          <table:table-cell table:style-name="t19.B3" office:value-type="string">
            <text:p text:style-name="P11">$19-12</text:p>
          </table:table-cell>
          <table:table-cell table:style-name="t19.B3" office:value-type="string">
            <text:p text:style-name="P11">$19-22</text:p>
          </table:table-cell>
          <table:covered-table-cell/>
        </table:table-row>
        <table:table-row table:style-name="t19.3">
          <table:table-cell table:style-name="t19.A3" office:value-type="float" office:value="62100">
            <text:p text:style-name="P11">62100</text:p>
          </table:table-cell>
          <table:table-cell table:style-name="t19.B3" office:value-type="string">
            <text:p text:style-name="P11">$19-03</text:p>
          </table:table-cell>
          <table:table-cell table:style-name="t19.B3" office:value-type="string">
            <text:p text:style-name="P11">$19-13</text:p>
          </table:table-cell>
          <table:table-cell table:style-name="t19.B3" office:value-type="string">
            <text:p text:style-name="P11">$19-23</text:p>
          </table:table-cell>
          <table:covered-table-cell/>
        </table:table-row>
        <table:table-row table:style-name="t19.3">
          <table:table-cell table:style-name="t19.A7" office:value-type="float" office:value="186000">
            <text:p text:style-name="P11">186000</text:p>
          </table:table-cell>
          <table:table-cell table:style-name="t19.B7" office:value-type="string">
            <text:p text:style-name="P11">$19-04</text:p>
          </table:table-cell>
          <table:table-cell table:style-name="t19.B7" office:value-type="string">
            <text:p text:style-name="P11">$19-14</text:p>
          </table:table-cell>
          <table:table-cell table:style-name="t19.B7" office:value-type="string">
            <text:p text:style-name="P11">$19-24</text:p>
          </table:table-cell>
          <table:covered-table-cell/>
        </table:table-row>
      </table:table>
      <table:table table:name="t20" table:style-name="t20">
        <table:table-column table:style-name="t20.A" table:number-columns-repeated="5"/>
        <text:soft-page-break/>
        <table:table-row>
          <table:table-cell table:style-name="t20.A1" table:number-columns-spanned="5" office:value-type="string">
            <text:p text:style-name="P58"><text:span text:style-name="T6">Определение основной относительной погрешности измерения плотности потока б</text:span><text:span text:style-name="T46">ета</text:span><text:span text:style-name="T47"> излучения</text:span><text:span text:style-name="T6"> БДПС-02 зав. №</text:span><text:span text:style-name="T9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office:value-type="string">
            <text:p text:style-name="P31">Плотность потока в контрольной точке <text:span text:style-name="T20"></text:span><text:span text:style-name="T12">0</text:span><text:span text:style-name="T13">i</text:span>,</text:p>
            <text:p text:style-name="P31"><text:s/>мин<text:span text:style-name="T11">-1</text:span>·см<text:span text:style-name="T11">-2</text:span></text:p>
          </table:table-cell>
          <table:table-cell table:style-name="t20.B2" office:value-type="string">
            <text:p text:style-name="P31">Измерение <text:span text:style-name="T4">плотности потока</text:span> в контрольной точке, <text:span text:style-name="T20"></text:span><text:span text:style-name="T13">i</text:span></text:p>
          </table:table-cell>
          <table:table-cell table:style-name="t20.B2" office:value-type="string">
            <text:p text:style-name="P47">Относительная погрешность измерения </text:p>
            <text:p text:style-name="P47"><draw:frame draw:style-name="fr1" draw:name="Графический объект79" text:anchor-type="as-char" svg:width="0.2661in" svg:height="0.2661in" draw:z-index="60"><draw:image xlink:href="Pictures/2000000F00003ED700003ED785829EE5.wmf" xlink:type="simple" xlink:show="embed" xlink:actuate="onLoad"/></draw:frame>, %</text:p>
          </table:table-cell>
          <table:table-cell table:style-name="t20.B2" office:value-type="string">
            <text:p text:style-name="P47">Доверительная граница погреш-ности измерения</text:p>
            <text:p text:style-name="P47"><draw:frame draw:style-name="fr1" draw:name="Графический объект80" text:anchor-type="as-char" svg:width="0.1957in" svg:height="0.2516in" draw:z-index="63"><draw:image xlink:href="Pictures/2000000F00002E4D00003B882C854A20.wmf" xlink:type="simple" xlink:show="embed" xlink:actuate="onLoad"/></draw:frame>, %</text:p>
          </table:table-cell>
          <table:table-cell table:style-name="t20.E2" office:value-type="string">
            <text:p text:style-name="P48"><text:span text:style-name="T56">Пределосновной </text:span>относительной погрешности ,</text:p>
            <text:p text:style-name="P48">%</text:p>
          </table:table-cell>
        </table:table-row>
        <table:table-row table:style-name="t20.3">
          <table:table-cell table:style-name="t20.A3" office:value-type="float" office:value="97">
            <text:p text:style-name="P11">97</text:p>
          </table:table-cell>
          <table:table-cell table:style-name="t20.B3" office:value-type="string">
            <text:p text:style-name="P11">$20-00</text:p>
          </table:table-cell>
          <table:table-cell table:style-name="t20.B3" office:value-type="string">
            <text:p text:style-name="P11">$20-10</text:p>
          </table:table-cell>
          <table:table-cell table:style-name="t20.B3" office:value-type="string">
            <text:p text:style-name="P11">$20-20</text:p>
          </table:table-cell>
          <table:table-cell table:style-name="t20.E3" table:number-rows-spanned="5" office:value-type="string">
            <text:p text:style-name="P10">±<text:span text:style-name="T5">20</text:span></text:p>
          </table:table-cell>
        </table:table-row>
        <table:table-row table:style-name="t20.3">
          <table:table-cell table:style-name="t20.A3" office:value-type="float" office:value="232">
            <text:p text:style-name="P11">232</text:p>
          </table:table-cell>
          <table:table-cell table:style-name="t20.B3" office:value-type="string">
            <text:p text:style-name="P11">$20-01</text:p>
          </table:table-cell>
          <table:table-cell table:style-name="t20.B3" office:value-type="string">
            <text:p text:style-name="P11">$20-11</text:p>
          </table:table-cell>
          <table:table-cell table:style-name="t20.B3" office:value-type="string">
            <text:p text:style-name="P11">$20-21</text:p>
          </table:table-cell>
          <table:covered-table-cell/>
        </table:table-row>
        <table:table-row table:style-name="t20.3">
          <table:table-cell table:style-name="t20.A3" office:value-type="float" office:value="5700">
            <text:p text:style-name="P11">5700</text:p>
          </table:table-cell>
          <table:table-cell table:style-name="t20.B3" office:value-type="string">
            <text:p text:style-name="P11">$20-02</text:p>
          </table:table-cell>
          <table:table-cell table:style-name="t20.B3" office:value-type="string">
            <text:p text:style-name="P11">$20-12</text:p>
          </table:table-cell>
          <table:table-cell table:style-name="t20.B3" office:value-type="string">
            <text:p text:style-name="P11">$20-22</text:p>
          </table:table-cell>
          <table:covered-table-cell/>
        </table:table-row>
        <table:table-row table:style-name="t20.3">
          <table:table-cell table:style-name="t20.A3" office:value-type="float" office:value="52000">
            <text:p text:style-name="P11">52000</text:p>
          </table:table-cell>
          <table:table-cell table:style-name="t20.B3" office:value-type="string">
            <text:p text:style-name="P11">$20-03</text:p>
          </table:table-cell>
          <table:table-cell table:style-name="t20.B3" office:value-type="string">
            <text:p text:style-name="P11">$20-13</text:p>
          </table:table-cell>
          <table:table-cell table:style-name="t20.B3" office:value-type="string">
            <text:p text:style-name="P11">$20-23</text:p>
          </table:table-cell>
          <table:covered-table-cell/>
        </table:table-row>
        <table:table-row table:style-name="t20.3">
          <table:table-cell table:style-name="t20.A7" office:value-type="float" office:value="377100">
            <text:p text:style-name="P11">377100</text:p>
          </table:table-cell>
          <table:table-cell table:style-name="t20.B7" office:value-type="string">
            <text:p text:style-name="P11">$20-04</text:p>
          </table:table-cell>
          <table:table-cell table:style-name="t20.B7" office:value-type="string">
            <text:p text:style-name="P11">$20-14</text:p>
          </table:table-cell>
          <table:table-cell table:style-name="t20.B7" office:value-type="string">
            <text:p text:style-name="P11">$20-24</text:p>
          </table:table-cell>
          <table:covered-table-cell/>
        </table:table-row>
      </table:table>
      <text:p text:style-name="Text_20_body"/>
      <table:table table:name="t21" table:style-name="t21">
        <table:table-column table:style-name="t21.A" table:number-columns-repeated="5"/>
        <table:table-row>
          <table:table-cell table:style-name="t21.A1" table:number-columns-spanned="5" office:value-type="string">
            <text:p text:style-name="P58"><text:span text:style-name="T6">Определение основной относительной погрешности измерения м</text:span><text:span text:style-name="T46">ощности дозы</text:span><text:span text:style-name="T47"> гамма излучения</text:span><text:span text:style-name="T6"> БДПС-02 зав. №</text:span><text:span text:style-name="T9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office:value-type="string">
            <text:p text:style-name="P46">Мощность амбиентной эквивалентной дозы в контрольной точке</text:p>
            <text:p text:style-name="P46"><draw:frame draw:style-name="fr1" draw:name="Графический объект85" text:anchor-type="as-char" svg:width="0.2799in" svg:height="0.35in" draw:z-index="64"><draw:image xlink:href="Pictures/2000001400004225000052AF4BFD5F58.wmf" xlink:type="simple" xlink:show="embed" xlink:actuate="onLoad"/></draw:frame>, нЗв/ч</text:p>
          </table:table-cell>
          <table:table-cell table:style-name="t21.B2" office:value-type="string">
            <text:p text:style-name="P46">мощности амбиентной эквивалентной дозы</text:p>
            <text:p text:style-name="P52"><draw:frame draw:style-name="fr1" draw:name="Графический объект86" text:anchor-type="as-char" svg:width="0.3354in" svg:height="0.3638in" draw:z-index="65"><draw:image xlink:href="Pictures/2000001400004F60000055FDDC0554D1.wmf" xlink:type="simple" xlink:show="embed" xlink:actuate="onLoad"/></draw:frame>, нЗв/ч</text:p>
          </table:table-cell>
          <table:table-cell table:style-name="t21.B2" office:value-type="string">
            <text:p text:style-name="P46">Относительная погрешность измерения мощности амбиентной эквивалентной дозы </text:p>
            <text:p text:style-name="P46"><draw:frame draw:style-name="fr1" draw:name="Графический объект82" text:anchor-type="as-char" svg:width="0.2661in" svg:height="0.2661in" draw:z-index="66"><draw:image xlink:href="Pictures/2000000F00003ED700003ED785829EE5.wmf" xlink:type="simple" xlink:show="embed" xlink:actuate="onLoad"/></draw:frame>, %</text:p>
          </table:table-cell>
          <table:table-cell table:style-name="t21.B2" office:value-type="string">
            <text:p text:style-name="P46">Доверительная граница погреш-ности измерения</text:p>
            <text:p text:style-name="P46"><draw:frame draw:style-name="fr1" draw:name="Графический объект83" text:anchor-type="as-char" svg:width="0.1957in" svg:height="0.2516in" draw:z-index="67"><draw:image xlink:href="Pictures/2000000F00002E4D00003B882C854A20.wmf" xlink:type="simple" xlink:show="embed" xlink:actuate="onLoad"/></draw:frame>, %</text:p>
          </table:table-cell>
          <table:table-cell table:style-name="t21.E2" office:value-type="string">
            <text:p text:style-name="P48"><text:span text:style-name="T56">Пределосновной </text:span>относительной погрешности ,</text:p>
            <text:p text:style-name="P48">%</text:p>
          </table:table-cell>
        </table:table-row>
        <table:table-row table:style-name="t21.3">
          <table:table-cell table:style-name="t21.A3" office:value-type="string">
            <text:p text:style-name="P10">0,7 мкЗв/ч</text:p>
          </table:table-cell>
          <table:table-cell table:style-name="t21.B3" office:value-type="string">
            <text:p text:style-name="P11">$21-00</text:p>
          </table:table-cell>
          <table:table-cell table:style-name="t21.B3" office:value-type="string">
            <text:p text:style-name="P11">$21-10</text:p>
          </table:table-cell>
          <table:table-cell table:style-name="t21.B3" office:value-type="string">
            <text:p text:style-name="P11">$21-20</text:p>
          </table:table-cell>
          <table:table-cell table:style-name="t21.E3" table:number-rows-spanned="6" office:value-type="string">
            <text:p text:style-name="P10">±<text:span text:style-name="T5">20</text:span></text:p>
          </table:table-cell>
        </table:table-row>
        <table:table-row table:style-name="t21.3">
          <table:table-cell table:style-name="t21.A3" office:value-type="string">
            <text:p text:style-name="P10">7 мкЗв/ч</text:p>
          </table:table-cell>
          <table:table-cell table:style-name="t21.B3" office:value-type="string">
            <text:p text:style-name="P11">$21-01</text:p>
          </table:table-cell>
          <table:table-cell table:style-name="t21.B3" office:value-type="string">
            <text:p text:style-name="P11">$21-11</text:p>
          </table:table-cell>
          <table:table-cell table:style-name="t21.B3" office:value-type="string">
            <text:p text:style-name="P11">$21-21</text:p>
          </table:table-cell>
          <table:covered-table-cell/>
        </table:table-row>
        <table:table-row table:style-name="t21.3">
          <table:table-cell table:style-name="t21.A3" office:value-type="string">
            <text:p text:style-name="P10">70 мкЗв/ч</text:p>
          </table:table-cell>
          <table:table-cell table:style-name="t21.B3" office:value-type="string">
            <text:p text:style-name="P11">$21-02</text:p>
          </table:table-cell>
          <table:table-cell table:style-name="t21.B3" office:value-type="string">
            <text:p text:style-name="P11">$21-12</text:p>
          </table:table-cell>
          <table:table-cell table:style-name="t21.B3" office:value-type="string">
            <text:p text:style-name="P11">$21-22</text:p>
          </table:table-cell>
          <table:covered-table-cell/>
        </table:table-row>
        <table:table-row table:style-name="t21.3">
          <table:table-cell table:style-name="t21.A3" office:value-type="string">
            <text:p text:style-name="P10">0.7 мЗв/ч</text:p>
          </table:table-cell>
          <table:table-cell table:style-name="t21.B3" office:value-type="string">
            <text:p text:style-name="P11">$21-03</text:p>
          </table:table-cell>
          <table:table-cell table:style-name="t21.B3" office:value-type="string">
            <text:p text:style-name="P11">$21-13</text:p>
          </table:table-cell>
          <table:table-cell table:style-name="t21.B3" office:value-type="string">
            <text:p text:style-name="P11">$21-23</text:p>
          </table:table-cell>
          <table:covered-table-cell/>
        </table:table-row>
        <table:table-row table:style-name="t21.3">
          <table:table-cell table:style-name="t21.A3" office:value-type="string">
            <text:p text:style-name="P10">7,0 мЗв/ч</text:p>
          </table:table-cell>
          <table:table-cell table:style-name="t21.B3" office:value-type="string">
            <text:p text:style-name="P11">$21-04</text:p>
          </table:table-cell>
          <table:table-cell table:style-name="t21.B3" office:value-type="string">
            <text:p text:style-name="P11">$21-14</text:p>
          </table:table-cell>
          <table:table-cell table:style-name="t21.B3" office:value-type="string">
            <text:p text:style-name="P11">$21-24</text:p>
          </table:table-cell>
          <table:covered-table-cell/>
        </table:table-row>
        <table:table-row table:style-name="t21.3">
          <table:table-cell table:style-name="t21.A8" office:value-type="string">
            <text:p text:style-name="P10">20 мЗв/ч</text:p>
          </table:table-cell>
          <table:table-cell table:style-name="t21.B8" office:value-type="string">
            <text:p text:style-name="P11">$21-05</text:p>
          </table:table-cell>
          <table:table-cell table:style-name="t21.B8" office:value-type="string">
            <text:p text:style-name="P11">$21-15</text:p>
          </table:table-cell>
          <table:table-cell table:style-name="t21.B8" office:value-type="string">
            <text:p text:style-name="P11">$21-25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ext:soft-page-break/>
        <table:table-row>
          <table:table-cell table:style-name="Таблица1.A1" office:value-type="string">
            <text:p text:style-name="P19">Выводы:<text:tab/></text:p>
          </table:table-cell>
        </table:table-row>
        <table:table-row>
          <table:table-cell table:style-name="Таблица1.A1" office:value-type="string">
            <text:p text:style-name="P19"><text:tab/></text:p>
          </table:table-cell>
        </table:table-row>
        <table:table-row>
          <table:table-cell table:style-name="Таблица1.A1" office:value-type="string">
            <text:p text:style-name="P19">Квитанция-счёт<text:tab/></text:p>
          </table:table-cell>
        </table:table-row>
        <table:table-row>
          <table:table-cell table:style-name="Таблица1.A1" office:value-type="string">
            <text:p text:style-name="P19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19"><text:span text:style-name="T4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22">Поверитель<text:tab/></text:p>
          </table:table-cell>
        </table:table-row>
        <table:table-row>
          <table:table-cell table:style-name="Таблица1.A7" office:value-type="string">
            <text:p text:style-name="P22">Дата<text:tab/></text:p>
          </table:table-cell>
        </table:table-row>
      </table:table>
      <text:p text:style-name="P24"/>
      <text:p text:style-name="P24"/>
      <text:p text:style-name="Text_20_body"/>
      <table:table table:name="Таблица2" table:style-name="Таблица2">
        <table:table-column table:style-name="Таблица2.A"/>
        <table:table-column table:style-name="Таблица2.B" table:number-columns-repeated="5"/>
        <table:table-column table:style-name="Таблица2.G"/>
        <table:table-column table:style-name="Таблица2.H"/>
        <table:table-column table:style-name="Таблица2.I"/>
        <table:table-row>
          <table:table-cell table:style-name="Таблица2.A1" table:number-columns-spanned="9" office:value-type="string">
            <text:p text:style-name="P58"><text:span text:style-name="T6">Определение основной относительной погрешности измерения м</text:span><text:span text:style-name="T46">ощности дозы</text:span><text:span text:style-name="T47"> гамма излучения</text:span><text:span text:style-name="T6"> БДК</text:span><text:span text:style-name="T46">Г</text:span><text:span text:style-name="T6">-</text:span><text:span text:style-name="T46">3</text:span><text:span text:style-name="T6">2 зав. №</text:span><text:span text:style-name="T9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2" table:number-rows-spanned="3" office:value-type="string">
            <text:p text:style-name="P51">Мощность амбиентной эквивалентной дозы в контрольной точке</text:p>
            <text:p text:style-name="P51"><draw:frame draw:style-name="fr1" draw:name="Графический объект8" text:anchor-type="as-char" svg:width="0.2799in" svg:height="0.35in" draw:z-index="69"><draw:image xlink:href="Pictures/2000001400004225000052AF4BFD5F58.wmf" xlink:type="simple" xlink:show="embed" xlink:actuate="onLoad"/></draw:frame>, нЗв/ч</text:p>
          </table:table-cell>
          <table:table-cell table:style-name="Таблица2.B2" table:number-rows-spanned="3" office:value-type="string">
            <text:p text:style-name="P51">Номер источ-ника</text:p>
          </table:table-cell>
          <table:table-cell table:style-name="Таблица2.C2" table:number-rows-spanned="3" office:value-type="string">
            <text:p text:style-name="P51">Расстояние до источ-ника, </text:p>
            <text:p text:style-name="P51"><draw:frame draw:style-name="fr1" draw:name="graphics8" text:anchor-type="as-char" svg:width="0.1673in" svg:height="0.1819in" draw:z-index="70"><draw:image xlink:href="Pictures/2000000A000027B000002AFF2B1E979C.wmf" xlink:type="simple" xlink:show="embed" xlink:actuate="onLoad"/></draw:frame>, с</text:p>
          </table:table-cell>
          <table:table-cell table:style-name="Таблица2.B2" table:number-columns-spanned="3" office:value-type="string">
            <text:p text:style-name="P51">мощности амбиентной эквивалентной дозы</text:p>
            <text:p text:style-name="P53"><draw:frame draw:style-name="fr1" draw:name="Графический объект13" text:anchor-type="as-char" svg:width="0.3354in" svg:height="0.3638in" draw:z-index="68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table-cell table:style-name="Таблица2.B2" table:number-rows-spanned="3" office:value-type="string">
            <text:p text:style-name="P51">Относительная погрешность измерения мощности амбиентной эквивалентной дозы </text:p>
            <text:p text:style-name="P51"><draw:frame draw:style-name="fr1" draw:name="Графический объект18" text:anchor-type="as-char" svg:width="0.2661in" svg:height="0.2661in" draw:z-index="71"><draw:image xlink:href="Pictures/2000000F00003ED700003ED785829EE5.wmf" xlink:type="simple" xlink:show="embed" xlink:actuate="onLoad"/></draw:frame>, %</text:p>
          </table:table-cell>
          <table:table-cell table:style-name="Таблица2.B2" table:number-rows-spanned="3" office:value-type="string">
            <text:p text:style-name="P51">Доверитель-ная граница погреш-ности измерения</text:p>
            <text:p text:style-name="P51"><draw:frame draw:style-name="fr1" draw:name="Графический объект23" text:anchor-type="as-char" svg:width="0.1957in" svg:height="0.2516in" draw:z-index="72"><draw:image xlink:href="Pictures/2000000F00002E4D00003B882C854A20.wmf" xlink:type="simple" xlink:show="embed" xlink:actuate="onLoad"/></draw:frame>, %</text:p>
          </table:table-cell>
          <table:table-cell table:style-name="Таблица2.I2" table:number-rows-spanned="3" office:value-type="string">
            <text:p text:style-name="P49"><text:span text:style-name="T56">Предел основной </text:span>относитель-ной погрешности ,</text:p>
            <text:p text:style-name="P49">%</text:p>
          </table:table-cell>
        </table:table-row>
        <table:table-row table:style-name="Таблица2.3">
          <table:covered-table-cell/>
          <table:covered-table-cell/>
          <table:covered-table-cell/>
          <table:table-cell table:style-name="Таблица2.D3" table:number-columns-spanned="3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2.D4" office:value-type="float" office:value="1">
            <text:p text:style-name="P60">1</text:p>
          </table:table-cell>
          <table:table-cell table:style-name="Таблица2.D4" office:value-type="float" office:value="2">
            <text:p text:style-name="P59">2</text:p>
          </table:table-cell>
          <table:table-cell table:style-name="Таблица2.D4" office:value-type="float" office:value="3">
            <text:p text:style-name="P59">3</text:p>
          </table:table-cell>
          <table:covered-table-cell/>
          <table:covered-table-cell/>
          <table:covered-table-cell/>
        </table:table-row>
        <table:table-row table:style-name="Таблица2.5">
          <table:table-cell table:style-name="Таблица2.A5" office:value-type="string">
            <text:p text:style-name="P10"><text:span text:style-name="T4">0,07</text:span> мкЗв/ч</text:p>
          </table:table-cell>
          <table:table-cell table:style-name="Таблица2.B5" office:value-type="string">
            <text:p text:style-name="P12">$8-30</text:p>
          </table:table-cell>
          <table:table-cell table:style-name="Таблица2.C5" office:value-type="string">
            <text:p text:style-name="P12">$8-40</text:p>
          </table:table-cell>
          <table:table-cell table:style-name="Таблица2.B5" office:value-type="string">
            <text:p text:style-name="P11"/>
          </table:table-cell>
          <table:table-cell table:style-name="Таблица2.B5" office:value-type="string">
            <text:p text:style-name="P11"/>
          </table:table-cell>
          <table:table-cell table:style-name="Таблица2.B5" office:value-type="string">
            <text:p text:style-name="P11">$8-00</text:p>
          </table:table-cell>
          <table:table-cell table:style-name="Таблица2.B5" office:value-type="string">
            <text:p text:style-name="P11">$8-10</text:p>
          </table:table-cell>
          <table:table-cell table:style-name="Таблица2.B5" office:value-type="string">
            <text:p text:style-name="P11">$8-20</text:p>
          </table:table-cell>
          <table:table-cell table:style-name="Таблица2.I5" table:number-rows-spanned="9" office:value-type="string">
            <text:p text:style-name="P10">±<text:span text:style-name="T5">20</text:span></text:p>
          </table:table-cell>
        </table:table-row>
        <table:table-row table:style-name="Таблица2.5">
          <table:table-cell table:style-name="Таблица2.A5" office:value-type="string">
            <text:p text:style-name="P10">0,7 мкЗв/ч</text:p>
          </table:table-cell>
          <table:table-cell table:style-name="Таблица2.B5" office:value-type="string">
            <text:p text:style-name="P12">$8-31</text:p>
          </table:table-cell>
          <table:table-cell table:style-name="Таблица2.C5" office:value-type="string">
            <text:p text:style-name="P12">$8-41</text:p>
          </table:table-cell>
          <table:table-cell table:style-name="Таблица2.B5" office:value-type="string">
            <text:p text:style-name="P11"/>
          </table:table-cell>
          <table:table-cell table:style-name="Таблица2.B5" office:value-type="string">
            <text:p text:style-name="P11"/>
          </table:table-cell>
          <table:table-cell table:style-name="Таблица2.B5" office:value-type="string">
            <text:p text:style-name="P11">$8-01</text:p>
          </table:table-cell>
          <table:table-cell table:style-name="Таблица2.B5" office:value-type="string">
            <text:p text:style-name="P11">$8-11</text:p>
          </table:table-cell>
          <table:table-cell table:style-name="Таблица2.B5" office:value-type="string">
            <text:p text:style-name="P11">$8-21</text:p>
          </table:table-cell>
          <table:covered-table-cell/>
        </table:table-row>
        <table:table-row table:style-name="Таблица2.5">
          <table:table-cell table:style-name="Таблица2.A5" office:value-type="string">
            <text:p text:style-name="P10">7 мкЗв/ч</text:p>
          </table:table-cell>
          <table:table-cell table:style-name="Таблица2.B5" office:value-type="string">
            <text:p text:style-name="P11">$8-<text:span text:style-name="T4">3</text:span>2</text:p>
          </table:table-cell>
          <table:table-cell table:style-name="Таблица2.C5" office:value-type="string">
            <text:p text:style-name="P12">$8-42</text:p>
          </table:table-cell>
          <table:table-cell table:style-name="Таблица2.B5" office:value-type="string">
            <text:p text:style-name="P11"/>
          </table:table-cell>
          <table:table-cell table:style-name="Таблица2.B5" office:value-type="string">
            <text:p text:style-name="P11"/>
          </table:table-cell>
          <table:table-cell table:style-name="Таблица2.B5" office:value-type="string">
            <text:p text:style-name="P11">$8-02</text:p>
          </table:table-cell>
          <table:table-cell table:style-name="Таблица2.B5" office:value-type="string">
            <text:p text:style-name="P11">$8-12</text:p>
          </table:table-cell>
          <table:table-cell table:style-name="Таблица2.B5" office:value-type="string">
            <text:p text:style-name="P11">$8-22</text:p>
          </table:table-cell>
          <table:covered-table-cell/>
        </table:table-row>
        <table:table-row table:style-name="Таблица2.5">
          <table:table-cell table:style-name="Таблица2.A5" office:value-type="string">
            <text:p text:style-name="P10">70 мкЗв/ч</text:p>
          </table:table-cell>
          <table:table-cell table:style-name="Таблица2.B5" office:value-type="string">
            <text:p text:style-name="P12">$8-33</text:p>
          </table:table-cell>
          <table:table-cell table:style-name="Таблица2.C5" office:value-type="string">
            <text:p text:style-name="P12">$8-43</text:p>
          </table:table-cell>
          <table:table-cell table:style-name="Таблица2.B5" office:value-type="string">
            <text:p text:style-name="P11"/>
          </table:table-cell>
          <table:table-cell table:style-name="Таблица2.B5" office:value-type="string">
            <text:p text:style-name="P11"/>
          </table:table-cell>
          <table:table-cell table:style-name="Таблица2.B5" office:value-type="string">
            <text:p text:style-name="P11">$8-03</text:p>
          </table:table-cell>
          <table:table-cell table:style-name="Таблица2.B5" office:value-type="string">
            <text:p text:style-name="P11">$8-13</text:p>
          </table:table-cell>
          <table:table-cell table:style-name="Таблица2.B5" office:value-type="string">
            <text:p text:style-name="P11">$8-23</text:p>
          </table:table-cell>
          <table:covered-table-cell/>
        </table:table-row>
        <table:table-row table:style-name="Таблица2.5">
          <table:table-cell table:style-name="Таблица2.A5" office:value-type="string">
            <text:p text:style-name="P10">0.7 мЗв/ч</text:p>
          </table:table-cell>
          <table:table-cell table:style-name="Таблица2.B5" office:value-type="string">
            <text:p text:style-name="P12">$8-34</text:p>
          </table:table-cell>
          <table:table-cell table:style-name="Таблица2.C5" office:value-type="string">
            <text:p text:style-name="P12">$8-44</text:p>
          </table:table-cell>
          <table:table-cell table:style-name="Таблица2.B5" office:value-type="string">
            <text:p text:style-name="P11"/>
          </table:table-cell>
          <table:table-cell table:style-name="Таблица2.B5" office:value-type="string">
            <text:p text:style-name="P11"/>
          </table:table-cell>
          <table:table-cell table:style-name="Таблица2.B5" office:value-type="string">
            <text:p text:style-name="P11">$8-04</text:p>
          </table:table-cell>
          <table:table-cell table:style-name="Таблица2.B5" office:value-type="string">
            <text:p text:style-name="P11">$8-14</text:p>
          </table:table-cell>
          <table:table-cell table:style-name="Таблица2.B5" office:value-type="string">
            <text:p text:style-name="P11">$8-24</text:p>
          </table:table-cell>
          <table:covered-table-cell/>
        </table:table-row>
        <table:table-row table:style-name="Таблица2.5">
          <table:table-cell table:style-name="Таблица2.A5" office:value-type="string">
            <text:p text:style-name="P10">7,0 мЗв/ч</text:p>
          </table:table-cell>
          <table:table-cell table:style-name="Таблица2.B5" office:value-type="string">
            <text:p text:style-name="P11">$8-<text:span text:style-name="T4">3</text:span>5</text:p>
          </table:table-cell>
          <table:table-cell table:style-name="Таблица2.C5" office:value-type="string">
            <text:p text:style-name="P12">$8-45</text:p>
          </table:table-cell>
          <table:table-cell table:style-name="Таблица2.B5" office:value-type="string">
            <text:p text:style-name="P11"/>
          </table:table-cell>
          <table:table-cell table:style-name="Таблица2.B5" office:value-type="string">
            <text:p text:style-name="P11"/>
          </table:table-cell>
          <table:table-cell table:style-name="Таблица2.B5" office:value-type="string">
            <text:p text:style-name="P11">$8-05</text:p>
          </table:table-cell>
          <table:table-cell table:style-name="Таблица2.B5" office:value-type="string">
            <text:p text:style-name="P11">$8-15</text:p>
          </table:table-cell>
          <table:table-cell table:style-name="Таблица2.B5" office:value-type="string">
            <text:p text:style-name="P11">$8-25</text:p>
          </table:table-cell>
          <table:covered-table-cell/>
        </table:table-row>
        <table:table-row table:style-name="Таблица2.5">
          <table:table-cell table:style-name="Таблица2.A5" office:value-type="string">
            <text:p text:style-name="P10">70 мЗв/ч</text:p>
          </table:table-cell>
          <table:table-cell table:style-name="Таблица2.B5" office:value-type="string">
            <text:p text:style-name="P11">$8-<text:span text:style-name="T4">3</text:span>6</text:p>
          </table:table-cell>
          <table:table-cell table:style-name="Таблица2.C5" office:value-type="string">
            <text:p text:style-name="P12">$8-46</text:p>
          </table:table-cell>
          <table:table-cell table:style-name="Таблица2.B5" office:value-type="string">
            <text:p text:style-name="P11"/>
          </table:table-cell>
          <table:table-cell table:style-name="Таблица2.B5" office:value-type="string">
            <text:p text:style-name="P11"/>
          </table:table-cell>
          <table:table-cell table:style-name="Таблица2.B5" office:value-type="string">
            <text:p text:style-name="P11">$8-06</text:p>
          </table:table-cell>
          <table:table-cell table:style-name="Таблица2.B5" office:value-type="string">
            <text:p text:style-name="P11">$8-16</text:p>
          </table:table-cell>
          <table:table-cell table:style-name="Таблица2.B5" office:value-type="string">
            <text:p text:style-name="P11">$8-26</text:p>
          </table:table-cell>
          <table:covered-table-cell/>
        </table:table-row>
        <table:table-row table:style-name="Таблица2.5">
          <table:table-cell table:style-name="Таблица2.A5" office:value-type="string">
            <text:p text:style-name="P10"/>
          </table:table-cell>
          <table:table-cell table:style-name="Таблица2.B5" office:value-type="string">
            <text:p text:style-name="P12">$8-37</text:p>
          </table:table-cell>
          <table:table-cell table:style-name="Таблица2.C5" office:value-type="string">
            <text:p text:style-name="P12">$8-47</text:p>
          </table:table-cell>
          <table:table-cell table:style-name="Таблица2.B5" office:value-type="string">
            <text:p text:style-name="P11"/>
          </table:table-cell>
          <table:table-cell table:style-name="Таблица2.B5" office:value-type="string">
            <text:p text:style-name="P11"/>
          </table:table-cell>
          <table:table-cell table:style-name="Таблица2.B5" office:value-type="string">
            <text:p text:style-name="P11">$8-07</text:p>
          </table:table-cell>
          <table:table-cell table:style-name="Таблица2.B5" office:value-type="string">
            <text:p text:style-name="P11">$8-17</text:p>
          </table:table-cell>
          <table:table-cell table:style-name="Таблица2.B5" office:value-type="string">
            <text:p text:style-name="P11">$8-27</text:p>
          </table:table-cell>
          <table:covered-table-cell/>
        </table:table-row>
        <table:table-row table:style-name="Таблица2.5">
          <table:table-cell table:style-name="Таблица2.A13" office:value-type="string">
            <text:p text:style-name="P12"/>
          </table:table-cell>
          <table:table-cell table:style-name="Таблица2.B13" office:value-type="string">
            <text:p text:style-name="P12">$8-38</text:p>
          </table:table-cell>
          <table:table-cell table:style-name="Таблица2.C13" office:value-type="string">
            <text:p text:style-name="P12">$8-48</text:p>
          </table:table-cell>
          <table:table-cell table:style-name="Таблица2.B13" office:value-type="string">
            <text:p text:style-name="P11"/>
          </table:table-cell>
          <table:table-cell table:style-name="Таблица2.B13" office:value-type="string">
            <text:p text:style-name="P11"/>
          </table:table-cell>
          <table:table-cell table:style-name="Таблица2.B13" office:value-type="string">
            <text:p text:style-name="P11">$8-0<text:span text:style-name="T4">8</text:span></text:p>
          </table:table-cell>
          <table:table-cell table:style-name="Таблица2.B13" office:value-type="string">
            <text:p text:style-name="P11">$8-18</text:p>
          </table:table-cell>
          <table:table-cell table:style-name="Таблица2.B13" office:value-type="string">
            <text:p text:style-name="P11">$8-28</text:p>
          </table:table-cell>
          <table:covered-table-cell/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fo:font-size="11pt" style:text-underline-style="solid" style:text-underline-width="auto" style:text-underline-color="font-color" style:font-size-asian="11pt" style:font-name-complex="Arial"/>
    </style:style>
    <style:style style:name="MT2" style:family="text">
      <style:text-properties fo:font-size="11pt" fo:language="en" fo:country="US" style:text-underline-style="solid" style:text-underline-width="auto" style:text-underline-color="font-color" style:font-size-asian="11pt" style:font-name-complex="Ari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0-02T14:25:33.36</dc:date>
    <meta:editing-duration>P1DT13H14M18S</meta:editing-duration>
    <meta:editing-cycles>133</meta:editing-cycles>
    <meta:generator>OpenOffice/4.1.6$Win32 OpenOffice.org_project/416m1$Build-9790</meta:generator>
    <meta:document-statistic meta:table-count="34" meta:image-count="73" meta:object-count="0" meta:page-count="14" meta:paragraph-count="883" meta:word-count="2105" meta:character-count="14430"/>
  </office:meta>
</office:document-meta>
</file>